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BF0000354700002674FCBE9D1F.svm"/>
  <manifest:file-entry manifest:media-type="" manifest:full-path="Pictures/2000073C00002F0100001D866DAA10CA.svm"/>
  <manifest:file-entry manifest:media-type="" manifest:full-path="Pictures/2000075A00006BD5000034A9C1262C4A.svm"/>
  <manifest:file-entry manifest:media-type="" manifest:full-path="Pictures/200004040000352600002652B1DE4E7E.svm"/>
  <manifest:file-entry manifest:media-type="" manifest:full-path="Pictures/200000070000D9E700001D064D591DCD.svm"/>
  <manifest:file-entry manifest:media-type="" manifest:full-path="Pictures/2000040500002FB5000018251A614D24.svm"/>
  <manifest:file-entry manifest:media-type="" manifest:full-path="Pictures/2000030100003EA2000020A53C5BDB43.svm"/>
  <manifest:file-entry manifest:media-type="" manifest:full-path="Pictures/2000024500006B8D00001F61DAC52615.svm"/>
  <manifest:file-entry manifest:media-type="" manifest:full-path="Pictures/20000A3E00007096000043C6EF364176.svm"/>
  <manifest:file-entry manifest:media-type="" manifest:full-path="Pictures/2000084B00006D0F00004B7800BF2E81.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6"/>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ect 36/content.xml"/>
  <manifest:file-entry manifest:media-type="text/xml" manifest:full-path="Object 36/settings.xml"/>
  <manifest:file-entry manifest:media-type="application/vnd.oasis.opendocument.formula"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Arial-ItalicMT" svg:font-family="Arial-ItalicMT" style:font-family-generic="script"/>
    <style:font-face style:name="Arial1" svg:font-family="Arial" style:font-family-generic="swiss"/>
    <style:font-face style:name="ArialMT" svg:font-family="ArialMT"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office:font-face-decls>
  <office:automatic-styles>
    <style:style style:name="Table1" style:family="table">
      <style:table-properties style:width="14cm" table:align="margins" style:writing-mode="lr-tb"/>
    </style:style>
    <style:style style:name="Table1.A" style:family="table-column">
      <style:table-column-properties style:column-width="1.669cm" style:rel-column-width="7813*"/>
    </style:style>
    <style:style style:name="Table1.B" style:family="table-column">
      <style:table-column-properties style:column-width="1.773cm" style:rel-column-width="8301*"/>
    </style:style>
    <style:style style:name="Table1.C" style:family="table-column">
      <style:table-column-properties style:column-width="1.164cm" style:rel-column-width="5451*"/>
    </style:style>
    <style:style style:name="Table1.D" style:family="table-column">
      <style:table-column-properties style:column-width="9.393cm" style:rel-column-width="4397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3.938cm" fo:margin-left="0.049cm" fo:margin-right="0.012cm" table:align="margins" style:writing-mode="lr-tb"/>
    </style:style>
    <style:style style:name="Table3.A" style:family="table-column">
      <style:table-column-properties style:column-width="4.08cm" style:rel-column-width="19186*"/>
    </style:style>
    <style:style style:name="Table3.B" style:family="table-column">
      <style:table-column-properties style:column-width="5.011cm" style:rel-column-width="23560*"/>
    </style:style>
    <style:style style:name="Table3.C" style:family="table-column">
      <style:table-column-properties style:column-width="4.847cm" style:rel-column-width="22789*"/>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left="0.002cm solid #000000" fo:border-right="none" fo:border-top="0.002cm solid #000000" fo:border-bottom="0.002cm solid #000000"/>
    </style:style>
    <style:style style:name="Table3.C1" style:family="table-cell">
      <style:table-cell-properties fo:padding-left="0.191cm" fo:padding-right="0.191cm" fo:padding-top="0cm" fo:padding-bottom="0cm" fo:border="0.002cm solid #000000"/>
    </style:style>
    <style:style style:name="Table3.A2" style:family="table-cell">
      <style:table-cell-properties fo:padding-left="0.191cm" fo:padding-right="0.191cm" fo:padding-top="0cm" fo:padding-bottom="0cm" fo:border-left="0.002cm solid #000000" fo:border-right="none" fo:border-top="none" fo:border-bottom="0.002cm solid #000000"/>
    </style:style>
    <style:style style:name="Table3.C2" style:family="table-cell">
      <style:table-cell-properties fo:padding-left="0.191cm" fo:padding-right="0.191cm" fo:padding-top="0cm" fo:padding-bottom="0cm" fo:border-left="0.002cm solid #000000" fo:border-right="0.002cm solid #000000" fo:border-top="none" fo:border-bottom="0.002cm solid #000000"/>
    </style:style>
    <style:style style:name="Table2" style:family="table">
      <style:table-properties style:width="14cm" table:align="margins" style:writing-mode="lr-tb"/>
    </style:style>
    <style:style style:name="Table2.A" style:family="table-column">
      <style:table-column-properties style:column-width="4.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text-properties fo:color="#ff0000" fo:font-weight="bold" style:font-weight-asian="bold" style:font-weight-complex="bold"/>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style:text-properties fo:language="de" fo:country="DE"/>
    </style:style>
    <style:style style:name="P4"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fo:language="de" fo:country="DE"/>
    </style:style>
    <style:style style:name="P5" style:family="paragraph" style:parent-style-name="Text_20_body">
      <style:paragraph-properties fo:margin-top="0cm" fo:margin-bottom="0.499cm"/>
      <style:text-properties fo:language="en" fo:country="GB"/>
    </style:style>
    <style:style style:name="P6" style:family="paragraph" style:parent-style-name="Text_20_body">
      <style:paragraph-properties fo:margin-top="0cm" fo:margin-bottom="0.499cm" fo:text-align="start" style:justify-single-word="false"/>
      <style:text-properties fo:language="en" fo:country="GB"/>
    </style:style>
    <style:style style:name="P7" style:family="paragraph" style:parent-style-name="Text_20_body">
      <style:paragraph-properties fo:margin-top="0cm" fo:margin-bottom="0.499cm"/>
      <style:text-properties fo:language="en" fo:country="GB" fo:background-color="transparent"/>
    </style:style>
    <style:style style:name="P8" style:family="paragraph" style:parent-style-name="Text_20_body">
      <style:paragraph-properties fo:margin-top="0cm" fo:margin-bottom="0.499cm" fo:text-align="start" style:justify-single-word="false"/>
      <style:text-properties fo:language="en" fo:country="GB" fo:background-color="transparent"/>
    </style:style>
    <style:style style:name="P9" style:family="paragraph" style:parent-style-name="Text_20_body">
      <style:paragraph-properties fo:margin-top="0cm" fo:margin-bottom="0.499cm"/>
      <style:text-properties fo:language="en" fo:country="GB" fo:background-color="#ffff00"/>
    </style:style>
    <style:style style:name="P10" style:family="paragraph" style:parent-style-name="Text_20_body">
      <style:paragraph-properties fo:margin-top="0cm" fo:margin-bottom="0.499cm" fo:text-align="center" style:justify-single-word="false"/>
      <style:text-properties fo:language="en" fo:country="GB" fo:font-style="italic" fo:background-color="transparent" style:font-style-asian="italic" style:font-style-complex="italic"/>
    </style:style>
    <style:style style:name="P11" style:family="paragraph" style:parent-style-name="Text_20_body">
      <style:paragraph-properties fo:margin-top="0cm" fo:margin-bottom="0.499cm"/>
      <style:text-properties fo:language="en" fo:country="GB" fo:background-color="#00ffff"/>
    </style:style>
    <style:style style:name="P12"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it" fo:country="IT" fo:background-color="transparent" style:font-name-asian="Times New Roman" style:font-size-asian="10pt" style:font-name-complex="Times New Roman" style:font-size-complex="10pt" style:language-complex="he" style:country-complex="IL"/>
    </style:style>
    <style:style style:name="P13"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de" fo:country="DE" fo:font-style="italic" style:font-name-asian="Times New Roman" style:font-size-asian="10pt" style:font-style-asian="italic" style:font-name-complex="Times New Roman" style:font-size-complex="10pt" style:language-complex="he" style:country-complex="IL" style:font-style-complex="italic"/>
    </style:style>
    <style:style style:name="P14"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6pt" fo:language="it" fo:country="IT" fo:font-weight="bold" style:font-name-asian="Times New Roman" style:font-size-asian="10pt" style:font-name-complex="Times New Roman" style:font-size-complex="10pt" style:language-complex="he" style:country-complex="IL"/>
    </style:style>
    <style:style style:name="P15"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style>
    <style:style style:name="P16" style:family="paragraph" style:parent-style-name="Text_20_body">
      <style:paragraph-properties fo:margin-top="0cm" fo:margin-bottom="0.499cm"/>
      <style:text-properties fo:language="fr" fo:country="FR"/>
    </style:style>
    <style:style style:name="P17" style:family="paragraph" style:parent-style-name="Text_20_body">
      <style:paragraph-properties fo:margin-top="0cm" fo:margin-bottom="0.499cm" fo:text-align="center" style:justify-single-word="false"/>
      <style:text-properties fo:font-style="italic" fo:font-weight="bold" fo:background-color="transparent" style:font-style-asian="italic" style:font-weight-asian="bold" style:font-style-complex="italic" style:font-weight-complex="bold"/>
    </style:style>
    <style:style style:name="P18" style:family="paragraph" style:parent-style-name="Text_20_body">
      <style:paragraph-properties fo:margin-top="0cm" fo:margin-bottom="0.499cm"/>
      <style:text-properties fo:background-color="transparent"/>
    </style:style>
    <style:style style:name="P19" style:family="paragraph" style:parent-style-name="Text_20_body">
      <style:paragraph-properties fo:margin-top="0cm" fo:margin-bottom="0.499cm"/>
      <style:text-properties fo:background-color="#ffff00"/>
    </style:style>
    <style:style style:name="P20" style:family="paragraph" style:parent-style-name="Text_20_body">
      <style:paragraph-properties fo:margin-top="0cm" fo:margin-bottom="0.499cm" fo:text-align="center" style:justify-single-word="false"/>
    </style:style>
    <style:style style:name="P21" style:family="paragraph" style:parent-style-name="Text_20_body">
      <style:paragraph-properties fo:margin-top="0cm" fo:margin-bottom="0.499cm"/>
      <style:text-properties fo:color="#000000" fo:language="en" fo:country="GB" fo:font-style="normal" fo:background-color="transparent" style:font-style-asian="normal" style:font-style-complex="normal"/>
    </style:style>
    <style:style style:name="P22" style:family="paragraph" style:parent-style-name="Text_20_body">
      <style:paragraph-properties fo:margin-top="0cm" fo:margin-bottom="0.499cm"/>
      <style:text-properties fo:color="#000000" fo:background-color="transparent"/>
    </style:style>
    <style:style style:name="P23" style:family="paragraph" style:parent-style-name="Text_20_body">
      <style:paragraph-properties fo:margin-top="0cm" fo:margin-bottom="0.499cm" fo:background-color="transparent">
        <style:background-image/>
      </style:paragraph-properties>
      <style:text-properties fo:color="#000000" fo:background-color="transparent"/>
    </style:style>
    <style:style style:name="P24" style:family="paragraph" style:parent-style-name="Text_20_body">
      <style:paragraph-properties fo:margin-top="0cm" fo:margin-bottom="0.499cm" fo:background-color="transparent">
        <style:background-image/>
      </style:paragraph-properties>
      <style:text-properties fo:language="en" fo:country="GB" fo:font-style="normal" fo:font-weight="normal" fo:background-color="transparent" style:font-style-asian="normal" style:font-weight-asian="normal" style:font-style-complex="normal" style:font-weight-complex="normal"/>
    </style:style>
    <style:style style:name="P25" style:family="paragraph" style:parent-style-name="Heading_20_4">
      <style:text-properties fo:background-color="transparent"/>
    </style:style>
    <style:style style:name="P26" style:family="paragraph" style:parent-style-name="Text_20_body">
      <style:paragraph-properties fo:margin-left="2cm" fo:margin-right="0cm" fo:text-indent="-2cm" style:auto-text-indent="false" fo:background-color="transparent">
        <style:tab-stops>
          <style:tab-stop style:position="2.011cm"/>
          <style:tab-stop style:position="3cm" style:type="right"/>
          <style:tab-stop style:position="3.501cm" style:type="right"/>
        </style:tab-stops>
        <style:background-image/>
      </style:paragraph-properties>
      <style:text-properties fo:background-color="transparent"/>
    </style:style>
    <style:style style:name="P27" style:family="paragraph" style:parent-style-name="Text_20_body">
      <style:paragraph-properties fo:margin-left="2cm" fo:margin-right="0cm" fo:text-indent="-2cm" style:auto-text-indent="false" fo:background-color="transparent">
        <style:tab-stops>
          <style:tab-stop style:position="2.011cm"/>
          <style:tab-stop style:position="3cm" style:type="right"/>
          <style:tab-stop style:position="3.501cm" style:type="right"/>
        </style:tab-stops>
        <style:background-image/>
      </style:paragraph-properties>
      <style:text-properties fo:background-color="#cccccc"/>
    </style:style>
    <style:style style:name="P28" style:family="paragraph" style:parent-style-name="Text_20_body">
      <style:paragraph-properties fo:margin-left="2cm" fo:margin-right="0cm" fo:text-indent="-2cm" style:auto-text-indent="false">
        <style:tab-stops>
          <style:tab-stop style:position="2.011cm"/>
          <style:tab-stop style:position="3cm" style:type="right"/>
          <style:tab-stop style:position="3.501cm" style:type="right"/>
        </style:tab-stops>
      </style:paragraph-properties>
      <style:text-properties fo:background-color="transparent"/>
    </style:style>
    <style:style style:name="P29" style:family="paragraph" style:parent-style-name="Text_20_body">
      <style:paragraph-properties fo:text-align="center" style:justify-single-word="false"/>
      <style:text-properties fo:font-size="10pt" style:font-size-asian="10pt" style:font-size-complex="10pt"/>
    </style:style>
    <style:style style:name="P30" style:family="paragraph" style:parent-style-name="Text_20_body">
      <style:text-properties fo:language="en" fo:country="GB"/>
    </style:style>
    <style:style style:name="P31" style:family="paragraph" style:parent-style-name="Text_20_body">
      <style:paragraph-properties fo:orphans="0" fo:widows="0"/>
      <style:text-properties fo:font-style="italic" fo:font-weight="bold" fo:background-color="#00ffff" style:font-style-asian="italic" style:font-weight-asian="bold" style:font-style-complex="italic" style:font-weight-complex="bold"/>
    </style:style>
    <style:style style:name="P32" style:family="paragraph" style:parent-style-name="Text_20_body">
      <style:paragraph-properties fo:text-align="center" style:justify-single-word="false"/>
      <style:text-properties fo:font-style="italic" fo:font-weight="bold" fo:background-color="transparent" style:font-style-asian="italic" style:font-weight-asian="bold" style:font-style-complex="italic" style:font-weight-complex="bold"/>
    </style:style>
    <style:style style:name="P33" style:family="paragraph" style:parent-style-name="Text_20_body">
      <style:paragraph-properties fo:text-align="center" style:justify-single-word="false" fo:orphans="0" fo:widows="0"/>
      <style:text-properties fo:font-style="italic" fo:font-weight="bold" fo:background-color="transparent" style:font-style-asian="italic" style:font-weight-asian="bold" style:font-style-complex="italic" style:font-weight-complex="bold"/>
    </style:style>
    <style:style style:name="P34" style:family="paragraph" style:parent-style-name="Text_20_body">
      <style:paragraph-properties fo:orphans="0" fo:widows="0"/>
      <style:text-properties fo:font-style="italic" fo:font-weight="bold" fo:background-color="transparent" style:font-style-asian="italic" style:font-weight-asian="bold" style:font-style-complex="italic" style:font-weight-complex="bold"/>
    </style:style>
    <style:style style:name="P35" style:family="paragraph" style:parent-style-name="Text_20_body">
      <style:text-properties fo:font-style="italic" fo:background-color="#cccccc" style:font-style-asian="italic" style:font-style-complex="italic"/>
    </style:style>
    <style:style style:name="P36" style:family="paragraph" style:parent-style-name="Text_20_body">
      <style:text-properties fo:font-style="italic" style:text-underline-style="none" fo:font-weight="bold" fo:background-color="#00ffff" style:font-style-asian="italic" style:font-weight-asian="bold" style:font-style-complex="italic" style:font-weight-complex="bold"/>
    </style:style>
    <style:style style:name="P37" style:family="paragraph" style:parent-style-name="Text_20_body">
      <style:text-properties fo:color="#000000"/>
    </style:style>
    <style:style style:name="P38" style:family="paragraph" style:parent-style-name="Text_20_body">
      <style:text-properties fo:color="#000000" fo:language="en" fo:country="GB"/>
    </style:style>
    <style:style style:name="P39" style:family="paragraph" style:parent-style-name="Text_20_body">
      <style:text-properties fo:color="#000000" fo:background-color="transparent"/>
    </style:style>
    <style:style style:name="P40" style:family="paragraph" style:parent-style-name="Text_20_body">
      <style:text-properties fo:color="#000000" fo:background-color="#00ffff"/>
    </style:style>
    <style:style style:name="P41" style:family="paragraph" style:parent-style-name="Text_20_body">
      <style:text-properties fo:background-color="#00ffff"/>
    </style:style>
    <style:style style:name="P42" style:family="paragraph" style:parent-style-name="Text_20_body">
      <style:paragraph-properties fo:text-align="justify" style:justify-single-word="false"/>
      <style:text-properties fo:background-color="#00ffff"/>
    </style:style>
    <style:style style:name="P43" style:family="paragraph" style:parent-style-name="Text_20_body">
      <style:text-properties style:text-position="0% 100%" fo:background-color="transparent"/>
    </style:style>
    <style:style style:name="P44" style:family="paragraph" style:parent-style-name="Text_20_body">
      <style:text-properties style:text-position="0% 100%" fo:background-color="#00ffff"/>
    </style:style>
    <style:style style:name="P45" style:family="paragraph" style:parent-style-name="Text_20_body">
      <style:text-properties fo:font-size="9pt" style:font-size-asian="9pt" style:font-size-complex="9pt"/>
    </style:style>
    <style:style style:name="P46" style:family="paragraph" style:parent-style-name="Text_20_body">
      <style:text-properties fo:background-color="transparent"/>
    </style:style>
    <style:style style:name="P47" style:family="paragraph" style:parent-style-name="Text_20_body">
      <style:paragraph-properties fo:text-align="justify" style:justify-single-word="false"/>
    </style:style>
    <style:style style:name="P48" style:family="paragraph" style:parent-style-name="Text_20_body">
      <style:text-properties fo:background-color="#ffff00"/>
    </style:style>
    <style:style style:name="P49" style:family="paragraph" style:parent-style-name="Text_20_body">
      <style:paragraph-properties fo:text-align="justify" style:justify-single-word="false"/>
      <style:text-properties fo:font-weight="normal" style:font-weight-asian="normal" style:font-weight-complex="normal"/>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style:font-name="Times New Roman1" fo:language="en" fo:country="GB" fo:font-style="italic"/>
    </style:style>
    <style:style style:name="P52" style:family="paragraph" style:parent-style-name="Text_20_body">
      <style:paragraph-properties fo:margin-top="0cm" fo:margin-bottom="0cm"/>
    </style:style>
    <style:style style:name="P53" style:family="paragraph" style:parent-style-name="Text_20_body">
      <style:paragraph-properties fo:margin-top="0cm" fo:margin-bottom="0cm"/>
      <style:text-properties fo:language="en" fo:country="GB"/>
    </style:style>
    <style:style style:name="P54" style:family="paragraph" style:parent-style-name="Text_20_body">
      <style:paragraph-properties fo:margin-top="0cm" fo:margin-bottom="0cm"/>
      <style:text-properties fo:language="en" fo:country="GB" fo:background-color="#ffff00"/>
    </style:style>
    <style:style style:name="P55" style:family="paragraph" style:parent-style-name="Text_20_body">
      <style:paragraph-properties fo:margin-top="0cm" fo:margin-bottom="0cm"/>
      <style:text-properties fo:language="en" fo:country="GB" fo:font-style="italic" fo:font-weight="bold" fo:background-color="transparent" style:font-style-asian="italic" style:font-weight-asian="bold" style:font-style-complex="italic" style:font-weight-complex="bold"/>
    </style:style>
    <style:style style:name="P56" style:family="paragraph" style:parent-style-name="Text_20_body">
      <style:paragraph-properties fo:margin-top="0cm" fo:margin-bottom="0cm"/>
      <style:text-properties fo:language="en" fo:country="GB" fo:font-weight="bold"/>
    </style:style>
    <style:style style:name="P57" style:family="paragraph" style:parent-style-name="Text_20_body">
      <style:paragraph-properties fo:margin-top="0cm" fo:margin-bottom="0cm" fo:text-align="start" style:justify-single-word="false"/>
      <style:text-properties fo:language="en" fo:country="GB" fo:background-color="transparent"/>
    </style:style>
    <style:style style:name="P58" style:family="paragraph" style:parent-style-name="Text_20_body">
      <style:paragraph-properties fo:margin-top="0cm" fo:margin-bottom="0cm" fo:text-align="center" style:justify-single-word="false"/>
      <style:text-properties fo:font-style="italic" fo:font-weight="bold" fo:background-color="transparent" style:font-style-asian="italic" style:font-weight-asian="bold" style:font-style-complex="italic" style:font-weight-complex="bold"/>
    </style:style>
    <style:style style:name="P59" style:family="paragraph" style:parent-style-name="Text_20_body">
      <style:paragraph-properties fo:margin-top="0cm" fo:margin-bottom="0cm"/>
      <style:text-properties fo:font-size="14pt" fo:language="en" fo:country="GB" fo:font-weight="bold" style:font-size-asian="14pt" style:font-size-complex="14pt"/>
    </style:style>
    <style:style style:name="P60" style:family="paragraph" style:parent-style-name="Text_20_body">
      <style:paragraph-properties fo:margin-top="0cm" fo:margin-bottom="0cm"/>
      <style:text-properties style:text-position="0% 100%" fo:font-style="italic" style:font-style-asian="italic" style:font-style-complex="italic"/>
    </style:style>
    <style:style style:name="P61" style:family="paragraph" style:parent-style-name="Text_20_body">
      <style:paragraph-properties fo:margin-left="0cm" fo:margin-right="0cm" fo:margin-top="0cm" fo:margin-bottom="0.499cm" fo:text-align="center" style:justify-single-word="false" fo:text-indent="0cm" style:auto-text-indent="false"/>
      <style:text-properties fo:language="en" fo:country="GB" fo:font-style="italic" fo:font-weight="bold" style:font-style-asian="italic" style:font-weight-asian="bold" style:font-style-complex="italic" style:font-weight-complex="bold"/>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line-height="150%" fo:text-align="center" style:justify-single-word="false" fo:text-indent="0cm" style:auto-text-indent="false" style:text-autospace="none" style:vertical-align="auto"/>
      <style:text-properties style:font-name="Arial" fo:font-size="20pt" fo:language="en" fo:country="GB" fo:font-weight="bold" style:font-name-asian="Arial" style:font-size-asian="20pt" style:language-asian="de" style:country-asian="DE" style:font-weight-asian="bold" style:font-name-complex="Arial" style:font-size-complex="20pt" style:font-weight-complex="bold"/>
    </style:style>
    <style:style style:name="P64" style:family="paragraph" style:parent-style-name="Standard">
      <style:paragraph-properties fo:margin-left="0cm" fo:margin-right="0cm" fo:text-align="center" style:justify-single-word="false" fo:text-indent="0cm" style:auto-text-indent="false" style:text-autospace="none" style:vertical-align="auto"/>
      <style:text-properties style:font-name="Arial" fo:font-size="12pt" fo:language="en" fo:country="US" fo:font-style="normal" style:text-underline-style="solid" style:text-underline-width="auto" style:text-underline-color="font-color" style:font-name-asian="Arial" style:font-size-asian="12pt" style:language-asian="de" style:country-asian="DE" style:font-style-asian="normal" style:font-name-complex="Arial" style:font-size-complex="12pt" style:font-style-complex="normal"/>
    </style:style>
    <style:style style:name="P65" style:family="paragraph" style:parent-style-name="Standard">
      <style:paragraph-properties fo:margin-left="0cm" fo:margin-right="0cm" fo:text-align="center" style:justify-single-word="false" fo:text-indent="0cm" style:auto-text-indent="false" style:text-autospace="none" style:vertical-align="auto"/>
      <style:text-properties fo:font-size="10pt" fo:language="en" fo:country="US" fo:font-style="normal" fo:font-weight="bold" style:font-size-asian="10pt" style:language-asian="es" style:country-asian="ES" style:font-style-asian="normal" style:font-weight-asian="bold" style:font-size-complex="10pt" style:font-style-complex="normal" style:font-weight-complex="bold"/>
    </style:style>
    <style:style style:name="P66" style:family="paragraph" style:parent-style-name="Standard">
      <style:paragraph-properties fo:margin-left="0cm" fo:margin-right="0cm" fo:text-align="center" style:justify-single-word="false" fo:text-indent="0cm" style:auto-text-indent="false" style:text-autospace="none" style:vertical-align="auto"/>
      <style:text-properties fo:font-size="10pt" fo:language="en" fo:country="US" fo:font-style="normal" style:font-size-asian="10pt" style:language-asian="es" style:country-asian="ES" style:font-style-asian="normal" style:font-size-complex="10pt" style:font-style-complex="normal"/>
    </style:style>
    <style:style style:name="P67" style:family="paragraph" style:parent-style-name="Standard">
      <style:paragraph-properties fo:margin-left="0cm" fo:margin-right="0cm" fo:text-align="start" style:justify-single-word="false" fo:text-indent="0cm" style:auto-text-indent="false" style:text-autospace="none" style:vertical-align="auto"/>
      <style:text-properties fo:font-size="10pt" fo:language="en" fo:country="US" fo:font-style="normal" style:font-size-asian="10pt" style:language-asian="es" style:country-asian="ES" style:font-style-asian="normal" style:font-size-complex="10pt" style:font-style-complex="normal"/>
    </style:style>
    <style:style style:name="P68" style:family="paragraph" style:parent-style-name="Footnote">
      <style:paragraph-properties fo:margin-left="0cm" fo:margin-right="0cm" fo:text-align="justify" style:justify-single-word="false" fo:text-indent="0cm" style:auto-text-indent="false"/>
      <style:text-properties fo:font-size="9pt" style:font-size-asian="9pt" style:font-size-complex="9pt"/>
    </style:style>
    <style:style style:name="P69" style:family="paragraph" style:parent-style-name="Text_20_body">
      <style:paragraph-properties fo:margin-left="0cm" fo:margin-right="0cm" fo:margin-top="0cm" fo:margin-bottom="0cm" fo:text-indent="0cm" style:auto-text-indent="false"/>
      <style:text-properties fo:language="en" fo:country="GB" fo:font-style="italic" fo:font-weight="bold" style:font-style-asian="italic" style:font-weight-asian="bold" style:font-style-complex="italic" style:font-weight-complex="bold"/>
    </style:style>
    <style:style style:name="P70" style:family="paragraph" style:parent-style-name="Text_20_body">
      <style:paragraph-properties fo:background-color="transparent">
        <style:background-image/>
      </style:paragraph-properties>
      <style:text-properties fo:font-style="italic" fo:font-weight="bold" fo:background-color="transparent" style:font-style-asian="italic" style:font-weight-asian="bold" style:font-style-complex="italic" style:font-weight-complex="bold"/>
    </style:style>
    <style:style style:name="P71" style:family="paragraph" style:parent-style-name="Text_20_body">
      <style:paragraph-properties fo:text-align="center" style:justify-single-word="false" fo:background-color="transparent">
        <style:background-image/>
      </style:paragraph-properties>
      <style:text-properties fo:font-style="italic" fo:font-weight="bold" fo:background-color="transparent" style:font-style-asian="italic" style:font-weight-asian="bold" style:font-style-complex="italic" style:font-weight-complex="bold"/>
    </style:style>
    <style:style style:name="P72" style:family="paragraph" style:parent-style-name="Text_20_body">
      <style:paragraph-properties fo:background-color="transparent">
        <style:background-image/>
      </style:paragraph-properties>
      <style:text-properties fo:color="#000000" fo:language="en" fo:country="GB" fo:font-style="italic" fo:font-weight="bold" fo:background-color="transparent" style:font-style-asian="italic" style:font-weight-asian="bold" style:font-style-complex="italic" style:font-weight-complex="bold"/>
    </style:style>
    <style:style style:name="P73" style:family="paragraph" style:parent-style-name="Text_20_body">
      <style:paragraph-properties fo:background-color="transparent">
        <style:background-image/>
      </style:paragraph-properties>
      <style:text-properties fo:color="#000000" fo:language="en" fo:country="GB" fo:font-style="italic" fo:background-color="transparent" style:font-style-asian="italic" style:font-style-complex="italic"/>
    </style:style>
    <style:style style:name="P74" style:family="paragraph" style:parent-style-name="Text_20_body">
      <style:paragraph-properties fo:margin-top="0.499cm" fo:margin-bottom="0cm"/>
    </style:style>
    <style:style style:name="P75" style:family="paragraph" style:parent-style-name="Text_20_body">
      <style:paragraph-properties fo:margin-top="0.499cm" fo:margin-bottom="0cm"/>
      <style:text-properties fo:color="#000000" fo:language="en" fo:country="GB"/>
    </style:style>
    <style:style style:name="P76" style:family="paragraph" style:parent-style-name="Text_20_body">
      <style:paragraph-properties fo:margin-left="1.27cm" fo:margin-right="0cm" fo:margin-top="0cm" fo:margin-bottom="0.499cm" fo:text-indent="-0.635cm" style:auto-text-indent="false"/>
    </style:style>
    <style:style style:name="P77" style:family="paragraph" style:parent-style-name="Text_20_body">
      <style:paragraph-properties fo:margin-left="1.27cm" fo:margin-right="0cm" fo:margin-top="0cm" fo:margin-bottom="0.499cm" fo:text-indent="-0.635cm" style:auto-text-indent="false"/>
      <style:text-properties fo:background-color="transparent"/>
    </style:style>
    <style:style style:name="P78" style:family="paragraph" style:parent-style-name="Text_20_body">
      <style:paragraph-properties fo:margin-left="1.27cm" fo:margin-right="0cm" fo:margin-top="0cm" fo:margin-bottom="0.499cm" fo:text-indent="-0.635cm" style:auto-text-indent="false"/>
      <style:text-properties fo:language="en" fo:country="GB" fo:background-color="transparent"/>
    </style:style>
    <style:style style:name="P79" style:family="paragraph" style:parent-style-name="Contents_20_Heading">
      <style:paragraph-properties fo:break-before="page"/>
    </style:style>
    <style:style style:name="P80" style:family="paragraph" style:parent-style-name="Text_20_body">
      <style:paragraph-properties fo:break-before="page"/>
    </style:style>
    <style:style style:name="P81" style:family="paragraph" style:parent-style-name="Heading_20_1">
      <style:paragraph-properties fo:break-before="page"/>
    </style:style>
    <style:style style:name="P82" style:family="paragraph" style:parent-style-name="Contents_20_1">
      <style:paragraph-properties>
        <style:tab-stops>
          <style:tab-stop style:position="1cm"/>
          <style:tab-stop style:position="14cm" style:type="right" style:leader-style="dotted" style:leader-text="."/>
        </style:tab-stops>
      </style:paragraph-properties>
    </style:style>
    <style:style style:name="P83" style:family="paragraph" style:parent-style-name="Contents_20_2">
      <style:paragraph-properties>
        <style:tab-stops>
          <style:tab-stop style:position="2cm"/>
          <style:tab-stop style:position="15cm" style:type="right" style:leader-style="dotted" style:leader-text="."/>
        </style:tab-stops>
      </style:paragraph-properties>
    </style:style>
    <style:style style:name="P84" style:family="paragraph" style:parent-style-name="Contents_20_3">
      <style:paragraph-properties>
        <style:tab-stops>
          <style:tab-stop style:position="2cm"/>
          <style:tab-stop style:position="14.501cm" style:type="right" style:leader-style="dotted" style:leader-text="."/>
        </style:tab-stops>
      </style:paragraph-properties>
    </style:style>
    <style:style style:name="P85" style:family="paragraph" style:parent-style-name="Heading_20_2">
      <style:text-properties fo:language="en" fo:country="GB"/>
    </style:style>
    <style:style style:name="P86" style:family="paragraph" style:parent-style-name="Standard">
      <style:paragraph-properties fo:keep-together="always" fo:orphans="0" fo:widows="0" fo:keep-with-next="always"/>
    </style:style>
    <style:style style:name="P87" style:family="paragraph" style:parent-style-name="Text_20_body">
      <style:paragraph-properties fo:keep-together="always" fo:orphans="0" fo:widows="0" fo:keep-with-next="always"/>
    </style:style>
    <style:style style:name="P88" style:family="paragraph" style:parent-style-name="Text_20_body">
      <style:paragraph-properties fo:keep-together="always" fo:orphans="0" fo:widows="0" fo:keep-with-next="always"/>
      <style:text-properties fo:font-style="italic" fo:font-weight="bold" fo:background-color="#00ffff" style:font-style-asian="italic" style:font-weight-asian="bold" style:font-style-complex="italic" style:font-weight-complex="bold"/>
    </style:style>
    <style:style style:name="P89" style:family="paragraph" style:parent-style-name="Standard">
      <style:text-properties fo:color="#000000"/>
    </style:style>
    <style:style style:name="P90" style:family="paragraph" style:parent-style-name="Standard">
      <style:paragraph-properties fo:text-align="start" style:justify-single-word="false" style:text-autospace="none"/>
      <style:text-properties fo:color="#000000" style:font-name="Arial-ItalicMT" fo:font-size="11pt" fo:font-style="italic" style:font-name-asian="Arial-ItalicMT" style:font-size-asian="11pt" style:font-style-asian="italic" style:font-name-complex="Arial-ItalicMT" style:font-size-complex="11pt" style:font-style-complex="italic"/>
    </style:style>
    <style:style style:name="P91" style:family="paragraph" style:parent-style-name="Standard">
      <style:paragraph-properties fo:text-align="center" style:justify-single-word="false"/>
      <style:text-properties style:font-name="Arial" fo:font-size="10pt" fo:language="en" fo:country="GB" fo:font-weight="bold" style:font-name-asian="Arial" style:font-size-asian="10pt" style:language-asian="de" style:country-asian="DE" style:font-weight-asian="bold" style:font-name-complex="Arial" style:font-size-complex="10pt" style:font-weight-complex="bold"/>
    </style:style>
    <style:style style:name="P92" style:family="paragraph" style:parent-style-name="Standard">
      <style:text-properties fo:background-color="transparent"/>
    </style:style>
    <style:style style:name="P93" style:family="paragraph" style:parent-style-name="Footnote">
      <style:paragraph-properties fo:text-align="justify" style:justify-single-word="false"/>
      <style:text-properties fo:font-size="9pt" style:font-size-asian="9pt" style:font-size-complex="9pt"/>
    </style:style>
    <style:style style:name="P94" style:family="paragraph" style:parent-style-name="Heading_20_3">
      <style:text-properties fo:language="en" fo:country="GB" fo:font-style="italic"/>
    </style:style>
    <style:style style:name="P95" style:family="paragraph" style:parent-style-name="Heading_20_3">
      <style:text-properties fo:language="en" fo:country="GB" fo:background-color="transparent"/>
    </style:style>
    <style:style style:name="P96" style:family="paragraph" style:parent-style-name="Text_20_body">
      <style:paragraph-properties fo:margin-left="2.037cm" fo:margin-right="0cm" fo:text-indent="-2.037cm" style:auto-text-indent="false">
        <style:tab-stops>
          <style:tab-stop style:position="2.011cm"/>
          <style:tab-stop style:position="3cm" style:type="right"/>
          <style:tab-stop style:position="3.501cm" style:type="right"/>
        </style:tab-stops>
      </style:paragraph-properties>
    </style:style>
    <style:style style:name="P97" style:family="paragraph" style:parent-style-name="Table_20_Heading">
      <style:paragraph-properties fo:margin-left="4.93cm" fo:margin-right="-0.018cm" fo:text-indent="0cm" style:auto-text-indent="false"/>
    </style:style>
    <style:style style:name="P98" style:family="paragraph" style:parent-style-name="Table_20_Heading">
      <style:paragraph-properties fo:margin-left="0cm" fo:margin-right="-0.018cm" fo:text-indent="0cm" style:auto-text-indent="false"/>
    </style:style>
    <style:style style:name="P99" style:family="paragraph" style:parent-style-name="Table_20_Heading">
      <style:paragraph-properties fo:margin-left="0cm" fo:margin-right="-0.018cm" fo:text-align="justify" style:justify-single-word="false" fo:text-indent="0cm" style:auto-text-indent="false"/>
    </style:style>
    <style:style style:name="P100" style:family="paragraph" style:parent-style-name="Table_20_Heading">
      <style:paragraph-properties fo:margin-left="0cm" fo:margin-right="-0.018cm" fo:text-align="justify" style:justify-single-word="false" fo:orphans="2" fo:widows="2" fo:text-indent="0cm" style:auto-text-indent="false" text:number-lines="false" text:line-number="0" style:text-autospace="none" style:punctuation-wrap="simple" style:vertical-align="baseline" style:writing-mode="lr-tb"/>
    </style:style>
    <style:style style:name="P101" style:family="paragraph" style:parent-style-name="Text_20_body" style:list-style-name="L2">
      <style:paragraph-properties fo:margin-top="0cm" fo:margin-bottom="0.499cm" fo:text-align="start" style:justify-single-word="false"/>
      <style:text-properties fo:language="en" fo:country="GB" fo:background-color="transparent"/>
    </style:style>
    <style:style style:name="P102" style:family="paragraph" style:parent-style-name="Text_20_body" style:list-style-name="L3">
      <style:paragraph-properties fo:margin-top="0cm" fo:margin-bottom="0.499cm"/>
      <style:text-properties fo:language="en" fo:country="GB" fo:font-style="italic" style:font-style-asian="italic" style:font-style-complex="italic"/>
    </style:style>
    <style:style style:name="P103" style:family="paragraph" style:parent-style-name="Text_20_body" style:list-style-name="L3">
      <style:paragraph-properties fo:margin-top="0cm" fo:margin-bottom="0.499cm"/>
      <style:text-properties fo:language="en" fo:country="GB" fo:font-style="italic" style:font-style-asian="italic" style:font-style-complex="italic"/>
    </style:style>
    <style:style style:name="P104" style:family="paragraph" style:parent-style-name="Text_20_body" style:list-style-name="L3">
      <style:paragraph-properties fo:margin-top="0cm" fo:margin-bottom="0.499cm"/>
      <style:text-properties fo:language="en" fo:country="GB" fo:font-style="italic" style:font-style-asian="italic" style:font-style-complex="italic"/>
    </style:style>
    <style:style style:name="P105" style:family="paragraph" style:parent-style-name="Text_20_body" style:list-style-name="L3">
      <style:text-properties fo:language="en" fo:country="GB"/>
    </style:style>
    <style:style style:name="P106" style:family="paragraph" style:parent-style-name="Text_20_body" style:list-style-name="L3">
      <style:paragraph-properties fo:text-align="justify" style:justify-single-word="false"/>
    </style:style>
    <style:style style:name="P107" style:family="paragraph" style:parent-style-name="Text_20_body" style:list-style-name="L5">
      <style:paragraph-properties fo:text-align="justify" style:justify-single-word="false" fo:orphans="2" fo:widows="2">
        <style:tab-stops>
          <style:tab-stop style:position="3cm" style:type="right"/>
          <style:tab-stop style:position="3.501cm" style:type="right"/>
        </style:tab-stops>
      </style:paragraph-properties>
    </style:style>
    <style:style style:name="P108" style:family="paragraph" style:parent-style-name="Text_20_body" style:list-style-name="L4"/>
    <style:style style:name="P109" style:family="paragraph" style:parent-style-name="Text_20_body" style:list-style-name="L4"/>
    <style:style style:name="P110" style:family="paragraph" style:parent-style-name="Text_20_body" style:list-style-name="L4"/>
    <style:style style:name="P111" style:family="paragraph" style:parent-style-name="Text_20_body" style:list-style-name="L4"/>
    <style:style style:name="P112" style:family="paragraph" style:parent-style-name="Text_20_body" style:list-style-name="L5"/>
    <style:style style:name="P113" style:family="paragraph" style:parent-style-name="Text_20_body">
      <style:text-properties fo:color="#000000"/>
    </style:style>
    <style:style style:name="P114" style:family="paragraph" style:parent-style-name="Text_20_body">
      <style:text-properties fo:font-size="9pt" style:font-size-asian="9pt" style:font-size-complex="9pt"/>
    </style:style>
    <style:style style:name="P115" style:family="paragraph" style:parent-style-name="Text_20_body">
      <style:paragraph-properties fo:margin-top="0cm" fo:margin-bottom="0cm"/>
    </style:style>
    <style:style style:name="P116" style:family="paragraph" style:parent-style-name="Text_20_body" style:list-style-name="L3">
      <style:paragraph-properties fo:margin-top="0cm" fo:margin-bottom="0cm"/>
      <style:text-properties fo:language="en" fo:country="GB"/>
    </style:style>
    <style:style style:name="P117" style:family="paragraph" style:parent-style-name="Text_20_body" style:list-style-name="L3">
      <style:paragraph-properties fo:margin-top="0cm" fo:margin-bottom="0cm" fo:text-align="justify" style:justify-single-word="false"/>
      <style:text-properties fo:language="en" fo:country="GB" fo:background-color="#ffff00"/>
    </style:style>
    <style:style style:name="P118" style:family="paragraph" style:parent-style-name="Text_20_body" style:list-style-name="L3">
      <style:paragraph-properties fo:margin-top="0cm" fo:margin-bottom="0cm"/>
    </style:style>
    <style:style style:name="P119" style:family="paragraph" style:parent-style-name="Text_20_body" style:list-style-name="L3">
      <style:paragraph-properties fo:margin-top="0cm" fo:margin-bottom="0cm"/>
      <style:text-properties fo:color="#000000"/>
    </style:style>
    <style:style style:name="P120" style:family="paragraph" style:parent-style-name="Text_20_body" style:master-page-name="First_20_Page">
      <style:paragraph-properties style:page-number="auto"/>
    </style:style>
    <style:style style:name="P121" style:family="paragraph" style:parent-style-name="Text_20_body" style:list-style-name="L1">
      <style:paragraph-properties fo:margin-left="0cm" fo:margin-right="0cm" fo:margin-top="0cm" fo:margin-bottom="0.499cm" fo:text-indent="0cm" style:auto-text-indent="false"/>
    </style:style>
    <style:style style:name="P122" style:family="paragraph" style:parent-style-name="Text_20_body" style:list-style-name="L1">
      <style:paragraph-properties fo:margin-left="0cm" fo:margin-right="0cm" fo:margin-top="0cm" fo:margin-bottom="0.499cm" fo:text-indent="0cm" style:auto-text-indent="false"/>
    </style:style>
    <style:style style:name="P123" style:family="paragraph" style:parent-style-name="Text_20_body" style:list-style-name="L1">
      <style:paragraph-properties fo:margin-left="0cm" fo:margin-right="0cm" fo:margin-top="0cm" fo:margin-bottom="0.499cm" fo:text-indent="0cm" style:auto-text-indent="false"/>
    </style:style>
    <style:style style:name="P124" style:family="paragraph" style:parent-style-name="Text_20_body" style:master-page-name="">
      <style:paragraph-properties fo:margin-top="0.499cm" fo:margin-bottom="0cm" style:page-number="auto"/>
    </style:style>
    <style:style style:name="P125" style:family="paragraph" style:parent-style-name="Heading_20_2" style:master-page-name="">
      <style:paragraph-properties fo:keep-together="always" fo:orphans="0" fo:widows="0" style:page-number="auto" fo:keep-with-next="always"/>
    </style:style>
    <style:style style:name="P126" style:family="paragraph" style:parent-style-name="Heading_20_3" style:master-page-name="">
      <style:paragraph-properties fo:keep-together="always" fo:orphans="0" fo:widows="0" style:page-number="auto" fo:keep-with-next="always"/>
    </style:style>
    <style:style style:name="T1" style:family="text">
      <style:text-properties style:use-window-font-color="true" style:font-name="Arial" fo:font-size="10pt" fo:language="de" fo:country="DE" fo:font-style="normal" style:font-name-asian="Times New Roman" style:font-size-asian="10pt" style:font-style-asian="normal" style:font-name-complex="Times New Roman" style:font-size-complex="10pt" style:language-complex="he" style:country-complex="IL" style:font-style-complex="normal"/>
    </style:style>
    <style:style style:name="T2" style:family="text">
      <style:text-properties style:use-window-font-color="true" style:font-name="Arial" fo:font-size="10pt" style:font-name-asian="Times New Roman" style:font-size-asian="10pt" style:font-name-complex="Times New Roman" style:font-size-complex="10pt" style:language-complex="he" style:country-complex="IL" style:font-style-complex="normal"/>
    </style:style>
    <style:style style:name="T3" style:family="text">
      <style:text-properties style:use-window-font-color="true" style:font-name="Arial" fo:font-size="10pt" fo:font-style="italic" style:font-name-asian="Times New Roman" style:font-size-asian="10pt" style:font-style-asian="italic" style:font-name-complex="Times New Roman" style:font-size-complex="10pt" style:language-complex="he" style:country-complex="IL" style:font-style-complex="italic"/>
    </style:style>
    <style:style style:name="T4" style:family="text">
      <style:text-properties style:use-window-font-color="true" style:font-name="Arial" fo:font-size="10pt" fo:language="it" fo:country="IT" fo:font-weight="bold" style:font-name-asian="Times New Roman" style:font-size-asian="10pt" style:font-weight-asian="bold" style:font-name-complex="Times New Roman" style:font-size-complex="10pt" style:language-complex="he" style:country-complex="IL" style:font-weight-complex="bold"/>
    </style:style>
    <style:style style:name="T5" style:family="text">
      <style:text-properties style:use-window-font-color="true" style:font-name="Arial" fo:font-size="10pt" fo:font-style="normal" style:font-name-asian="Times New Roman" style:font-size-asian="10pt" style:font-style-asian="normal" style:font-name-complex="Times New Roman" style:font-size-complex="10pt" style:language-complex="he" style:country-complex="IL" style:font-style-complex="normal"/>
    </style:style>
    <style:style style:name="T6" style:family="text">
      <style:text-properties fo:language="en" fo:country="GB"/>
    </style:style>
    <style:style style:name="T7" style:family="text">
      <style:text-properties fo:language="en" fo:country="GB" fo:background-color="transparent"/>
    </style:style>
    <style:style style:name="T8" style:family="text">
      <style:text-properties fo:language="en" fo:country="GB" fo:font-style="italic"/>
    </style:style>
    <style:style style:name="T9" style:family="text">
      <style:text-properties fo:language="en" fo:country="GB" fo:font-style="italic" fo:font-weight="bold" style:font-style-asian="italic" style:font-weight-asian="bold" style:font-style-complex="italic" style:font-weight-complex="bold"/>
    </style:style>
    <style:style style:name="T10" style:family="text">
      <style:text-properties fo:language="en" fo:country="GB" fo:font-style="normal" style:font-style-asian="normal" style:font-style-complex="normal"/>
    </style:style>
    <style:style style:name="T11" style:family="text">
      <style:text-properties style:font-name="Times New Roman" fo:language="en" fo:country="GB"/>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background-color="transparent" style:font-style-asian="italic" style:font-style-complex="italic"/>
    </style:style>
    <style:style style:name="T14" style:family="text">
      <style:text-properties fo:background-color="transparent"/>
    </style:style>
    <style:style style:name="T15" style:family="text">
      <style:text-properties style:text-position="sub 58%"/>
    </style:style>
    <style:style style:name="T16" style:family="text">
      <style:text-properties style:text-position="sub 58%" style:font-name="Times New Roman" fo:font-style="italic" fo:background-color="transparent" style:font-style-asian="italic" style:font-style-complex="italic"/>
    </style:style>
    <style:style style:name="T17" style:family="text">
      <style:text-properties style:text-position="sub 58%" style:font-name="Times New Roman" fo:font-style="italic" style:font-style-asian="italic" style:font-style-complex="italic"/>
    </style:style>
    <style:style style:name="T18" style:family="text">
      <style:text-properties style:text-position="sub 58%" fo:font-size="9pt" style:text-underline-style="solid" style:text-underline-width="auto" style:text-underline-color="font-color" style:font-size-asian="9pt" style:font-size-complex="9pt"/>
    </style:style>
    <style:style style:name="T19" style:family="text">
      <style:text-properties style:text-position="sub 58%" style:font-name="Times New Roman1" fo:language="en" fo:country="GB" fo:font-style="italic"/>
    </style:style>
    <style:style style:name="T20" style:family="text">
      <style:text-properties style:text-position="sub 58%" fo:language="en" fo:country="GB" fo:background-color="transparent"/>
    </style:style>
    <style:style style:name="T21" style:family="text">
      <style:text-properties style:text-position="sub 58%" style:font-name="Arial" fo:font-style="normal" style:text-underline-style="none" style:font-style-asian="normal" style:font-style-complex="normal"/>
    </style:style>
    <style:style style:name="T22" style:family="text">
      <style:text-properties style:font-name="Arial"/>
    </style:style>
    <style:style style:name="T23" style:family="text">
      <style:text-properties style:font-name="Arial" fo:language="en" fo:country="GB"/>
    </style:style>
    <style:style style:name="T24" style:family="text">
      <style:text-properties style:font-name="Arial" fo:language="en" fo:country="GB" fo:font-style="normal" style:font-style-asian="normal" style:font-style-complex="normal"/>
    </style:style>
    <style:style style:name="T25" style:family="text">
      <style:text-properties style:font-name="Arial" fo:font-weight="normal" style:font-name-asian="Arial1" style:font-weight-asian="normal" style:font-name-complex="Arial1" style:font-weight-complex="normal"/>
    </style:style>
    <style:style style:name="T26" style:family="text">
      <style:text-properties style:font-name="Arial" fo:font-weight="normal" style:font-weight-asian="normal" style:font-weight-complex="normal"/>
    </style:style>
    <style:style style:name="T27" style:family="text">
      <style:text-properties style:font-name="Symbol1" fo:language="en" fo:country="GB"/>
    </style:style>
    <style:style style:name="T28" style:family="text">
      <style:text-properties style:font-name="Symbol1" fo:language="en" fo:country="GB" fo:font-style="italic"/>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00" fo:language="en" fo:country="GB" fo:background-color="transparent"/>
    </style:style>
    <style:style style:name="T32" style:family="text">
      <style:text-properties fo:color="#000000" style:text-position="0% 100%" style:font-name="Arial-ItalicMT" fo:font-style="normal" style:font-name-asian="Arial-ItalicMT" style:font-style-asian="normal" style:font-name-complex="Arial-ItalicMT" style:font-style-complex="normal"/>
    </style:style>
    <style:style style:name="T33" style:family="text">
      <style:text-properties fo:color="#000000" style:text-position="0% 100%" style:font-name="Arial-ItalicMT" fo:font-style="italic" style:font-name-asian="Arial-ItalicMT" style:font-style-asian="italic" style:font-name-complex="Arial-ItalicMT" style:font-style-complex="italic"/>
    </style:style>
    <style:style style:name="T34" style:family="text">
      <style:text-properties fo:color="#000000" style:font-name="ArialMT" fo:font-size="10pt" fo:language="en" fo:country="GB" style:font-name-asian="ArialMT" style:font-size-asian="10pt" style:font-name-complex="ArialMT" style:font-size-complex="10pt"/>
    </style:style>
    <style:style style:name="T35" style:family="text">
      <style:text-properties fo:font-style="italic" fo:font-weight="bold" fo:background-color="transparent" style:font-style-asian="italic" style:font-weight-asian="bold" style:font-style-complex="italic" style:font-weight-complex="bold"/>
    </style:style>
    <style:style style:name="T36" style:family="text">
      <style:text-properties style:text-position="0% 100%"/>
    </style:style>
    <style:style style:name="T37" style:family="text">
      <style:text-properties style:text-position="0% 100%" style:font-name="Arial" fo:language="en" fo:country="GB" fo:font-style="normal" style:font-style-asian="normal" style:font-style-complex="normal"/>
    </style:style>
    <style:style style:name="T38" style:family="text">
      <style:text-properties style:text-position="0% 100%" fo:background-color="transparent"/>
    </style:style>
    <style:style style:name="T39" style:family="text">
      <style:text-properties style:text-position="0% 100%" style:font-name="Times New Roman" fo:language="en" fo:country="GB" fo:font-style="italic" fo:background-color="transparent" style:font-style-asian="italic" style:font-style-complex="italic"/>
    </style:style>
    <style:style style:name="T40" style:family="text">
      <style:text-properties style:text-position="0% 100%" style:font-name="Times New Roman" fo:font-style="italic" style:font-style-asian="italic" style:font-style-complex="italic"/>
    </style:style>
    <style:style style:name="T41" style:family="text">
      <style:text-properties style:text-position="0% 100%" style:font-name="Times New Roman" fo:font-style="italic" style:text-underline-style="none" style:font-style-asian="italic" style:font-style-complex="italic"/>
    </style:style>
    <style:style style:name="T42" style:family="text">
      <style:text-properties fo:font-weight="bold" style:font-weight-asian="bold" style:font-weight-complex="bold"/>
    </style:style>
    <style:style style:name="T43" style:family="text">
      <style:text-properties fo:font-variant="normal" fo:text-transform="none" style:font-name="Symbol1" fo:language="en" fo:country="GB"/>
    </style:style>
    <style:style style:name="T44" style:family="text">
      <style:text-properties fo:font-variant="normal" fo:text-transform="none" style:font-name="Arial" fo:language="en" fo:country="GB"/>
    </style:style>
    <style:style style:name="T45" style:family="text">
      <style:text-properties style:font-name="OpenSymbol" fo:font-size="9pt" style:font-name-asian="OpenSymbol" style:font-size-asian="9pt" style:font-name-complex="OpenSymbol" style:font-size-complex="9pt"/>
    </style:style>
    <style:style style:name="T46" style:family="text">
      <style:text-properties style:font-name="Arial1" fo:font-weight="normal" style:font-name-asian="Arial1" style:font-weight-asian="normal" style:font-name-complex="Arial1" style:font-weight-complex="normal"/>
    </style:style>
    <style:style style:name="T47" style:family="text">
      <style:text-properties style:font-name="ArialMT" style:font-name-asian="ArialMT" style:font-name-complex="ArialMT"/>
    </style:style>
    <style:style style:name="T48" style:family="text">
      <style:text-properties style:text-underline-style="solid" style:text-underline-width="auto" style:text-underline-color="font-color"/>
    </style:style>
    <style:style style:name="T49" style:family="text">
      <style:text-properties style:text-position="-33% 58%"/>
    </style:style>
    <style:style style:name="T50" style:family="text">
      <style:text-properties style:text-position="-33% 58%" fo:background-color="transparent"/>
    </style:style>
    <style:style style:name="T51" style:family="text">
      <style:text-properties style:text-position="-33% 58%" style:font-name="Times New Roman" fo:font-style="italic" style:font-style-asian="italic" style:font-style-complex="italic"/>
    </style:style>
    <style:style style:name="T52" style:family="text">
      <style:text-properties style:font-name="Times New Roman1" fo:language="en" fo:country="GB" fo:font-style="italic"/>
    </style:style>
    <style:style style:name="T53" style:family="text">
      <style:text-properties style:text-position="33% 80%" fo:language="en" fo:country="GB"/>
    </style:style>
    <style:style style:name="T54" style:family="text">
      <style:text-properties style:text-position="33% 80%" style:font-name="Arial" fo:language="en" fo:country="GB" fo:font-style="normal" style:font-style-asian="normal" style:font-style-complex="normal"/>
    </style:style>
    <style:style style:name="T55" style:family="text">
      <style:text-properties fo:font-size="24pt" style:font-size-asian="24pt" style:font-size-complex="2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style:num-suffix=")" style:num-format="a"/>
      <text:list-level-style-number text:level="2" style:num-suffix=")" style:num-format="a"/>
      <text:list-level-style-number text:level="3" style:num-suffix=")" style:num-format="a"/>
      <text:list-level-style-number text:level="4" style:num-suffix=")" style:num-format="a"/>
      <text:list-level-style-number text:level="5" style:num-suffix=")" style:num-format="a"/>
      <text:list-level-style-number text:level="6" style:num-suffix=")" style:num-format="a"/>
      <text:list-level-style-number text:level="7" style:num-suffix=")" style:num-format="a"/>
      <text:list-level-style-number text:level="8" style:num-suffix=")" style:num-format="a"/>
      <text:list-level-style-number text:level="9" style:num-suffix=")" style:num-format="a"/>
      <text:list-level-style-number text:level="10" style:num-suffix=")" style:num-format="a"/>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Figura"/>
        <text:sequence-decl text:display-outline-level="0" text:name="Figure"/>
      </text:sequence-decls>
      <text:p text:style-name="P120"><draw:frame draw:style-name="fr1" draw:name="graphics3" text:anchor-type="paragraph" svg:width="14cm" svg:height="1.864cm" draw:z-index="9"><draw:image xlink:href="Pictures/200000070000D9E700001D064D591DCD.svm" xlink:type="simple" xlink:show="embed" xlink:actuate="onLoad"/></draw:frame></text:p>
      <text:p text:style-name="P91"><text:span text:style-name="T55"><text:s text:c="15"/></text:span><text:span text:style-name="T55">EIE 07 210 EINSTEIN</text:span></text:p>
      <text:p text:style-name="P63"/>
      <text:p text:style-name="P64">EINSTEIN</text:p>
      <text:p text:style-name="P64">Expert-system for an INtelligent Supply of Thermal Energy in INdustry</text:p>
      <text:p text:style-name="Text_20_body"/>
      <text:p text:style-name="Text_20_body"/>
      <text:p text:style-name="Text_20_body"/>
      <text:p text:style-name="P2"/>
      <text:p text:style-name="Heading"><text:tab/><text:tab/> <text:s/>EINSTEIN – Theoretical concepts</text:p>
      <text:p text:style-name="P14"/>
      <text:p text:style-name="P14">Draft Version 0.24</text:p>
      <text:p text:style-name="P15"/>
      <text:p text:style-name="P15"/>
      <text:p text:style-name="P2"/>
      <text:p text:style-name="P2"/>
      <text:p text:style-name="P2"/>
      <text:p text:style-name="P2">Project No.: 07-0008-EE</text:p>
      <text:p text:style-name="P16">Internal document</text:p>
      <text:p text:style-name="P3">Authors: Hans Schweiger, Stoyan Danov</text:p>
      <text:p text:style-name="P4"><text:span text:style-name="T5">Date: </text:span><text:span text:style-name="T1">17</text:span><text:span text:style-name="T2">/12/2007</text:span><text:bookmark-start text:name="DDE_LINK"/><text:span text:style-name="T3"> </text:span></text:p>
      <text:p text:style-name="P13"/>
      <text:p text:style-name="P13"/>
      <text:p text:style-name="P13"><text:bookmark-end text:name="DDE_LINK"/></text:p>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79">Index</text:p>
          </text:index-title>
          <text:p text:style-name="P82">1<text:tab/>Heat flows in industry – definitions<text:tab/>4</text:p>
          <text:p text:style-name="P83">1.1<text:tab/>Final energy consumption <text:s/>and primary energy consumption <text:tab/>5</text:p>
          <text:p text:style-name="P83">1.2<text:tab/>Useful supply heat and cold (USH/C)<text:tab/>6</text:p>
          <text:p text:style-name="P83">1.3<text:tab/>Useful process heat and cold (UPH/C)<text:tab/>7</text:p>
          <text:p text:style-name="P84">1.3.1<text:tab/>Gross and net process heat consumption<text:tab/>7</text:p>
          <text:p text:style-name="P84">1.3.2<text:tab/>Equivalent heat demand for cooling<text:tab/>7</text:p>
          <text:p text:style-name="P84">1.3.3<text:tab/>Preheating of supply water for steam boilers (PSW)<text:tab/>7</text:p>
          <text:p text:style-name="P84">1.3.4<text:tab/>Waste heat streams from processes (UPHw)<text:tab/>8</text:p>
          <text:p text:style-name="P82">2<text:tab/>Process models and demand curves<text:tab/>10</text:p>
          <text:p text:style-name="P83">2.1<text:tab/>Process models<text:tab/>10</text:p>
          <text:p text:style-name="P84">2.1.1<text:tab/>General model for one-medium processes<text:tab/>11</text:p>
          <text:p text:style-name="P84">2.1.2<text:tab/>General model for two-medium (two in-flow/two out-flow) process<text:tab/>12</text:p>
          <text:p text:style-name="P84">2.1.3<text:tab/>Simplifications for basic Einstein-Icaen model<text:tab/>13</text:p>
          <text:p text:style-name="P83">2.2<text:tab/>Standard demand profiles<text:tab/>14</text:p>
        </text:index-body>
      </text:table-of-content>
      <text:p text:style-name="Text_20_body"/>
      <text:p text:style-name="P80">VERSIONS:</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5">V0.01</text:p>
            </table:table-cell>
            <table:table-cell table:style-name="Table1.A1" office:value-type="string">
              <text:p text:style-name="P45">24/09/07</text:p>
            </table:table-cell>
            <table:table-cell table:style-name="Table1.A1" office:value-type="string">
              <text:p text:style-name="P45">HS</text:p>
            </table:table-cell>
            <table:table-cell table:style-name="Table1.D1" office:value-type="string">
              <text:p text:style-name="P45">Adaptation from ICAEN Tool Developers manual V0.05</text:p>
            </table:table-cell>
          </table:table-row>
        </table:table-header-rows>
        <table:table-row>
          <table:table-cell table:style-name="Table1.A2" office:value-type="string">
            <text:p text:style-name="P45">V0.02</text:p>
          </table:table-cell>
          <table:table-cell table:style-name="Table1.A2" office:value-type="string">
            <text:p text:style-name="P45">02/10/07</text:p>
          </table:table-cell>
          <table:table-cell table:style-name="Table1.A2" office:value-type="string">
            <text:p text:style-name="P45">SD</text:p>
          </table:table-cell>
          <table:table-cell table:style-name="Table1.D2" office:value-type="string">
            <text:p text:style-name="P45">Figures and nomenclature</text:p>
          </table:table-cell>
        </table:table-row>
        <table:table-row>
          <table:table-cell table:style-name="Table1.A2" office:value-type="string">
            <text:p text:style-name="P45">V0.03</text:p>
          </table:table-cell>
          <table:table-cell table:style-name="Table1.A2" office:value-type="string">
            <text:p text:style-name="P45">03/10/07</text:p>
          </table:table-cell>
          <table:table-cell table:style-name="Table1.A2" office:value-type="string">
            <text:p text:style-name="P45">HS,SD</text:p>
          </table:table-cell>
          <table:table-cell table:style-name="Table1.D2" office:value-type="string">
            <text:p text:style-name="P45">Modifications figures, text, notes</text:p>
          </table:table-cell>
        </table:table-row>
        <table:table-row>
          <table:table-cell table:style-name="Table1.A2" office:value-type="string">
            <text:p text:style-name="P45">V0.04</text:p>
          </table:table-cell>
          <table:table-cell table:style-name="Table1.A2" office:value-type="string">
            <text:p text:style-name="P45">04/10/07</text:p>
          </table:table-cell>
          <table:table-cell table:style-name="Table1.A2" office:value-type="string">
            <text:p text:style-name="P45">SD</text:p>
          </table:table-cell>
          <table:table-cell table:style-name="Table1.D2" office:value-type="string">
            <text:p text:style-name="P45">Nomenclature, figures, notes</text:p>
          </table:table-cell>
        </table:table-row>
        <table:table-row>
          <table:table-cell table:style-name="Table1.A2" office:value-type="string">
            <text:p text:style-name="P45">V0.20</text:p>
          </table:table-cell>
          <table:table-cell table:style-name="Table1.A2" office:value-type="string">
            <text:p text:style-name="P45">06/11/07</text:p>
          </table:table-cell>
          <table:table-cell table:style-name="Table1.A2" office:value-type="string">
            <text:p text:style-name="P45">SD</text:p>
          </table:table-cell>
          <table:table-cell table:style-name="Table1.D2" office:value-type="string">
            <text:p text:style-name="P45">Text, nomenclature to ISO 31 (with a few exceptions)</text:p>
          </table:table-cell>
        </table:table-row>
        <table:table-row>
          <table:table-cell table:style-name="Table1.A2" office:value-type="string">
            <text:p text:style-name="P45">V0.21</text:p>
          </table:table-cell>
          <table:table-cell table:style-name="Table1.A2" office:value-type="string">
            <text:p text:style-name="P45">08/11/07</text:p>
          </table:table-cell>
          <table:table-cell table:style-name="Table1.A2" office:value-type="string">
            <text:p text:style-name="P45">HS</text:p>
          </table:table-cell>
          <table:table-cell table:style-name="Table1.D2" office:value-type="string">
            <text:p text:style-name="P45">Some small changes on V0.20</text:p>
          </table:table-cell>
        </table:table-row>
        <table:table-row>
          <table:table-cell table:style-name="Table1.A2" office:value-type="string">
            <text:p text:style-name="P45">V0.22</text:p>
          </table:table-cell>
          <table:table-cell table:style-name="Table1.A2" office:value-type="string">
            <text:p text:style-name="P45">08/11/07</text:p>
          </table:table-cell>
          <table:table-cell table:style-name="Table1.A2" office:value-type="string">
            <text:p text:style-name="P45">SD</text:p>
          </table:table-cell>
          <table:table-cell table:style-name="Table1.D2" office:value-type="string">
            <text:p text:style-name="P45">Small changes on V0.21</text:p>
          </table:table-cell>
        </table:table-row>
        <table:table-row>
          <table:table-cell table:style-name="Table1.A2" office:value-type="string">
            <text:p text:style-name="P45">V0.23</text:p>
          </table:table-cell>
          <table:table-cell table:style-name="Table1.A2" office:value-type="string">
            <text:p text:style-name="P45">12/12/07</text:p>
          </table:table-cell>
          <table:table-cell table:style-name="Table1.A2" office:value-type="string">
            <text:p text:style-name="P45">SD</text:p>
          </table:table-cell>
          <table:table-cell table:style-name="Table1.D2" office:value-type="string">
            <text:p text:style-name="P45">Changes in section 1, FEC, FET, CHP-PET, Figure 4, Nomenclature</text:p>
          </table:table-cell>
        </table:table-row>
        <table:table-row>
          <table:table-cell table:style-name="Table1.A2" office:value-type="string">
            <text:p text:style-name="P45">V0.24</text:p>
          </table:table-cell>
          <table:table-cell table:style-name="Table1.A2" office:value-type="string">
            <text:p text:style-name="P45">17/12/07</text:p>
          </table:table-cell>
          <table:table-cell table:style-name="Table1.A2" office:value-type="string">
            <text:p text:style-name="P45">SD</text:p>
          </table:table-cell>
          <table:table-cell table:style-name="Table1.D2" office:value-type="string">
            <text:p text:style-name="P45">Some small changes over V0.23</text:p>
          </table:table-cell>
        </table:table-row>
        <table:table-row>
          <table:table-cell table:style-name="Table1.A2" office:value-type="string">
            <text:p text:style-name="P45">V0.25</text:p>
          </table:table-cell>
          <table:table-cell table:style-name="Table1.A2" office:value-type="string">
            <text:p text:style-name="P45">25/03/08</text:p>
          </table:table-cell>
          <table:table-cell table:style-name="Table1.A2" office:value-type="string">
            <text:p text:style-name="P45">CV</text:p>
          </table:table-cell>
          <table:table-cell table:style-name="Table1.D2" office:value-type="string">
            <text:p text:style-name="P45">Correction of calculation of net and gross UPH / UPHc</text:p>
            <text:p text:style-name="P45">Introduction of latent heat dotQ_L in UPHm</text:p>
          </table:table-cell>
        </table:table-row>
      </table:table>
      <text:p text:style-name="Text_20_body"/>
      <text:p text:style-name="Text_20_body"/>
      <text:p text:style-name="Text_20_body"/>
      <text:p text:style-name="Text_20_body"/>
      <text:p text:style-name="Text_20_body"/>
      <text:p text:style-name="P41"/>
      <text:h text:style-name="P81" text:outline-level="1">Heat flows in industry – definitions</text:h>
      <text:p text:style-name="Standard"/>
      <text:p text:style-name="P30">For the analysis of the heat demand the <text:span text:style-name="T6">following </text:span>quantities are used:</text:p>
      <text:p text:style-name="P30"/>
      <text:list text:style-name="L1">
        <text:list-item>
          <text:p text:style-name="P121"><text:span text:style-name="T8">Final energy consumption for thermal uses (FET)</text:span><text:span text:style-name="T6">: LCV of the fuel consumption</text:span><text:span text:style-name="T6"> for thermal use</text:span><text:span text:style-name="T6"> + electricity</text:span><text:span text:style-name="T6"> consumption</text:span><text:span text:style-name="T6"> for thermal use</text:span><text:span text:style-name="T6">.</text:span></text:p>
        </text:list-item>
        <text:list-item>
          <text:p text:style-name="P121"><text:span text:style-name="T8">Useful supply heat (USH)</text:span><text:span text:style-name="T6">: heat generated in the heat supply system (boilers)</text:span><text:span text:style-name="T6">.</text:span></text:p>
        </text:list-item>
        <text:list-item>
          <text:p text:style-name="P121"><text:span text:style-name="T8">Useful process heat (UPH)</text:span><text:span text:style-name="T6">: heat delivered to a process (measured at the entrance of the process heat exchanger).</text:span></text:p>
        </text:list-item>
      </text:list>
      <text:p text:style-name="P58"><draw:frame draw:style-name="fr2" draw:name="graphics1" text:anchor-type="paragraph" svg:width="12.033cm" svg:height="7.558cm" draw:z-index="6"><draw:image xlink:href="Pictures/2000073C00002F0100001D866DAA10CA.svm" xlink:type="simple" xlink:show="embed" xlink:actuate="onLoad"/></draw:frame></text:p>
      <text:p text:style-name="P17">Figure 1. Generation and distribution of heat to processes</text:p>
      <text:p text:style-name="P18"/>
      <text:p text:style-name="P19"/>
      <text:p text:style-name="P58"><draw:frame draw:style-name="fr1" draw:name="graphics9" text:anchor-type="paragraph" svg:width="14cm" svg:height="4.083cm" draw:z-index="7"><draw:image xlink:href="Pictures/2000024500006B8D00001F61DAC52615.svm" xlink:type="simple" xlink:show="embed" xlink:actuate="onLoad"/></draw:frame></text:p>
      <text:p text:style-name="P17">Figure 2. Energy flows diagram</text:p>
      <text:p text:style-name="P9"/>
      <text:p text:style-name="P5"/>
      <text:p text:style-name="P55"><draw:frame draw:style-name="fr3" draw:name="graphics10" text:anchor-type="paragraph" svg:x="0cm" svg:y="-0.099cm" svg:width="14cm" svg:height="9.687cm" draw:z-index="4"><draw:image xlink:href="Pictures/2000084B00006D0F00004B7800BF2E81.svm" xlink:type="simple" xlink:show="embed" xlink:actuate="onLoad"/></draw:frame><text:soft-page-break/></text:p>
      <text:p text:style-name="P10"><text:span text:style-name="T42">Figure 3. Example of a washing process represented within the EINSTEIN Scheme</text:span> </text:p>
      <text:h text:style-name="Heading_20_2" text:outline-level="2">Final energy consumption <text:s/>and primary energy consumption </text:h>
      <text:p text:style-name="P7"/>
      <text:h text:style-name="Heading_20_3" text:outline-level="3">Total final energy consumption and primary energy consumption</text:h>
      <text:p text:style-name="Text_20_body"/>
      <text:p text:style-name="P7">FEC, PEC = total final and primary energy consumption</text:p>
      <text:p text:style-name="P8">The total final energy consumption (FEC) is used to account for the total final energy that enters the factory in the form of fuels (expressed in terms of LCV), electricity and district heat.</text:p>
      <text:p text:style-name="P5">The primary energy consumption is calculated from the electricity consumption and the consumption of the different fuels:</text:p>
      <text:p text:style-name="P11"><draw:frame draw:style-name="fr6" draw:name="Object2" text:anchor-type="as-char" svg:width="6.279cm" svg:height="0.808cm" draw:z-index="13"><draw:object xlink:href="./Object 2" xlink:type="simple" xlink:show="embed" xlink:actuate="onLoad"/><draw:image xlink:href="./ObjectReplacements/Object 2" xlink:type="simple" xlink:show="embed" xlink:actuate="onLoad"/></draw:frame></text:p>
      <text:p text:style-name="P5">where f<text:span text:style-name="T15">PE,el</text:span> (typical value: 3) is the primary energy conversion factor for electricity and f<text:span text:style-name="T15">PE,i</text:span> (typical value: 1.1) is the primary energy conversion factor for the different fuel types.</text:p>
      <text:p text:style-name="P6"><text:span text:style-name="T14">The total final energy consumption</text:span><text:span text:style-name="T14"> is the sum of the fi</text:span><text:span text:style-name="T14">nal energy consumption for the different energy sources</text:span><text:span text:style-name="T14">:</text:span></text:p>
      <text:list text:style-name="L2">
        <text:list-header>
          <text:p text:style-name="P101"><draw:frame draw:style-name="fr6" draw:name="Object1" text:anchor-type="as-char" svg:width="3.482cm" svg:height="0.808cm" draw:z-index="16"><draw:object xlink:href="./Object 4" xlink:type="simple" xlink:show="embed" xlink:actuate="onLoad"/><draw:image xlink:href="./ObjectReplacements/Object 4" xlink:type="simple" xlink:show="embed" xlink:actuate="onLoad"/></draw:frame></text:p>
        </text:list-header>
      </text:list>
      <text:p text:style-name="P6"><text:span text:style-name="T7">where </text:span><text:span text:style-name="T39">N</text:span><text:span text:style-name="T20">Esources</text:span><text:span text:style-name="T7"> is the number of the energy sources (diffrent fuel types, electricity, etc.).</text:span></text:p>
      <text:p text:style-name="P6"><text:soft-page-break/><text:span text:style-name="T7">Part of </text:span><text:span text:style-name="T7">the FEC is consumed for thermal uses (heating or cooling), </text:span><text:span text:style-name="T7">and other part of it is consumed for non-thermal uses</text:span><text:span text:style-name="T7">.</text:span></text:p>
      <text:h text:style-name="P95" text:outline-level="3">Total final and primary energy consumption for thermal uses </text:h>
      <text:p text:style-name="P57"/>
      <text:p text:style-name="P8">FET, PET = final and primary energy consumption for thermal uses (heating &amp; cooling)</text:p>
      <text:p text:style-name="P12">The total final energy consumption for thermal uses is the energy (electricity and fuels) used only for heating and cooling (part of FEC). <text:s/>Other non-thermal uses such as lighting, <text:s/>motor driving, fuel for internal transport, etc. are not part of FET.</text:p>
      <text:p text:style-name="P6"><text:span text:style-name="T14">The primary energy for </text:span><text:span text:style-name="T14">thermal uses is calculated similarly to </text:span><text:span text:style-name="T14">the PEC (see previous se</text:span><text:span text:style-name="T14">ction).</text:span></text:p>
      <text:p text:style-name="P8">The total finel energy for thermal uses is the sum of the energy consumed by the heating or cooling equipment in the factory:</text:p>
      <text:p text:style-name="P8"><draw:frame draw:style-name="fr6" draw:name="Object13" text:anchor-type="as-char" svg:width="3.47cm" svg:height="0.808cm" draw:z-index="17"><draw:object xlink:href="./Object 14" xlink:type="simple" xlink:show="embed" xlink:actuate="onLoad"/><draw:image xlink:href="./ObjectReplacements/Object 14" xlink:type="simple" xlink:show="embed" xlink:actuate="onLoad"/></draw:frame></text:p>
      <text:p text:style-name="P6"><text:span text:style-name="T14">where </text:span><text:span text:style-name="T13">N</text:span><text:span text:style-name="T20">equip</text:span><text:span text:style-name="T14"> is the number of thermal equipment units in the factory (boilers, chillers, CHP motors, etc.)</text:span></text:p>
      <text:h text:style-name="P25" text:outline-level="4">Thermal conversion equipment (only)</text:h>
      <text:p text:style-name="P57"/>
      <text:p text:style-name="P6"><text:span text:style-name="T14">For the simple thermal conversion equipment</text:span><text:span text:style-name="T14"> </text:span><text:span text:style-name="T14">(boilers, chillers) the </text:span><text:span text:style-name="T14">FET is equal to the consumed fuel (in terms of LCV) or electricity</text:span><text:span text:style-name="T14">.</text:span></text:p>
      <text:h text:style-name="P25" text:outline-level="4">Combined heat and power (CHP<text:span text:style-name="T14">)</text:span></text:h>
      <text:p text:style-name="P46"/>
      <text:p text:style-name="P46">For CHP equipment (reciprocating motors, turbines) the FET will be considered as the difference between the consumed fuel (in terms of LCV ) and the self-generated electricity:</text:p>
      <text:p text:style-name="P46"/>
      <text:p text:style-name="P46"><draw:frame draw:style-name="fr6" draw:name="Object14" text:anchor-type="as-char" svg:width="4.029cm" svg:height="0.543cm" draw:z-index="18"><draw:object xlink:href="./Object 15" xlink:type="simple" xlink:show="embed" xlink:actuate="onLoad"/><draw:image xlink:href="./ObjectReplacements/Object 15" xlink:type="simple" xlink:show="embed" xlink:actuate="onLoad"/></draw:frame></text:p>
      <text:p text:style-name="P46"/>
      <text:p text:style-name="P8">In the case of CHP equipment the PET (as calculated in section 1.1.1) is allowed to obtain <text:s/>negative values.</text:p>
      <text:p text:style-name="P46"/>
      <text:h text:style-name="P85" text:outline-level="2">Useful supply heat and cold (USH/C)</text:h>
      <text:p text:style-name="P5"/>
      <text:p text:style-name="P5">Useful supply heat (USH) is the heat going out of the conversion equipment (boilers, burners), measured at the outlet of the equipment (machine room).</text:p>
      <text:p text:style-name="P7">The heat content in heat supplies that are not closed loops (e.g. steam w/o condensate recovery, direct hot water preparation and distribution is defined based on the (external) reference temperature (cold water inlet, air inlet). </text:p>
      <text:p text:style-name="P7"><draw:frame draw:style-name="fr6" draw:name="Object11" text:anchor-type="as-char" svg:width="5.639cm" svg:height="0.543cm" draw:z-index="19"><draw:object xlink:href="./Object 13" xlink:type="simple" xlink:show="embed" xlink:actuate="onLoad"/><draw:image xlink:href="./ObjectReplacements/Object 13" xlink:type="simple" xlink:show="embed" xlink:actuate="onLoad"/></draw:frame></text:p>
      <text:p text:style-name="P7">where the subindices refer to outlet (o), return (ret) and inlet (i), the latter being the external reference for open loops.</text:p>
      <text:p text:style-name="P5"><text:soft-page-break/><text:span text:style-name="T14">For most industries the fuel consumption (FET) is </text:span>known, whereas USH/C and UPH/C had to be estimated. If no data for the conversion efficiencies of the equipment are available, the following standard values will be used as default for estimation:</text:p>
      <text:p text:style-name="P76"><text:span text:style-name="T27">·</text:span><text:span text:style-name="T43"> </text:span><text:span text:style-name="T6">Boiler efficiency (USH/FET): 85 %</text:span></text:p>
      <text:p text:style-name="P76"><text:span text:style-name="T27">·</text:span><text:span text:style-name="T43"> </text:span><text:span text:style-name="T44">Chiller efficiency (USC/FET): 3.0</text:span></text:p>
      <text:p text:style-name="P76"><text:span text:style-name="T27">·</text:span><text:span text:style-name="T43"> </text:span><text:span text:style-name="T6">Overall efficiency of heat generation and distribution (UPH/FET): 70 %.</text:span></text:p>
      <text:p text:style-name="P69"><draw:frame draw:style-name="fr2" draw:name="graphics2" text:anchor-type="paragraph" svg:width="12.959cm" svg:height="6.798cm" draw:z-index="11"><draw:image xlink:href="Pictures/2000040500002FB5000018251A614D24.svm" xlink:type="simple" xlink:show="embed" xlink:actuate="onLoad"/></draw:frame></text:p>
      <text:p text:style-name="P61"><text:span text:style-name="T9">Figure 4. Sank</text:span>ey diagram for standard conversion efficiencies</text:p>
      <text:p text:style-name="P61"/>
      <text:p text:style-name="P61"/>
      <text:p text:style-name="P61"/>
      <text:p text:style-name="P61"/>
      <text:p text:style-name="P61"/>
      <text:p text:style-name="P61"/>
      <text:p text:style-name="P61"/>
      <text:p text:style-name="P61"/>
      <text:p text:style-name="P61"/>
      <text:p text:style-name="P61"/>
      <text:h text:style-name="P125" text:outline-level="2"><text:soft-page-break/>Useful process heat and cold (UPH/C)</text:h>
      <text:p text:style-name="P86"/>
      <text:h text:style-name="Heading_20_3" text:outline-level="3">Gross and net process heat consumption</text:h>
      <text:p text:style-name="P89"/>
      <text:p text:style-name="P39">Useful (net) process heat <text:s/>(UPH) is considered as the total external process heat to be delivered to the process, either by the heat supply system, or by external<text:note text:id="ftn1" text:note-class="footnote"><text:note-citation>1</text:note-citation><text:note-body><text:p text:style-name="P93">The distinction between an internal and external heat recovery depends on the specification of the system boundaries and is thought to be used for compact equipment with some internal heat exchangers: e.g. gross heat demand in a pasteuriser using cold milk would be the heating up from 4ºC to 72 ºC, whereas net heat demand would be only the residual heating up after heat recovery, e.g. from 57 ºC to 72 ºC.</text:p><text:p text:style-name="Footnote"/></text:note-body></text:note> heat recovery.</text:p>
      <text:p text:style-name="P40"/>
      <text:p text:style-name="P18">If the internal heat recovery is added to the total process heat demand, we speak of gross useful process heat.</text:p>
      <text:p text:style-name="P2"><draw:frame draw:style-name="fr6" draw:name="Object4" text:anchor-type="as-char" svg:width="5.034cm" svg:height="0.543cm" draw:z-index="20"><draw:object xlink:href="./Object 5" xlink:type="simple" xlink:show="embed" xlink:actuate="onLoad"/><draw:image xlink:href="./ObjectReplacements/Object 5" xlink:type="simple" xlink:show="embed" xlink:actuate="onLoad"/></draw:frame></text:p>
      <text:h text:style-name="Heading_20_3" text:outline-level="3">Equivalent heat demand for cooling (EHD)</text:h>
      <text:p text:style-name="Text_20_body"/>
      <text:p text:style-name="P46">As low temperature heat sources such as <text:span text:style-name="T29">solar thermal energy or waste heat from heat pumps can be used with thermally driven chillers for producing cold, sometimes it is useful to add equivalent </text:span><text:span text:style-name="T30">heat consumption for </text:span><text:span text:style-name="T30">cold consumption</text:span><text:span text:style-name="T29"> to the existing consumption of UPH. Based on a supposed thermal chiller efficiency (</text:span><text:span text:style-name="T29"><draw:frame draw:style-name="fr6" draw:name="Object3" text:anchor-type="as-char" svg:width="0.753cm" svg:height="0.579cm" draw:z-index="22"><draw:object xlink:href="./Object 3" xlink:type="simple" xlink:show="embed" xlink:actuate="onLoad"/><draw:image xlink:href="./ObjectReplacements/Object 3" xlink:type="simple" xlink:show="embed" xlink:actuate="onLoad"/></draw:frame></text:span><text:span text:style-name="T29">) the </text:span><text:span text:style-name="T30">Equivalent Heat Deman</text:span><text:span text:style-name="T33">d</text:span><text:span text:style-name="T32"> for cooling can be calculated by:</text:span></text:p>
      <text:p text:style-name="Text_20_body"/>
      <text:p text:style-name="Text_20_body"><draw:frame draw:style-name="fr6" draw:name="Object5" text:anchor-type="as-char" svg:width="3.014cm" svg:height="0.579cm" draw:z-index="24"><draw:object xlink:href="./Object 7" xlink:type="simple" xlink:show="embed" xlink:actuate="onLoad"/><draw:image xlink:href="./ObjectReplacements/Object 7" xlink:type="simple" xlink:show="embed" xlink:actuate="onLoad"/></draw:frame></text:p>
      <text:p text:style-name="Text_20_body"/>
      <text:p text:style-name="P46">where Q<text:span text:style-name="T15">UPC</text:span><text:span text:style-name="T36"> is the Useful Process Cold demand.</text:span></text:p>
      <text:p text:style-name="P44"/>
      <text:p text:style-name="P43"/>
      <text:p text:style-name="P7"><text:s/>The following values will be used for conversion:</text:p>
      <text:p text:style-name="P77"><text:span text:style-name="T27">·</text:span><text:span text:style-name="T43">         </text:span><text:span text:style-name="T6">Overall efficiency of an absorption cooling system:             70 %</text:span></text:p>
      <text:p text:style-name="P77"><text:span text:style-name="T27">·</text:span><text:span text:style-name="T43">         </text:span><text:span text:style-name="T6">Mean temperature of the heat supply to the generator:       85 °C.</text:span></text:p>
      <text:p text:style-name="P78"/>
      <text:h text:style-name="P94" text:outline-level="3">Preheating of supply water for steam boilers (PSW)</text:h>
      <text:p text:style-name="P21"/>
      <text:p text:style-name="P22"><text:span text:style-name="T10">Preheating of supply water (PSW) for steam boilers</text:span> <text:span text:style-name="T6">is a possibility for use of low temperature heat sources</text:span><text:span text:style-name="T6">, additional to the possibility of direct supply to the process (part of UPH)</text:span><text:span text:style-name="T6">. Preheating contribut</text:span><text:span text:style-name="T6">e</text:span><text:span text:style-name="T6">s to boiler USH for covering the heat demand, thus reducing fuel consumption. </text:span></text:p>
      <text:p text:style-name="P23"><text:span text:style-name="T6">It should be taken into account that any reduction of the heat demand for the boiler (USH), reduces also the PSW</text:span><text:span text:style-name="T6"> (e.g. applying low temperature solar heat to process reduces the need for heat from boiler (USH), but also reduces the energy for PSW that could also be <text:s/>done with solar energy. This collateral effect should be accounted for. )</text:span></text:p>
      <text:p text:style-name="P37"/>
      <text:h text:style-name="Heading_20_3" text:outline-level="3"><text:soft-page-break/>Waste heat streams from processes </text:h>
      <text:p text:style-name="P75">For the calculation of the heat recovery potential it is important to distinguish between the</text:p>
      <text:p text:style-name="P37">total amount of waste heat and that waste heat streams that have the technical</text:p>
      <text:p text:style-name="P37">possibility to be used.</text:p>
      <text:p text:style-name="P75">For flows which are used as input to another process, the recoverable waste heat is</text:p>
      <text:p text:style-name="P37">limited by the final temperature to which the flow can be cooled down.</text:p>
      <text:p text:style-name="P38"/>
      <text:p text:style-name="P38"><draw:frame draw:style-name="fr6" draw:name="Object6" text:anchor-type="as-char" svg:width="4.29cm" svg:height="0.552cm" draw:z-index="26"><draw:object xlink:href="./Object 8" xlink:type="simple" xlink:show="embed" xlink:actuate="onLoad"/><draw:image xlink:href="./ObjectReplacements/Object 8" xlink:type="simple" xlink:show="embed" xlink:actuate="onLoad"/></draw:frame></text:p>
      <text:p text:style-name="P38"/>
      <text:p text:style-name="P38"/>
      <text:h text:style-name="Heading_20_1" text:outline-level="1">Temperature levels in heat supply</text:h>
      <text:p text:style-name="Standard"/>
      <text:p text:style-name="P2"><text:span text:style-name="T6">The </text:span><text:span text:style-name="T8">temperature levels</text:span><text:span text:style-name="T6"> used in the analysis are the following:</text:span></text:p>
      <text:p text:style-name="P76"><text:span text:style-name="T27">·</text:span><text:span text:style-name="T43"> <text:tab/></text:span><text:span text:style-name="T8">Process temperature (PT)</text:span><text:span text:style-name="T6">: mean temperature of the fluid in a process. </text:span></text:p>
      <text:p text:style-name="P76"><text:span text:style-name="T27">·</text:span><text:span text:style-name="T43"><text:tab/></text:span><text:span text:style-name="T8">Process Supply Temperature (PST)</text:span><text:span text:style-name="T6">: inlet temperature of the heat transport medium used for heating of the process (For example: steam temperature at the entrance of the process heat exchanger). </text:span></text:p>
      <text:p text:style-name="P76"><text:span text:style-name="T27">·</text:span><text:span text:style-name="T43"><text:tab/></text:span><text:span text:style-name="T8">Central supply temperature (CST)</text:span><text:span text:style-name="T6">: temperature of the heat transport medium at the outlet of the central heat supply (boiler). The difference between CST and PST accounts for temperature losses in the distribution line.</text:span></text:p>
      <text:p text:style-name="P2"><text:span text:style-name="T6">The heat demand can be classified into different temperature intervals. The UPH usually is classified by intervals for the process temperature, whereas USH is</text:span> classified by the process supply temperature.</text:p>
      <text:p text:style-name="P2">In Table 1 is given a classification of the possible heating technologies that can be used depending on the temperature level.</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5">Temperature interval</text:p>
          </table:table-cell>
          <table:table-cell table:style-name="Table3.A1" office:value-type="string">
            <text:p text:style-name="P65">Temperature level of heat</text:p>
          </table:table-cell>
          <table:table-cell table:style-name="Table3.C1" office:value-type="string">
            <text:p text:style-name="P65">Applicable heat supplying technology</text:p>
          </table:table-cell>
        </table:table-row>
        <table:table-row table:style-name="Table3.1">
          <table:table-cell table:style-name="Table3.A2" office:value-type="string">
            <text:p text:style-name="P66">&lt; 60</text:p>
          </table:table-cell>
          <table:table-cell table:style-name="Table3.A2" office:value-type="string">
            <text:p text:style-name="P66">Low</text:p>
          </table:table-cell>
          <table:table-cell table:style-name="Table3.C2" office:value-type="string">
            <text:p text:style-name="P67">Heat from heat pumps or low-temperature solar thermal</text:p>
          </table:table-cell>
        </table:table-row>
        <table:table-row table:style-name="Table3.1">
          <table:table-cell table:style-name="Table3.A2" office:value-type="string">
            <text:p text:style-name="P66">&lt; 90</text:p>
          </table:table-cell>
          <table:table-cell table:style-name="Table3.A2" office:value-type="string">
            <text:p text:style-name="P66">Medium-low</text:p>
          </table:table-cell>
          <table:table-cell table:style-name="Table3.C2" office:value-type="string">
            <text:p text:style-name="P66">Waste heat from CHP engines, practical limit for flat-plate solar thermal</text:p>
          </table:table-cell>
        </table:table-row>
        <table:table-row table:style-name="Table3.1">
          <table:table-cell table:style-name="Table3.A2" office:value-type="string">
            <text:p text:style-name="P66">&lt; 150</text:p>
          </table:table-cell>
          <table:table-cell table:style-name="Table3.A2" office:value-type="string">
            <text:p text:style-name="P66">Medium</text:p>
          </table:table-cell>
          <table:table-cell table:style-name="Table3.C2" office:value-type="string">
            <text:p text:style-name="P66">Low pressure steam</text:p>
          </table:table-cell>
        </table:table-row>
        <table:table-row table:style-name="Table3.1">
          <table:table-cell table:style-name="Table3.A2" office:value-type="string">
            <text:p text:style-name="P66">&lt; 250</text:p>
          </table:table-cell>
          <table:table-cell table:style-name="Table3.A2" office:value-type="string">
            <text:p text:style-name="P66">Medium-high</text:p>
          </table:table-cell>
          <table:table-cell table:style-name="Table3.C2" office:value-type="string">
            <text:p text:style-name="P66">SHIP limit</text:p>
          </table:table-cell>
        </table:table-row>
        <table:table-row table:style-name="Table3.1">
          <table:table-cell table:style-name="Table3.A2" office:value-type="string">
            <text:p text:style-name="P66">&lt; 400</text:p>
          </table:table-cell>
          <table:table-cell table:style-name="Table3.A2" office:value-type="string">
            <text:p text:style-name="P66">High</text:p>
          </table:table-cell>
          <table:table-cell table:style-name="Table3.C2" office:value-type="string">
            <text:p text:style-name="P66">Practical limit for waste heat from gas turbines, biomass…</text:p>
          </table:table-cell>
        </table:table-row>
      </table:table>
      <text:p text:style-name="P73"/>
      <text:p text:style-name="P72">Table 1. Possibilities for technology application depending on temperature level.</text:p>
      <text:p text:style-name="P72"/>
      <text:p text:style-name="P24"><text:span text:style-name="T31">The standard temperature intervals as given in Table 2 are used for statistical analysis </text:span><text:bookmark text:name="_Ref5271209621"/><text:span text:style-name="T31">of the heat demand (UPH and USH) by temperature level.</text:span></text:p>
      <text:p text:style-name="P70"><draw:frame draw:style-name="fr4" draw:name="graphics4" text:anchor-type="paragraph" svg:width="14cm" svg:height="7.297cm" draw:z-index="10"><draw:image xlink:href="Pictures/2000030100003EA2000020A53C5BDB43.svm" xlink:type="simple" xlink:show="embed" xlink:actuate="onLoad"/></draw:frame><text:soft-page-break/><text:span text:style-name="T35">Table 1</text:span>. Standard temperature intervals used in the analysis</text:p>
      <text:p text:style-name="P92"/>
      <text:p text:style-name="Standard"/>
      <text:p text:style-name="Text_20_body"/>
      <text:h text:style-name="P81" text:outline-level="1">Process models and demand curves</text:h>
      <text:p text:style-name="P62"/>
      <text:h text:style-name="Heading_20_2" text:outline-level="2">Process models</text:h>
      <text:p text:style-name="Text_20_body"/>
      <text:p text:style-name="Text_20_body"/>
      <text:p text:style-name="P2">Processes in EINSTEIN are modelled using a standard process model as described in POSHIP<text:note text:id="ftn2" text:note-class="footnote"><text:note-citation>2</text:note-citation><text:note-body><text:p text:style-name="P68"><text:s text:c="2"/>POSHIP: The Potential of Solar Heat for Industrial Processes. Project Funded by the <text:span text:style-name="T46">E</text:span><text:span text:style-name="T25">uropean Commission - Directorate General </text:span><text:span text:style-name="T26">for Energy and Transport. Programme ENERGIE (5th Framework Programme for Energy, </text:span><text:span text:style-name="T22">Environment and Sustainable Development), Project No. NNE5-1999-0308.</text:span></text:p><text:p text:style-name="Footnote"/></text:note-body></text:note>. M<text:span text:style-name="T6">ost processes require both heating of a fluid stream (e.g. hot air streams, hot water, renovation of water in baths, ...) and heating of some reservoir (ovens, liquid baths). The latter can be subdivided into pre-heating before the start of operation and into maintenance of temperature (compensation of thermal losses during operation).</text:span></text:p>
      <text:p text:style-name="P5">The total heat demand of a process can be conceptually split into the three fractions mentioned above:</text:p>
      <text:list text:style-name="L3">
        <text:list-header>
          <text:p text:style-name="P102">a) Circulation heat (UPHc)</text:p>
          <text:p text:style-name="P105">The heat related with the entering medium mass flow (inflow). This is the heat needed to heat-up the entering medium to the process temperature, independently of the physical place where heat is added (prior to or within the process). </text:p>
          <text:p text:style-name="P118"><text:span text:style-name="T34">Can be defined for continuous and batch process, and is conceptually independent from </text:span><text:span text:style-name="T29">the physical time interval during which the mass flow is circulating. The circulation time can be different from the operation time.</text:span></text:p>
          <text:p text:style-name="P119"/>
        </text:list-header>
      </text:list>
      <text:p text:style-name="P37"><draw:frame draw:style-name="fr6" draw:name="Object7" text:anchor-type="as-char" svg:width="4.378cm" svg:height="0.543cm" draw:z-index="21"><draw:object xlink:href="./Object 9" xlink:type="simple" xlink:show="embed" xlink:actuate="onLoad"/><draw:image xlink:href="./ObjectReplacements/Object 9" xlink:type="simple" xlink:show="embed" xlink:actuate="onLoad"/></draw:frame></text:p>
      <text:p text:style-name="P37"/>
      <text:p text:style-name="P37">where <text:span text:style-name="T12">m</text:span><text:span text:style-name="T49">c</text:span> is the total mass of process medium circulating during the period under consideration (one day or one year).</text:p>
      <text:p text:style-name="P37"/>
      <text:p text:style-name="P37">The gross heat related with circulting fluid can be calculated as</text:p>
      <text:p text:style-name="P37"/>
      <text:p text:style-name="P37"><draw:frame draw:style-name="fr6" draw:name="Object15" text:anchor-type="as-char" svg:width="7.802cm" svg:height="0.603cm" draw:z-index="27"><draw:object xlink:href="./Object 16" xlink:type="simple" xlink:show="embed" xlink:actuate="onLoad"/><draw:image xlink:href="./ObjectReplacements/Object 16" xlink:type="simple" xlink:show="embed" xlink:actuate="onLoad"/></draw:frame></text:p>
      <text:p text:style-name="P37"/>
      <text:p text:style-name="P37"/>
      <text:list text:style-name="L3" text:continue-numbering="true">
        <text:list-header>
          <text:p text:style-name="P102">b) Initial heating at start-up (UPHs)</text:p>
          <text:p text:style-name="P106"><text:span text:style-name="T6">The heat necessary to bring the process mass to the process temperature after process </text:span>interruption (does not include heat added to bring inlet flow to process temperature in either batch or continuous process).</text:p>
        </text:list-header>
      </text:list>
      <text:p text:style-name="P47"/>
      <text:p text:style-name="Text_20_body"><draw:frame draw:style-name="fr6" draw:name="Object8" text:anchor-type="as-char" svg:width="4.958cm" svg:height="0.543cm" draw:z-index="23"><draw:object xlink:href="./Object 10" xlink:type="simple" xlink:show="embed" xlink:actuate="onLoad"/><draw:image xlink:href="./ObjectReplacements/Object 10" xlink:type="simple" xlink:show="embed" xlink:actuate="onLoad"/></draw:frame></text:p>
      <text:p text:style-name="Text_20_body"/>
      <text:p text:style-name="Text_20_body">where (<text:span text:style-name="T12">mc</text:span><text:span text:style-name="T17">p</text:span>)<text:span text:style-name="T15">e</text:span> is the effective or equivalent thermal mass of the process that consideres <text:s/>the thermal inertia not only of the medium itself contained within the process but also the surrounding equipment, and <text:span text:style-name="T12">N</text:span><text:span text:style-name="T15">s</text:span> is the number of start-ups in a given period of time. </text:p>
      <text:p text:style-name="Text_20_body"/>
      <text:list text:style-name="L3" text:continue-numbering="true">
        <text:list-header>
          <text:p text:style-name="P102">c) Maintenance heat (UPHm)</text:p>
          <text:p text:style-name="P116">The heat necessary to maintain process temperature. It is equivalent to the thermal losses through the process border to the ambient. </text:p>
        </text:list-header>
      </text:list>
      <text:p text:style-name="P53"><text:soft-page-break/></text:p>
      <text:p text:style-name="P53"><draw:frame draw:style-name="fr6" draw:name="Object9" text:anchor-type="as-char" svg:width="5.997cm" svg:height="0.552cm" draw:z-index="25"><draw:object xlink:href="./Object 11" xlink:type="simple" xlink:show="embed" xlink:actuate="onLoad"/><draw:image xlink:href="./ObjectReplacements/Object 11" xlink:type="simple" xlink:show="embed" xlink:actuate="onLoad"/></draw:frame></text:p>
      <text:p text:style-name="P54"/>
      <text:p text:style-name="P53">where (<text:span text:style-name="T12">UA</text:span>) is the termal loss coefficient of the process equipment, <text:span text:style-name="T12">T</text:span><text:span text:style-name="T49">env</text:span> is the environmental temperature for the process (usually the indoor temperature of the factory) <text:span text:style-name="T14">and </text:span><text:span text:style-name="T13">t</text:span><text:span text:style-name="T50">op</text:span><text:span text:style-name="T14"> is the process operating time.</text:span></text:p>
      <text:list text:style-name="L3" text:continue-numbering="true">
        <text:list-header>
          <text:p text:style-name="P117"/>
        </text:list-header>
      </text:list>
      <text:p text:style-name="P53">When the value of (<text:span text:style-name="T12">UA</text:span>) is not known (as is the case in most real processes), it can be estimated from information about the cool-down of the process over a certain reference period (e.g during night, during weekend, or in between two baths).</text:p>
      <text:p text:style-name="P53"/>
      <text:p text:style-name="P53"><draw:frame draw:style-name="fr6" draw:name="Object36" text:anchor-type="as-char" svg:width="5.681cm" svg:height="0.619cm" draw:z-index="0"><draw:object xlink:href="./Object 36" xlink:type="simple" xlink:show="embed" xlink:actuate="onLoad"/><draw:image xlink:href="./ObjectReplacements/Object 36" xlink:type="simple" xlink:show="embed" xlink:actuate="onLoad"/></draw:frame></text:p>
      <text:p text:style-name="P53"/>
      <text:p text:style-name="P53">resulting in:</text:p>
      <text:p text:style-name="P53"/>
      <text:p text:style-name="P53"><draw:frame draw:style-name="fr6" draw:name="Object37" text:anchor-type="as-char" svg:width="7.324cm" svg:height="0.543cm" draw:z-index="1"><draw:object xlink:href="./Object 1" xlink:type="simple" xlink:show="embed" xlink:actuate="onLoad"/><draw:image xlink:href="./ObjectReplacements/Object 1" xlink:type="simple" xlink:show="embed" xlink:actuate="onLoad"/></draw:frame></text:p>
      <text:p text:style-name="P53"/>
      <text:p text:style-name="P53">where <text:span text:style-name="T12">T</text:span><text:span text:style-name="T49">f</text:span> is the final temperature after the cool-down, <text:span text:style-name="T12">t</text:span><text:span text:style-name="T49">ref</text:span> is the reference time of cool-down, <text:s/>(<text:span text:style-name="T12">mc</text:span><text:span text:style-name="T51">p</text:span>) is the total thermal mass of the process, and <text:span text:style-name="T12">T</text:span><text:span text:style-name="T49">p</text:span> and <text:span text:style-name="T12">T</text:span><text:span text:style-name="T49">env</text:span> are respectively the process and the environment temperatures. </text:p>
      <text:p text:style-name="P5"><text:s/></text:p>
      <text:h text:style-name="Heading_20_3" text:outline-level="3">General model for one-medium processes</text:h>
      <text:p text:style-name="Text_20_body"/>
      <text:p text:style-name="Text_20_body"/>
      <text:p text:style-name="P58"><draw:frame draw:style-name="fr5" draw:name="graphics5" text:anchor-type="paragraph" svg:width="14cm" svg:height="6.837cm" draw:z-index="8"><draw:image xlink:href="Pictures/2000075A00006BD5000034A9C1262C4A.svm" xlink:type="simple" xlink:show="embed" xlink:actuate="onLoad"/></draw:frame></text:p>
      <text:p text:style-name="P20">Figure 5. One-medium process model</text:p>
      <text:p text:style-name="P46">This process is fully defined by the variables indicated in Figure 5. These are described as follows:</text:p>
      <text:p text:style-name="P48"/>
      <text:p text:style-name="P26"><text:span text:style-name="T12">T(t)</text:span><text:tab/>Temperature of process or supply medium over time</text:p>
      <text:p text:style-name="P26"><text:span text:style-name="T12">h(t)</text:span><text:tab/>Specific enthalpy of process medium over time</text:p>
      <text:p text:style-name="P26"><text:span text:style-name="T12">q</text:span><text:span text:style-name="T17">m</text:span><text:span text:style-name="T40">(t)</text:span><text:span text:style-name="T36"><text:tab/>Mass flow of process medium over time</text:span></text:p>
      <text:p text:style-name="P28"><text:span text:style-name="T12">mc</text:span><text:span text:style-name="T17">p</text:span><text:tab/>Total thermal mass of process </text:p>
      <text:p text:style-name="P26"><text:span text:style-name="T12">UA</text:span><text:tab/>Thermal loss coefficient</text:p>
      <text:p text:style-name="P26"/>
      <text:p text:style-name="P26">Subscripts</text:p>
      <text:p text:style-name="P26"><text:soft-page-break/>p<text:tab/>process</text:p>
      <text:p text:style-name="P26">pi<text:tab/>process inlet</text:p>
      <text:p text:style-name="P26">pir<text:tab/>process inlet after heat recovery</text:p>
      <text:p text:style-name="P26">po<text:tab/>process outlet</text:p>
      <text:p text:style-name="P26">por<text:tab/>process outlet after heat recovery</text:p>
      <text:p text:style-name="P26">i<text:tab/>inlet, incoming</text:p>
      <text:p text:style-name="P26">o<text:tab/>outlet, outgoing</text:p>
      <text:p text:style-name="P26">st<text:tab/>start-up (for temperature of process after cool-down during breaks) </text:p>
      <text:p text:style-name="P26">ps<text:tab/>process supply</text:p>
      <text:p text:style-name="P26">env<text:tab/>environment </text:p>
      <text:p text:style-name="P26"/>
      <text:p text:style-name="P26"><text:span text:style-name="T14">Note: </text:span><text:span text:style-name="T13">q</text:span><text:span text:style-name="T16">m,o</text:span><text:span text:style-name="T14"> can be different (usually lower) than </text:span><text:span text:style-name="T13">q</text:span><text:span text:style-name="T16">m,i</text:span><text:span text:style-name="T13"> </text:span><text:span text:style-name="T14">due to (a) time lags and (b) possible loss of part of the process medium (e.g.: uncontrolled evaporation).</text:span><text:tab/></text:p>
      <text:p text:style-name="P26"><text:tab/></text:p>
      <text:p text:style-name="P96"/>
      <text:h text:style-name="P126" text:outline-level="3">General model for two-medium (two in-flow/two out-flow) process</text:h>
      <text:p text:style-name="P88"/>
      <text:p text:style-name="P31"/>
      <text:p text:style-name="P34"><draw:frame draw:style-name="fr4" draw:name="graphics8" text:anchor-type="paragraph" svg:width="14cm" svg:height="8.426cm" draw:z-index="12"><draw:image xlink:href="Pictures/20000A3E00007096000043C6EF364176.svm" xlink:type="simple" xlink:show="embed" xlink:actuate="onLoad"/></draw:frame></text:p>
      <text:p text:style-name="P33">Figure 6. Two-medium process model</text:p>
      <text:p text:style-name="P87"/>
      <text:p text:style-name="P46">The two-medium process is fully defined by the variables indicated on Figure 6. These are described as follows:</text:p>
      <text:p text:style-name="P26"/>
      <text:p text:style-name="P26"><text:span text:style-name="T12">T(t)</text:span><text:tab/>Temperature of process or supply medium over time</text:p>
      <text:p text:style-name="P26"><text:span text:style-name="T12">h(t)</text:span><text:tab/>Specific enthalpy of process medium over time</text:p>
      <text:p text:style-name="P26"><text:span text:style-name="T12">q</text:span><text:span text:style-name="T17">m</text:span><text:span text:style-name="T40">(t)</text:span><text:span text:style-name="T36"><text:tab/>Mass flow of process medium over time</text:span></text:p>
      <text:p text:style-name="P28"><text:span text:style-name="T12">mc</text:span><text:span text:style-name="T17">p</text:span><text:tab/>Total thermal mass of process </text:p>
      <text:p text:style-name="P26"><text:span text:style-name="T12">UA</text:span><text:tab/>Thermal loss coefficient</text:p>
      <text:p text:style-name="P26"/>
      <text:p text:style-name="P26">Subscripts</text:p>
      <text:p text:style-name="P26">i1<text:tab/>inlet (incoming) process medium 1</text:p>
      <text:p text:style-name="P26">i2<text:tab/>inlet (incoming) process medium 2</text:p>
      <text:p text:style-name="P26">o1<text:tab/>outlet (outgoing) process medium 1</text:p>
      <text:p text:style-name="P26">o2<text:tab/>outlet (outgoing) process medium 2</text:p>
      <text:p text:style-name="P26">p<text:tab/>process</text:p>
      <text:p text:style-name="P26">pi1<text:tab/>process inlet 1</text:p>
      <text:p text:style-name="P26"><text:soft-page-break/>pi2<text:tab/>process inlet 2</text:p>
      <text:p text:style-name="P26">pi1r<text:tab/>process inlet 1 after heat recovery</text:p>
      <text:p text:style-name="P26">pi2r<text:tab/>process inlet 2 after heat recovery</text:p>
      <text:p text:style-name="P26">po1<text:tab/>process outlet 1</text:p>
      <text:p text:style-name="P26">po2<text:tab/>process outlet 2</text:p>
      <text:p text:style-name="P26">po1r<text:tab/>process outlet 1 after heat recovery</text:p>
      <text:p text:style-name="P26">po2r<text:tab/>process outlet 2 after heat recovery</text:p>
      <text:p text:style-name="P26">pt<text:tab/>process target (temperature)</text:p>
      <text:p text:style-name="P26">s<text:tab/>start-up (for temperature of process after cool-down during breaks) </text:p>
      <text:p text:style-name="P26">ps<text:tab/>process supply</text:p>
      <text:p text:style-name="P26">env<text:tab/>environment </text:p>
      <text:p text:style-name="P26"/>
      <text:p text:style-name="P26"><text:span text:style-name="T14">Note: the outgoing mass flows </text:span><text:span text:style-name="T13">q</text:span><text:span text:style-name="T16">m,o</text:span><text:span text:style-name="T14"> (1 or 2) and the composition of the media can be different <text:s/>from </text:span><text:span text:style-name="T13">q</text:span><text:span text:style-name="T16">m,i </text:span><text:span text:style-name="T38">(1 or 2) </text:span><text:span text:style-name="T14">due to (a) time lags and (b) possible loss of part of the process medium (e.g.: uncontrolled evaporation) or (c) mass transfer from one medium to the other (mixing or separation process).</text:span><text:tab/></text:p>
      <text:p text:style-name="P26"><text:tab/></text:p>
      <text:p text:style-name="P27"/>
      <text:p text:style-name="P35">NOTE: One unique process temperature is defined in this model for simplicity. In some cases the final temperature for the different fluid streams might be different. If this assumption is found to be limiting, it could be relaxed in the future.</text:p>
      <text:p text:style-name="Text_20_body"/>
      <text:h text:style-name="Heading_20_3" text:outline-level="3">Simplifications for basic Einstein model</text:h>
      <text:p text:style-name="P90"/>
      <text:p text:style-name="Text_20_body">The general process models can be simplified assuming constant temperature levels and</text:p>
      <text:p text:style-name="Text_20_body">mass flows:</text:p>
      <text:p text:style-name="Text_20_body"><text:span text:style-name="T45">• </text:span><text:span text:style-name="T47">all inlet, set and waste heat temperatures are considered as constant.</text:span></text:p>
      <text:p text:style-name="Text_20_body"><text:span text:style-name="T45">• </text:span><text:span text:style-name="T47">time dependence is only given by the schedule of the process (on/off)</text:span></text:p>
      <text:p text:style-name="P74">For most industrial processes this constant temperature level approximation is sufficient. </text:p>
      <text:p text:style-name="P124"/>
      <text:h text:style-name="Heading_20_2" text:outline-level="2">Standard demand profiles</text:h>
      <text:p text:style-name="Text_20_body"/>
      <text:p text:style-name="Text_20_body">In the following standard demand profiles for the basic EINSTEIN process models are described.</text:p>
      <text:p text:style-name="Text_20_body"/>
      <text:p text:style-name="Text_20_body">The following differnt time schedules are used:</text:p>
      <text:p text:style-name="Text_20_body"/>
      <text:list text:style-name="L4">
        <text:list-item>
          <text:p text:style-name="P108">Schedule for the operation of the process: the time during which a constant set temperature <text:span text:style-name="T12">T</text:span><text:span text:style-name="T49">p</text:span> <text:s/>has to be maintained</text:p>
        </text:list-item>
        <text:list-item>
          <text:p text:style-name="P108">Schedule for initial heating at start-up: the time when initial heating at start-up begins.</text:p>
        </text:list-item>
      </text:list>
      <text:list text:style-name="L4">
        <text:list-item text:start-value="1">
          <text:p text:style-name="P108">Schedule for incoming flows</text:p>
        </text:list-item>
        <text:list-item>
          <text:p text:style-name="P108">Schedule for outgoing flows</text:p>
        </text:list-item>
      </text:list>
      <text:p text:style-name="Text_20_body">In the Einstein draft model there is distinguished between batch and continuous processes. The schedules of both process types are supposed to be as follows. Note that start-up phase is the first half hour <text:span text:style-name="T48">within</text:span> the operation period of the process. Emptying of batch processes is the first half hour <text:span text:style-name="T48">after</text:span> process operation.</text:p>
      <text:p text:style-name="Text_20_body"/>
      <table:table table:name="Table2" table:style-name="Table2">
        <table:table-column table:style-name="Table2.A" table:number-columns-repeated="3"/>
        <table:table-header-rows>
          <table:table-row>
            <table:table-cell table:style-name="Table2.A1" office:value-type="string">
              <text:p text:style-name="P97"/>
            </table:table-cell>
            <table:table-cell table:style-name="Table2.A1" office:value-type="string">
              <text:p text:style-name="P98">Continuous process</text:p>
            </table:table-cell>
            <table:table-cell table:style-name="Table2.C1" office:value-type="string">
              <text:p text:style-name="P98">Batch process</text:p>
            </table:table-cell>
          </table:table-row>
        </table:table-header-rows>
        <table:table-row>
          <table:table-cell table:style-name="Table2.A2" office:value-type="string">
            <text:p text:style-name="P99">Circulation (Inflow)</text:p>
          </table:table-cell>
          <table:table-cell table:style-name="Table2.A2" office:value-type="string">
            <text:p text:style-name="P29">Continous during <text:span text:style-name="T12">t</text:span><text:span text:style-name="T15">op</text:span></text:p>
          </table:table-cell>
          <table:table-cell table:style-name="Table2.C2" office:value-type="string">
            <text:p text:style-name="P29">The first 0.5 h <text:span text:style-name="T48">within</text:span> <text:s/><text:span text:style-name="T12">t</text:span><text:span text:style-name="T15">op</text:span></text:p>
          </table:table-cell>
        </table:table-row>
        <table:table-row>
          <table:table-cell table:style-name="Table2.A2" office:value-type="string">
            <text:p text:style-name="P99">Start-up</text:p>
          </table:table-cell>
          <table:table-cell table:style-name="Table2.A2" office:value-type="string">
            <text:p text:style-name="P29">The first 0.5 h <text:span text:style-name="T48">within</text:span><text:span text:style-name="T41"> t</text:span><text:span text:style-name="T21">op</text:span></text:p>
          </table:table-cell>
          <table:table-cell table:style-name="Table2.C2" office:value-type="string">
            <text:p text:style-name="P29">The first 0.5 h <text:span text:style-name="T48">within</text:span> <text:s/><text:span text:style-name="T12">t</text:span><text:span text:style-name="T15">op</text:span></text:p>
          </table:table-cell>
        </table:table-row>
        <table:table-row>
          <table:table-cell table:style-name="Table2.A2" office:value-type="string">
            <text:p text:style-name="P100">Maintenance</text:p>
          </table:table-cell>
          <table:table-cell table:style-name="Table2.A2" office:value-type="string">
            <text:p text:style-name="P29">Continous during <text:span text:style-name="T12">t</text:span><text:span text:style-name="T15">op</text:span></text:p>
          </table:table-cell>
          <table:table-cell table:style-name="Table2.C2" office:value-type="string">
            <text:p text:style-name="P29">Continous during <text:span text:style-name="T12">t</text:span><text:span text:style-name="T15">op</text:span></text:p>
          </table:table-cell>
        </table:table-row>
        <text:soft-page-break/>
        <table:table-row>
          <table:table-cell table:style-name="Table2.A2" office:value-type="string">
            <text:p text:style-name="P100">Evacuation of waste fluid (Outflow)</text:p>
          </table:table-cell>
          <table:table-cell table:style-name="Table2.A2" office:value-type="string">
            <text:p text:style-name="P29">Continous during <text:span text:style-name="T12">t</text:span><text:span text:style-name="T15">op</text:span></text:p>
          </table:table-cell>
          <table:table-cell table:style-name="Table2.C2" office:value-type="string">
            <text:p text:style-name="P29">The first 0.5 h <text:span text:style-name="T48">after</text:span> <text:span text:style-name="T12">t</text:span><text:span text:style-name="T15">op</text:span> </text:p>
          </table:table-cell>
        </table:table-row>
      </table:table>
      <text:p text:style-name="P36"/>
      <text:p text:style-name="Text_20_body">Energy flows are expressed in </text:p>
      <text:p text:style-name="Text_20_body"/>
      <text:list text:style-name="L5">
        <text:list-item>
          <text:p text:style-name="P112">the annual energy demand (UPHc, UPHm, UPHs, UPHw)</text:p>
        </text:list-item>
        <text:list-item>
          <text:p text:style-name="P107">the mean required heating power during <text:span text:style-name="T4">yearly </text:span><text:span text:style-name="T42">factory (not process !!!) operation hours</text:span></text:p>
        </text:list-item>
      </text:list>
      <text:p text:style-name="P42"/>
      <text:p text:style-name="P47"><draw:frame draw:style-name="fr6" draw:name="Object10" text:anchor-type="as-char" svg:width="4.685cm" svg:height="1.148cm" draw:z-index="14"><draw:object xlink:href="./Object 12" xlink:type="simple" xlink:show="embed" xlink:actuate="onLoad"/><draw:image xlink:href="./ObjectReplacements/Object 12" xlink:type="simple" xlink:show="embed" xlink:actuate="onLoad"/></draw:frame></text:p>
      <text:p text:style-name="P47"/>
      <text:p text:style-name="P49">Demand profiles f(t) are normalised so that the daily integral is equal to the daily factory operation hours, so that</text:p>
      <text:p text:style-name="P49"/>
      <text:p text:style-name="P49"><draw:frame draw:style-name="fr6" draw:name="Object27" text:anchor-type="as-char" svg:width="3.521cm" svg:height="1.212cm" draw:z-index="5"><draw:object xlink:href="./Object 27" xlink:type="simple" xlink:show="embed" xlink:actuate="onLoad"/><draw:image xlink:href="./ObjectReplacements/Object 27" xlink:type="simple" xlink:show="embed" xlink:actuate="onLoad"/></draw:frame></text:p>
      <text:p text:style-name="P49"/>
      <text:p text:style-name="P47"/>
      <text:p text:style-name="Text_20_body"/>
      <text:p text:style-name="Text_20_body"/>
      <text:p text:style-name="Text_20_body"><draw:frame draw:style-name="fr5" draw:name="graphics7" text:anchor-type="paragraph" svg:width="13.801cm" svg:height="7.999cm" draw:z-index="3"><draw:image xlink:href="Pictures/200004040000352600002652B1DE4E7E.svm" xlink:type="simple" xlink:show="embed" xlink:actuate="onLoad"/></draw:frame></text:p>
      <text:p text:style-name="P71">Figure 7. Standard energy demand profile for continuous processes. Example: process with t_op = 2 x 4h.</text:p>
      <text:p text:style-name="Text_20_body"/>
      <text:p text:style-name="Text_20_body"/>
      <text:p text:style-name="Text_20_body"/>
      <text:p text:style-name="Text_20_body"/>
      <text:p text:style-name="Text_20_body"><draw:frame draw:style-name="fr3" draw:name="graphics6" text:anchor-type="paragraph" svg:x="0.18cm" svg:y="0.004cm" svg:width="13.801cm" svg:height="7.999cm" draw:z-index="2"><draw:image xlink:href="Pictures/200003BF0000354700002674FCBE9D1F.svm" xlink:type="simple" xlink:show="embed" xlink:actuate="onLoad"/></draw:frame><text:soft-page-break/></text:p>
      <text:p text:style-name="Text_20_body"/>
      <text:p text:style-name="P32">Figure 8. Standard energy demand profile for batch processes. Example: process with t_op = 2 x 4h.</text:p>
      <text:p text:style-name="P46"/>
      <text:p text:style-name="Text_20_body"/>
      <text:p text:style-name="P59">Nomenclature</text:p>
      <text:p text:style-name="P56"/>
      <text:p text:style-name="P56">Abbreviations and acronyms</text:p>
      <text:p text:style-name="P52"/>
      <text:p text:style-name="P52"><text:span text:style-name="T6"><text:s text:c="2"/>CST </text:span><text:span text:style-name="T27">-</text:span><text:span text:style-name="T6"> Central Supply Temperature </text:span></text:p>
      <text:p text:style-name="P52"><text:span text:style-name="T6"><text:s text:c="2"/>CHP </text:span><text:span text:style-name="T27">- </text:span><text:span text:style-name="T23">Combined Heat and Power</text:span></text:p>
      <text:p text:style-name="P52"><text:span text:style-name="T6"><text:s text:c="2"/>EHD </text:span><text:span text:style-name="T27">-</text:span><text:span text:style-name="T6"> Equivalent Heat Demand</text:span></text:p>
      <text:p text:style-name="P52"><text:span text:style-name="T6"><text:s text:c="2"/>FEC </text:span><text:span text:style-name="T27">-</text:span> T<text:span text:style-name="T6">otal Final Energy Consumption</text:span></text:p>
      <text:p text:style-name="P52"><text:span text:style-name="T6"><text:s text:c="2"/>FET </text:span><text:span text:style-name="T27">-</text:span> <text:span text:style-name="T6">Final Energy consumption for Thermal uses</text:span></text:p>
      <text:p text:style-name="P52"><text:span text:style-name="T6"><text:s text:c="2"/>LCV </text:span><text:span text:style-name="T27">- </text:span><text:span text:style-name="T6">Low</text:span><text:span text:style-name="T6">er</text:span><text:span text:style-name="T6"> Calorific Value</text:span><text:span text:style-name="T27"> </text:span></text:p>
      <text:p text:style-name="P52"><text:span text:style-name="T6"><text:s text:c="2"/>PEC </text:span><text:span text:style-name="T27">-</text:span> <text:span text:style-name="T6">total Primary Energy Consumption</text:span></text:p>
      <text:p text:style-name="P52"><text:span text:style-name="T6"><text:s text:c="2"/></text:span><text:span text:style-name="T6">PET </text:span><text:span text:style-name="T27">–</text:span><text:span text:style-name="T6"> Total Primary Energy consumption for Thermal uses</text:span></text:p>
      <text:p text:style-name="P52"><text:span text:style-name="T6"><text:s text:c="2"/></text:span><text:span text:style-name="T6">PSW </text:span><text:span text:style-name="T27">-</text:span><text:span text:style-name="T6"> Preheating of Supply Water </text:span></text:p>
      <text:p text:style-name="P52"><text:span text:style-name="T6"><text:s text:c="2"/>PT </text:span><text:span text:style-name="T27">-</text:span><text:span text:style-name="T6"> Process Temperature </text:span></text:p>
      <text:p text:style-name="P52"><text:span text:style-name="T6"><text:s text:c="2"/>ST </text:span><text:span text:style-name="T27">-</text:span><text:span text:style-name="T6"> Supply Temperature </text:span></text:p>
      <text:p text:style-name="P52"><text:span text:style-name="T6"><text:s text:c="2"/>UPH/C </text:span><text:span text:style-name="T27">-</text:span><text:span text:style-name="T6"> Useful Process Heat/Cold</text:span></text:p>
      <text:p text:style-name="P52"><text:span text:style-name="T6"><text:s text:c="2"/>USH/C </text:span><text:span text:style-name="T27">-</text:span><text:span text:style-name="T6"> Useful Supply Heat/Cold</text:span></text:p>
      <text:p text:style-name="Text_20_body"/>
      <text:p text:style-name="P50">Symbols</text:p>
      <text:p text:style-name="P51"/>
      <text:p text:style-name="P52"><text:span text:style-name="T52"><text:s text:c="2"/>A </text:span><text:span text:style-name="T28">-</text:span><text:span text:style-name="T52"> </text:span><text:span text:style-name="T24">area, m</text:span><text:span text:style-name="T54">2</text:span></text:p>
      <text:p text:style-name="P60"><text:span text:style-name="T11"><text:s text:c="2"/>c</text:span><text:span text:style-name="T15">p</text:span> - <text:span text:style-name="T37">specific heat capacity, J/(kg K)</text:span> </text:p>
      <text:p text:style-name="P52"><text:span text:style-name="T52"><text:s text:c="2"/>E</text:span> <text:span text:style-name="T27">-</text:span> <text:span text:style-name="T6">energy, J, (or kWh)</text:span></text:p>
      <text:p text:style-name="P52"><text:span text:style-name="T52"><text:s text:c="2"/>f</text:span> <text:span text:style-name="T27">-</text:span> <text:span text:style-name="T6">conversion factor</text:span></text:p>
      <text:p text:style-name="P52"><text:span text:style-name="T52"><text:s text:c="2"/>h </text:span><text:span text:style-name="T27">-</text:span><text:span text:style-name="T6"> specific enthalpy, J/kg</text:span></text:p>
      <text:p text:style-name="P52"><text:span text:style-name="T52"><text:s text:c="2"/>m</text:span> <text:span text:style-name="T27">-</text:span> <text:span text:style-name="T6">mass, kg </text:span></text:p>
      <text:p text:style-name="P52"><text:span text:style-name="T52"><text:s text:c="2"/>N</text:span> <text:span text:style-name="T27">-</text:span> <text:span text:style-name="T6">number</text:span><text:span text:style-name="T6"> (e</text:span><text:span text:style-name="T6">.g. fuels or Esources)</text:span></text:p>
      <text:p text:style-name="P52"><text:span text:style-name="T52"><text:s text:c="2"/>Q</text:span> <text:span text:style-name="T27">-</text:span> <text:span text:style-name="T6">heat, J, (or kWh)</text:span></text:p>
      <text:p text:style-name="P52"><draw:frame draw:style-name="fr6" draw:name="Object12" text:anchor-type="as-char" svg:width="0.282cm" svg:height="0.452cm" draw:z-index="15"><draw:object xlink:href="./Object 6" xlink:type="simple" xlink:show="embed" xlink:actuate="onLoad"/><draw:image xlink:href="./ObjectReplacements/Object 6" xlink:type="simple" xlink:show="embed" xlink:actuate="onLoad"/></draw:frame><text:span text:style-name="T6"> </text:span><text:span text:style-name="T27">-</text:span><text:span text:style-name="T6"> heat flow rate, W</text:span></text:p>
      <text:p text:style-name="P52"><text:span text:style-name="T52"><text:s text:c="2"/>q</text:span><text:span text:style-name="T19">m</text:span> <text:span text:style-name="T27">-</text:span> <text:span text:style-name="T6">mass flow rate, kg/s </text:span></text:p>
      <text:p text:style-name="P52"><text:soft-page-break/><text:span text:style-name="T52"><text:s text:c="2"/>T</text:span> <text:span text:style-name="T27">-</text:span> <text:span text:style-name="T6">temperature, </text:span><text:span text:style-name="T27">°</text:span><text:span text:style-name="T6">C</text:span></text:p>
      <text:p text:style-name="P52"><text:span text:style-name="T52"><text:s text:c="2"/>t</text:span> <text:span text:style-name="T27">-</text:span> <text:span text:style-name="T6">time , s, (or h)</text:span></text:p>
      <text:p text:style-name="P52"><text:span text:style-name="T52"><text:s text:c="2"/>U</text:span><text:span text:style-name="T6"> </text:span><text:span text:style-name="T27">-</text:span><text:span text:style-name="T6"> global coefficient of heat transfer, W/(m</text:span><text:span text:style-name="T53">2</text:span><text:span text:style-name="T6"> K) </text:span></text:p>
      <text:p text:style-name="P52"><text:span text:style-name="T28"><text:s text:c="2"/>h</text:span> <text:span text:style-name="T27">-</text:span> <text:span text:style-name="T6">efficiency, 1</text:span></text:p>
      <text:p text:style-name="P53"/>
      <text:p text:style-name="P56">Indices</text:p>
      <text:p text:style-name="P52"/>
      <text:p text:style-name="P52"><text:span text:style-name="T6"><text:s text:c="2"/>c </text:span><text:span text:style-name="T27">-</text:span><text:span text:style-name="T6"> circulating, condensate</text:span></text:p>
      <text:p text:style-name="P52"><text:span text:style-name="T6"><text:s text:c="2"/>cs </text:span><text:span text:style-name="T27">-</text:span><text:span text:style-name="T6"> central supply</text:span></text:p>
      <text:p text:style-name="P52"><text:span text:style-name="T6"><text:s text:c="2"/>e </text:span><text:span text:style-name="T27">-</text:span><text:span text:style-name="T6"> effective</text:span></text:p>
      <text:p text:style-name="P52"><text:span text:style-name="T6"><text:s text:c="2"/>el </text:span><text:span text:style-name="T27">-</text:span><text:span text:style-name="T6"> electric</text:span></text:p>
      <text:p text:style-name="P52"><text:span text:style-name="T6"><text:s text:c="2"/>elgen </text:span><text:span text:style-name="T27">- </text:span><text:span text:style-name="T23">self-generated electricity</text:span></text:p>
      <text:p text:style-name="P52"><text:span text:style-name="T6"><text:s text:c="2"/>env </text:span><text:span text:style-name="T27">-</text:span><text:span text:style-name="T6"> environment</text:span></text:p>
      <text:p text:style-name="P52"><text:span text:style-name="T6"><text:s text:c="2"/>equip </text:span><text:span text:style-name="T27">-</text:span><text:span text:style-name="T23"> equipment units</text:span></text:p>
      <text:p text:style-name="P52"><text:span text:style-name="T6"><text:s text:c="2"/>EHD </text:span><text:span text:style-name="T27">-</text:span><text:span text:style-name="T6"> equivalent heat demand</text:span></text:p>
      <text:p text:style-name="P52"><text:span text:style-name="T6"><text:s text:c="2"/>Esources </text:span><text:span text:style-name="T27">- </text:span><text:span text:style-name="T23">energy sources</text:span></text:p>
      <text:p text:style-name="Text_20_body"><text:span text:style-name="T6"><text:s text:c="2"/>f </text:span><text:span text:style-name="T27">-</text:span><text:span text:style-name="T6"> final</text:span></text:p>
      <text:p text:style-name="Text_20_body"><text:span text:style-name="T6"><text:s text:c="2"/>fuels </text:span><text:span text:style-name="T27">-</text:span><text:span text:style-name="T23"> fuels</text:span></text:p>
      <text:p text:style-name="P52"><text:span text:style-name="T23"><text:s text:c="2"/>fw </text:span><text:span text:style-name="T27">-</text:span><text:span text:style-name="T23"> feed-up water</text:span></text:p>
      <text:p text:style-name="P52"><text:span text:style-name="T6"><text:s text:c="2"/>FC </text:span><text:span text:style-name="T27">- </text:span><text:span text:style-name="T23">final energ</text:span><text:span text:style-name="T23">y consumption</text:span></text:p>
      <text:p text:style-name="P52"><text:span text:style-name="T23"><text:s text:c="2"/>FT </text:span><text:span text:style-name="T27">- </text:span><text:span text:style-name="T23">final energy consumption for thermal use</text:span></text:p>
      <text:p text:style-name="P52"><text:span text:style-name="T6"><text:s text:c="2"/>HX </text:span><text:span text:style-name="T27">-</text:span><text:span text:style-name="T6"> heat recovery heat exchanger </text:span></text:p>
      <text:p text:style-name="P52"><text:span text:style-name="T6"><text:s text:c="2"/>i </text:span><text:span text:style-name="T27">- </text:span><text:span text:style-name="T6">inlet, incoming, index used for energy source (fuel type, electricity)</text:span></text:p>
      <text:p text:style-name="P52"><text:span text:style-name="T6"><text:s text:c="2"/>j </text:span><text:span text:style-name="T27">- </text:span><text:span text:style-name="T23">index used for thermal equipment unit</text:span></text:p>
      <text:p text:style-name="P52"><text:span text:style-name="T23"><text:s/>L – latent heat (used for evaporation (+), condensation (-), endothermal or exothermal chemical reactions)</text:span></text:p>
      <text:p text:style-name="P52"><text:span text:style-name="T6"><text:s text:c="2"/>o </text:span><text:span text:style-name="T27">-</text:span><text:span text:style-name="T6"> outlet, outgoing</text:span></text:p>
      <text:p text:style-name="P52"><text:span text:style-name="T6"><text:s text:c="2"/>op </text:span><text:span text:style-name="T27">-</text:span><text:span text:style-name="T6"> operating</text:span></text:p>
      <text:p text:style-name="P52"><text:span text:style-name="T6"><text:s text:c="2"/>p </text:span><text:span text:style-name="T27">-</text:span><text:span text:style-name="T6"> process </text:span></text:p>
      <text:p text:style-name="P52"><text:span text:style-name="T6"><text:s text:c="2"/>pi </text:span><text:span text:style-name="T27">-</text:span><text:span text:style-name="T6"> process inlet</text:span></text:p>
      <text:p text:style-name="P52"><text:span text:style-name="T6"><text:s text:c="2"/>pir </text:span><text:span text:style-name="T27">-</text:span><text:span text:style-name="T6"> process inlet after heat recovery</text:span></text:p>
      <text:p text:style-name="P52"><text:span text:style-name="T6"><text:s text:c="2"/>po </text:span><text:span text:style-name="T27">-</text:span><text:span text:style-name="T6"> process otlet</text:span></text:p>
      <text:p text:style-name="P52"><text:span text:style-name="T6"><text:s text:c="2"/>por </text:span><text:span text:style-name="T27">-</text:span><text:span text:style-name="T6"> process outlet after heat recovery</text:span></text:p>
      <text:p text:style-name="P53"><text:s text:c="2"/>pt – process target</text:p>
      <text:p text:style-name="P52"><text:span text:style-name="T6"><text:s text:c="2"/>PE </text:span><text:span text:style-name="T27">- </text:span><text:span text:style-name="T6">primary energy</text:span></text:p>
      <text:p text:style-name="P52"><text:span text:style-name="T6"><text:s text:c="2"/>PS </text:span><text:span text:style-name="T27">- </text:span><text:span text:style-name="T6">process supply</text:span></text:p>
      <text:p text:style-name="P52"><text:span text:style-name="T6"><text:s text:c="2"/>m </text:span><text:span text:style-name="T27">-</text:span><text:span text:style-name="T6"> maintenance</text:span></text:p>
      <text:p text:style-name="P52"><text:span text:style-name="T6"><text:s text:c="2"/>min </text:span><text:span text:style-name="T27">-</text:span><text:span text:style-name="T6"> minimum</text:span></text:p>
      <text:p text:style-name="P52"><text:span text:style-name="T6"><text:s text:c="2"/>ref </text:span><text:span text:style-name="T27">–</text:span><text:span text:style-name="T6"> reference</text:span></text:p>
      <text:p text:style-name="P53"><text:s text:c="2"/>ret – return</text:p>
      <text:p text:style-name="P52"><text:span text:style-name="T6"><text:s text:c="2"/>s </text:span><text:span text:style-name="T27">-</text:span><text:span text:style-name="T6"> start-up </text:span><text:span text:style-name="T6">(</text:span><text:span text:style-name="T6">más arriba me parece que has usado st para start-up -&gt; check consistency)</text:span></text:p>
      <text:p text:style-name="P52"><text:span text:style-name="T6"><text:s text:c="2"/>tch </text:span><text:span text:style-name="T27">-</text:span><text:span text:style-name="T6"> thermally driven chiller</text:span></text:p>
      <text:p text:style-name="P52"><text:span text:style-name="T6"><text:s text:c="2"/>UP</text:span><text:span text:style-name="T6">H</text:span><text:span text:style-name="T6"> </text:span><text:span text:style-name="T27">-</text:span> <text:span text:style-name="T6">useful process</text:span><text:span text:style-name="T6"> heat</text:span></text:p>
      <text:p text:style-name="P52"><text:span text:style-name="T6"><text:s text:c="2"/>UPC </text:span><text:span text:style-name="T27">-</text:span><text:span text:style-name="T6"> useful process cold</text:span></text:p>
      <text:p text:style-name="P52"><text:span text:style-name="T6"><text:s text:c="2"/></text:span>US<text:span text:style-name="T6">H </text:span><text:span text:style-name="T27">-</text:span><text:span text:style-name="T6"> useful supply heat</text:span></text:p>
      <text:p text:style-name="P52"><text:span text:style-name="T6"><text:s text:c="2"/>USC </text:span><text:span text:style-name="T27">-</text:span><text:span text:style-name="T6"> useful supply cold</text:span></text:p>
      <text:p text:style-name="P52"><text:span text:style-name="T6"><text:s text:c="2"/></text:span><text:span text:style-name="T6">w </text:span><text:span text:style-name="T27">-</text:span><text:span text:style-name="T6"> was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Arial-ItalicMT" svg:font-family="Arial-ItalicMT" style:font-family-generic="script"/>
    <style:font-face style:name="Arial1" svg:font-family="Arial" style:font-family-generic="swiss"/>
    <style:font-face style:name="ArialMT" svg:font-family="ArialMT"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4.001cm" fo:margin-right="0cm" fo:orphans="2" fo:widows="2" fo:text-indent="0cm" style:auto-text-indent="false" style:text-autospace="none" style:punctuation-wrap="simple" style:vertical-align="baseline" style:writing-mode="lr-tb"/>
      <style:text-properties style:use-window-font-color="true" style:font-name="Arial" fo:font-size="11pt" fo:language="es" fo:country="ES" fo:font-style="italic" style:font-name-asian="Times New Roman" style:font-size-asian="11pt" style:font-style-asian="italic" style:font-name-complex="Times New Roman" style:font-size-complex="10pt" style:language-complex="ar" style:country-complex="SA"/>
    </style:style>
    <style:style style:name="Text_20_body" style:display-name="Text body" style:family="paragraph" style:class="text">
      <style:paragraph-properties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it" fo:country="IT" style:font-name-asian="Times New Roman" style:font-size-asian="10pt" style:font-name-complex="Times New Roman" style:font-size-complex="10pt" style:language-complex="he" style:country-complex="I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27cm" fo:margin-right="0cm" fo:margin-top="0.176cm" fo:margin-bottom="0.176cm" fo:orphans="0" fo:widows="0" fo:text-indent="0cm" style:auto-text-indent="false" style:text-autospace="ideograph-alpha" style:punctuation-wrap="hanging" style:vertical-align="auto"/>
      <style:text-properties style:font-name="Arial"/>
    </style:style>
    <style:style style:name="Heading" style:family="paragraph" style:parent-style-name="Standard" style:next-style-name="Text_20_body" style:class="text">
      <style:paragraph-properties fo:margin-left="-3cm" fo:margin-right="0cm" fo:margin-top="0.423cm" fo:margin-bottom="0.212cm" fo:text-indent="0cm" style:auto-text-indent="false" fo:background-color="transparent" fo:keep-with-next="always">
        <style:tab-stops/>
        <style:background-image/>
      </style:paragraph-properties>
      <style:text-properties fo:color="#ff0000" style:font-name="Arial" fo:font-size="20pt" fo:font-style="normal"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3cm" fo:margin-right="0cm" fo:text-indent="0cm" style:auto-text-indent="false" fo:background-color="#ffffff" style:shadow="none" fo:keep-with-next="always">
        <style:tab-stops>
          <style:tab-stop style:position="2cm"/>
        </style:tab-stops>
        <style:background-image/>
      </style:paragraph-properties>
      <style:text-properties fo:color="#ff0000" fo:font-size="20pt" fo:font-style="normal" fo:font-weight="bold" fo:background-color="transparent" style:font-size-asian="20pt" style:font-style-asian="normal" style:font-weight-asian="bold"/>
    </style:style>
    <style:style style:name="Heading_20_2" style:display-name="Heading 2" style:family="paragraph" style:parent-style-name="Standard" style:next-style-name="Standard" style:class="text" style:default-outline-level="2">
      <style:paragraph-properties fo:margin-left="-3cm" fo:margin-right="0cm" fo:text-indent="0cm" style:auto-text-indent="false" fo:background-color="#ffffff" fo:keep-with-next="always">
        <style:tab-stops>
          <style:tab-stop style:position="2cm"/>
        </style:tab-stops>
        <style:background-image/>
      </style:paragraph-properties>
      <style:text-properties fo:color="#ff0000" fo:font-size="12pt" fo:font-weight="bold" style:font-size-asian="12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background-color="#ffffff" fo:keep-with-next="always">
        <style:tab-stops>
          <style:tab-stop style:position="6.001cm"/>
        </style:tab-stops>
        <style:background-image/>
      </style:paragraph-properties>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keep-together="always" fo:text-indent="0cm" style:auto-text-indent="false" fo:background-color="transparent" fo:keep-with-next="always">
        <style:tab-stops>
          <style:tab-stop style:position="3cm" style:type="right"/>
          <style:tab-stop style:position="3.501cm" style:type="right"/>
        </style:tab-stops>
        <style:background-image/>
      </style:paragraph-properties>
      <style:text-properties style:font-name="Futura Lt BT" fo:font-size="10pt" fo:font-style="italic" style:font-size-asian="12pt" style:font-style-asian="normal" style:font-style-complex="italic"/>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normal" style:font-size-asian="12pt" style:font-style-asian="normal"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11.501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13cm" style:type="right"/>
          <style:tab-stop style:position="21.001cm" style:type="right"/>
        </style:tab-stops>
      </style:paragraph-properties>
      <style:text-properties fo:font-size="9pt"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ab-stops>
          <style:tab-stop style:position="1cm"/>
          <style:tab-stop style:position="3cm"/>
          <style:tab-stop style:position="14cm" style:type="right"/>
        </style:tab-stops>
      </style:paragraph-properties>
      <style:text-properties fo:text-transform="uppercase" fo:font-size="12pt" fo:font-style="normal" fo:font-weight="bold" style:font-size-asian="12pt" style:font-weight-asian="bold"/>
    </style:style>
    <style:style style:name="Contents_20_2" style:display-name="Contents 2" style:family="paragraph" style:parent-style-name="Standard" style:next-style-name="Standard" style:class="index">
      <style:paragraph-properties fo:margin-left="1cm" fo:margin-right="0cm" fo:margin-top="0.212cm" fo:margin-bottom="0.212cm" fo:text-align="start" style:justify-single-word="false" fo:text-indent="-1cm" style:auto-text-indent="false">
        <style:tab-stops>
          <style:tab-stop style:position="13cm"/>
        </style:tab-stops>
      </style:paragraph-properties>
      <style:text-properties fo:font-variant="normal" fo:text-transform="none" fo:font-size="10pt" fo:language="zxx" fo:country="none" fo:font-style="normal" fo:font-weight="bold" style:font-size-asian="10pt" style:language-asian="zxx" style:country-asian="none" style:font-weight-asian="bold" style:font-size-complex="12pt"/>
    </style:style>
    <style:style style:name="Contents_20_3" style:display-name="Contents 3" style:family="paragraph" style:parent-style-name="Standard" style:next-style-name="Standard" style:class="index">
      <style:paragraph-properties fo:margin-left="2.501cm" fo:margin-right="0cm" fo:text-align="start" style:justify-single-word="false" fo:text-indent="-1.501cm" style:auto-text-indent="false">
        <style:tab-stops>
          <style:tab-stop style:position="14cm" style:type="right"/>
        </style:tab-stops>
      </style:paragraph-properties>
      <style:text-properties fo:font-size="9pt" fo:language="zxx" fo:country="none" fo:font-style="normal" style:font-size-asian="9pt" style:language-asian="zxx" style:country-asian="none" style:font-style-asian="italic"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1.27cm" fo:margin-right="0cm" fo:margin-top="0.212cm" fo:margin-bottom="0.212cm" fo:text-align="justify" style:justify-single-word="false" fo:text-indent="0cm" style:auto-text-indent="false"/>
      <style:text-properties style:font-name="Arial"/>
    </style:style>
    <style:style style:name="Sangría_20_3_20_de_20_t._20_independiente" style:display-name="Sangría 3 de t. independiente" style:family="paragraph" style:parent-style-name="Standard">
      <style:paragraph-properties fo:margin-left="3cm" fo:margin-right="0cm" fo:text-align="justify" style:justify-single-word="false" fo:text-indent="-3cm" style:auto-text-indent="false">
        <style:tab-stops>
          <style:tab-stop style:position="0cm" style:type="right"/>
          <style:tab-stop style:position="0.501cm" style:type="right"/>
        </style:tab-stops>
      </style:paragraph-properties>
      <style:text-properties style:font-name="Futura Lt BT" fo:font-size="12pt" style:font-size-asian="12pt"/>
    </style:style>
    <style:style style:name="Listing" style:family="paragraph">
      <style:paragraph-properties fo:margin-left="0cm" fo:margin-right="0cm" fo:text-align="justify" style:justify-single-word="false" fo:orphans="2" fo:widows="2" fo:text-indent="-4.001cm" style:auto-text-indent="false">
        <style:tab-stops>
          <style:tab-stop style:position="0cm"/>
        </style:tab-stops>
      </style:paragraph-properties>
      <style:text-properties style:use-window-font-color="true" style:font-name="Arial" fo:font-size="11pt" fo:language="it" fo:country="IT" style:font-name-asian="Times New Roman" style:font-size-asian="11pt" style:font-name-complex="Arial" style:font-size-complex="10pt" style:language-complex="he" style:country-complex="IL"/>
    </style:style>
    <style:style style:name="Listing_20_2" style:display-name="Listing 2" style:family="paragraph" style:parent-style-name="Standard">
      <style:paragraph-properties fo:margin-left="-1cm" fo:margin-right="0cm" fo:text-indent="0cm" style:auto-text-indent="false"/>
      <style:text-properties fo:language="zxx" fo:country="none" fo:font-style="normal" fo:font-weight="bold" style:font-style-asian="normal" style:font-weight-asian="bold" style:font-name-complex="Arial"/>
    </style:style>
    <style:style style:name="Texto_20_margen" style:display-name="Texto margen" style:family="paragraph">
      <style:paragraph-properties fo:margin-left="-4.001cm" fo:margin-right="14.002cm" fo:text-align="justify" style:justify-single-word="false" fo:orphans="2" fo:widows="2" fo:text-indent="0cm" style:auto-text-indent="false"/>
      <style:text-properties style:use-window-font-color="true" style:font-name="Arial" fo:font-size="11pt" fo:language="it" fo:country="IT" fo:font-style="italic" style:font-name-asian="Times New Roman" style:font-size-asian="11pt" style:font-style-asian="italic" style:font-name-complex="Times New Roman" style:font-size-complex="10pt" style:language-complex="he" style:country-complex="IL"/>
    </style:style>
    <style:style style:name="Texto_20_comentario" style:display-name="Texto comentario" style:family="paragraph" style:parent-style-name="Standard">
      <style:text-properties fo:font-size="10pt" style:font-size-asian="10pt"/>
    </style:style>
    <style:style style:name="Epígrafe" style:family="paragraph" style:parent-style-name="Standard" style:next-style-name="Standard">
      <style:paragraph-properties fo:margin-left="2.499cm" fo:margin-right="0cm" fo:margin-top="0.106cm" fo:margin-bottom="0.212cm" fo:line-height="125%" fo:text-align="center" style:justify-single-word="false" fo:text-indent="-1.499cm" style:auto-text-indent="false" fo:background-color="transparent" style:shadow="none">
        <style:tab-stops>
          <style:tab-stop style:position="2cm"/>
          <style:tab-stop style:position="2.499cm"/>
        </style:tab-stops>
        <style:background-image/>
      </style:paragraph-properties>
      <style:text-properties style:font-name="Times New Roman" fo:font-size="10pt" fo:language="de" fo:country="DE" fo:font-weight="normal" style:font-weight-asian="bold"/>
    </style:style>
    <style:style style:name="Texto_20_figuras" style:display-name="Texto figuras" style:family="paragraph" style:parent-style-name="Standard">
      <style:paragraph-properties fo:text-align="center" style:justify-single-word="false" fo:keep-together="always" fo:orphans="0" fo:widows="0" fo:hyphenation-ladder-count="no-limit"/>
      <style:text-properties fo:font-size="10pt" fo:font-style="italic" style:font-size-asian="10pt" style:font-style-asian="italic" fo:hyphenate="false" fo:hyphenation-remain-char-count="2" fo:hyphenation-push-char-count="2"/>
    </style:style>
    <style:style style:name="Figura" style:family="paragraph" style:parent-style-name="Caption"/>
    <style:style style:name="Tabla" style:family="paragraph" style:parent-style-name="Caption"/>
    <style:style style:name="normal2" style:family="paragraph" style:parent-style-name="Heading_20_1">
      <style:paragraph-properties fo:margin-left="0cm" fo:margin-right="0cm" fo:text-align="start" style:justify-single-word="false" fo:text-indent="0cm" style:auto-text-indent="false"/>
      <style:text-properties style:font-name="Arial" fo:font-size="9.5pt" fo:font-weight="normal" style:font-size-asian="9.5pt"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295z0" style:family="text">
      <style:text-properties style:font-name="Symbol"/>
    </style:style>
    <style:style style:name="WW8Num295z1" style:family="text">
      <style:text-properties style:font-name="Courier New"/>
    </style:style>
    <style:style style:name="WW8Num295z2" style:family="text">
      <style:text-properties style:font-name="Wingdings"/>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140z0" style:family="text">
      <style:text-properties style:font-name="Symbol"/>
    </style:style>
    <style:style style:name="WW8Num140z1" style:family="text">
      <style:text-properties style:font-name="Courier New"/>
    </style:style>
    <style:style style:name="WW8Num140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217z0" style:family="text">
      <style:text-properties style:font-name="Symbol"/>
    </style:style>
    <style:style style:name="WW8Num217z1" style:family="text">
      <style:text-properties style:font-name="Courier New"/>
    </style:style>
    <style:style style:name="WW8Num217z2" style:family="text">
      <style:text-properties style:font-name="Wingdings"/>
    </style:style>
    <style:style style:name="WW8Num240z0" style:family="text">
      <style:text-properties style:font-name="Symbol"/>
    </style:style>
    <style:style style:name="WW8Num240z1" style:family="text">
      <style:text-properties style:font-name="Courier New"/>
    </style:style>
    <style:style style:name="WW8Num240z2" style:family="text">
      <style:text-properties style:font-name="Wingdings"/>
    </style:style>
    <style:style style:name="WW8Num304z0" style:family="text">
      <style:text-properties style:font-name="Symbol"/>
    </style:style>
    <style:style style:name="WW8Num304z1" style:family="text">
      <style:text-properties style:font-name="Courier New"/>
    </style:style>
    <style:style style:name="WW8Num304z2" style:family="text">
      <style:text-properties style:font-name="Wingdings"/>
    </style:style>
    <style:style style:name="WW8Num283z0" style:family="text">
      <style:text-properties style:font-name="Symbol"/>
    </style:style>
    <style:style style:name="WW8Num283z1" style:family="text">
      <style:text-properties style:font-name="Courier New"/>
    </style:style>
    <style:style style:name="WW8Num283z2" style:family="text">
      <style:text-properties style:font-name="Wingdings"/>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299z0" style:family="text">
      <style:text-properties style:font-name="Symbol"/>
    </style:style>
    <style:style style:name="WW8Num299z1" style:family="text">
      <style:text-properties style:font-name="Courier New"/>
    </style:style>
    <style:style style:name="WW8Num299z2" style:family="text">
      <style:text-properties style:font-name="Wingdings"/>
    </style:style>
    <style:style style:name="WW8Num244z0" style:family="text">
      <style:text-properties style:font-name="Symbol"/>
    </style:style>
    <style:style style:name="WW8Num244z1" style:family="text">
      <style:text-properties style:font-name="Times New Roman" style:font-name-asian="Times New Roman" style:font-name-complex="Times New Roman"/>
    </style:style>
    <style:style style:name="WW8Num244z2" style:family="text">
      <style:text-properties style:font-name="Wingdings"/>
    </style:style>
    <style:style style:name="WW8Num244z4" style:family="text">
      <style:text-properties style:font-name="Courier New"/>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1cm"/>
      </text:outline-level-style>
      <text:outline-level-style text:level="2" style:num-format="1" text:display-levels="2">
        <style:list-level-properties text:min-label-width="1.251cm"/>
      </text:outline-level-style>
      <text:outline-level-style text:level="3" style:num-format="1" text:display-levels="3">
        <style:list-level-properties text:min-label-width="1.499cm"/>
      </text:outline-level-style>
      <text:outline-level-style text:level="4" style:num-format="1" text:display-levels="4">
        <style:list-level-properties text:min-label-width="1.7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5.08cm" text:min-label-width="0.635cm"/>
      </text:list-level-style-number>
      <text:list-level-style-number text:level="6" style:num-suffix="." style:num-format="1">
        <style:list-level-properties text:space-before="6.35cm" text:min-label-width="0.635cm"/>
      </text:list-level-style-number>
      <text:list-level-style-number text:level="7" style:num-suffix="." style:num-format="1">
        <style:list-level-properties text:space-before="7.62cm" text:min-label-width="0.635cm"/>
      </text:list-level-style-number>
      <text:list-level-style-number text:level="8" style:num-suffix="." style:num-format="1">
        <style:list-level-properties text:space-before="8.89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bullet text:level="2" text:style-name="WW8Num3z1" style:num-suffix="." text:bullet-char="o">
        <style:list-level-properties text:space-before="1.27cm" text:min-label-width="0.635cm"/>
        <style:text-properties fo:font-family="'Courier New'" style:font-family-generic="modern" style:font-pitch="fixed"/>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0" style:num-suffix="." text:bullet-char="">
        <style:list-level-properties text:space-before="3.81cm" text:min-label-width="0.635cm"/>
        <style:text-properties style:font-name="Symbol"/>
      </text:list-level-style-bullet>
      <text:list-level-style-bullet text:level="5" text:style-name="WW8Num3z1" style:num-suffix="." text:bullet-char="o">
        <style:list-level-properties text:space-before="5.08cm" text:min-label-width="0.635cm"/>
        <style:text-properties fo:font-family="'Courier New'" style:font-family-generic="modern" style:font-pitch="fixed"/>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0" style:num-suffix="." text:bullet-char="">
        <style:list-level-properties text:space-before="7.62cm" text:min-label-width="0.635cm"/>
        <style:text-properties style:font-name="Symbol"/>
      </text:list-level-style-bullet>
      <text:list-level-style-bullet text:level="8" text:style-name="WW8Num3z1" style:num-suffix="." text:bullet-char="o">
        <style:list-level-properties text:space-before="8.89cm" text:min-label-width="0.635cm"/>
        <style:text-properties fo:font-family="'Courier New'" style:font-family-generic="modern" style:font-pitch="fixed"/>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4" style:num-suffix="." text:bullet-char="o">
        <style:list-level-properties text:space-before="5.715cm" text:min-label-width="0.635cm"/>
        <style:text-properties fo:font-family="'Courier New'" style:font-family-generic="modern" style:font-pitch="fixed"/>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4" style:num-suffix="." text:bullet-char="o">
        <style:list-level-properties text:space-before="9.525cm" text:min-label-width="0.635cm"/>
        <style:text-properties fo:font-family="'Courier New'" style:font-family-generic="modern" style:font-pitch="fixed"/>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265cm" text:min-label-width="0.635cm"/>
      </text:list-level-style-number>
      <text:list-level-style-number text:level="3" style:num-suffix="." style:num-format="i">
        <style:list-level-properties text:min-label-width="3.17cm" text:min-label-distance="0.318cm" fo:text-align="end"/>
      </text:list-level-style-number>
      <text:list-level-style-number text:level="4" style:num-suffix="." style:num-format="1">
        <style:list-level-properties text:space-before="3.805cm" text:min-label-width="0.635cm"/>
      </text:list-level-style-number>
      <text:list-level-style-number text:level="5" style:num-suffix="." style:num-format="a" style:num-letter-sync="true">
        <style:list-level-properties text:space-before="5.075cm" text:min-label-width="0.635cm"/>
      </text:list-level-style-number>
      <text:list-level-style-number text:level="6" style:num-suffix="." style:num-format="i">
        <style:list-level-properties text:min-label-width="6.98cm" text:min-label-distance="0.318cm" fo:text-align="end"/>
      </text:list-level-style-number>
      <text:list-level-style-number text:level="7" style:num-suffix="." style:num-format="1">
        <style:list-level-properties text:space-before="7.615cm" text:min-label-width="0.635cm"/>
      </text:list-level-style-number>
      <text:list-level-style-number text:level="8" style:num-suffix="." style:num-format="a" style:num-letter-sync="true">
        <style:list-level-properties text:space-before="8.885cm" text:min-label-width="0.635cm"/>
      </text:list-level-style-number>
      <text:list-level-style-number text:level="9" style:num-suffix="." style:num-format="i">
        <style:list-level-properties text:min-label-width="10.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text:start-value="1982">
        <style:list-level-properties text:min-label-width="0.635cm"/>
      </text:list-level-style-number>
      <text:list-level-style-number text:level="2" style:num-format="1" text:start-value="1988" text:display-levels="2">
        <style:list-level-properties text:space-before="1.73cm" text:min-label-width="0.635cm"/>
      </text:list-level-style-number>
      <text:list-level-style-number text:level="3" style:num-format="1" text:display-levels="3">
        <style:list-level-properties text:space-before="3.461cm" text:min-label-width="1.27cm"/>
      </text:list-level-style-number>
      <text:list-level-style-number text:level="4" style:num-format="1" text:display-levels="4">
        <style:list-level-properties text:space-before="6.461cm" text:min-label-width="1.27cm"/>
      </text:list-level-style-number>
      <text:list-level-style-number text:level="5" style:num-format="1" text:display-levels="5">
        <style:list-level-properties text:space-before="8.192cm" text:min-label-width="1.905cm"/>
      </text:list-level-style-number>
      <text:list-level-style-number text:level="6" style:num-format="1" text:display-levels="6">
        <style:list-level-properties text:space-before="11.192cm" text:min-label-width="1.905cm"/>
      </text:list-level-style-number>
      <text:list-level-style-number text:level="7" style:num-format="1" text:display-levels="7">
        <style:list-level-properties text:space-before="12.922cm" text:min-label-width="2.54cm"/>
      </text:list-level-style-number>
      <text:list-level-style-number text:level="8" style:num-format="1" text:display-levels="8">
        <style:list-level-properties text:space-before="14.653cm" text:min-label-width="3.175cm"/>
      </text:list-level-style-number>
      <text:list-level-style-number text:level="9" style:num-format="1" text:display-levels="9">
        <style:list-level-properties text:space-before="17.653cm" text:min-label-width="3.17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bullet text:level="2" text:style-name="WW8Num128z1" style:num-suffix="." text:bullet-char="o">
        <style:list-level-properties text:space-before="1.27cm" text:min-label-width="0.635cm"/>
        <style:text-properties fo:font-family="'Courier New'" style:font-family-generic="modern" style:font-pitch="fixed"/>
      </text:list-level-style-bullet>
      <text:list-level-style-bullet text:level="3" text:style-name="WW8Num128z2" style:num-suffix="." text:bullet-char="">
        <style:list-level-properties text:space-before="2.54cm" text:min-label-width="0.635cm"/>
        <style:text-properties style:font-name="Wingdings"/>
      </text:list-level-style-bullet>
      <text:list-level-style-bullet text:level="4" text:style-name="WW8Num128z0" style:num-suffix="." text:bullet-char="">
        <style:list-level-properties text:space-before="3.81cm" text:min-label-width="0.635cm"/>
        <style:text-properties style:font-name="Symbol"/>
      </text:list-level-style-bullet>
      <text:list-level-style-bullet text:level="5" text:style-name="WW8Num128z1" style:num-suffix="." text:bullet-char="o">
        <style:list-level-properties text:space-before="5.08cm" text:min-label-width="0.635cm"/>
        <style:text-properties fo:font-family="'Courier New'" style:font-family-generic="modern" style:font-pitch="fixed"/>
      </text:list-level-style-bullet>
      <text:list-level-style-bullet text:level="6" text:style-name="WW8Num128z2" style:num-suffix="." text:bullet-char="">
        <style:list-level-properties text:space-before="6.35cm" text:min-label-width="0.635cm"/>
        <style:text-properties style:font-name="Wingdings"/>
      </text:list-level-style-bullet>
      <text:list-level-style-bullet text:level="7" text:style-name="WW8Num128z0" style:num-suffix="." text:bullet-char="">
        <style:list-level-properties text:space-before="7.62cm" text:min-label-width="0.635cm"/>
        <style:text-properties style:font-name="Symbol"/>
      </text:list-level-style-bullet>
      <text:list-level-style-bullet text:level="8" text:style-name="WW8Num128z1" style:num-suffix="." text:bullet-char="o">
        <style:list-level-properties text:space-before="8.89cm" text:min-label-width="0.635cm"/>
        <style:text-properties fo:font-family="'Courier New'" style:font-family-generic="modern" style:font-pitch="fixed"/>
      </text:list-level-style-bullet>
      <text:list-level-style-bullet text:level="9" text:style-name="WW8Num12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0.741cm" text:min-label-width="0.635cm"/>
        <style:text-properties style:font-name="Symbol"/>
      </text:list-level-style-bullet>
      <text:list-level-style-bullet text:level="2" text:style-name="WW8Num295z1" style:num-suffix="." text:bullet-char="o">
        <style:list-level-properties text:space-before="2.011cm" text:min-label-width="0.635cm"/>
        <style:text-properties fo:font-family="'Courier New'" style:font-family-generic="modern" style:font-pitch="fixed"/>
      </text:list-level-style-bullet>
      <text:list-level-style-bullet text:level="3" text:style-name="WW8Num295z2" style:num-suffix="." text:bullet-char="">
        <style:list-level-properties text:space-before="3.281cm" text:min-label-width="0.635cm"/>
        <style:text-properties style:font-name="Wingdings"/>
      </text:list-level-style-bullet>
      <text:list-level-style-bullet text:level="4" text:style-name="WW8Num295z0" style:num-suffix="." text:bullet-char="">
        <style:list-level-properties text:space-before="4.551cm" text:min-label-width="0.635cm"/>
        <style:text-properties style:font-name="Symbol"/>
      </text:list-level-style-bullet>
      <text:list-level-style-bullet text:level="5" text:style-name="WW8Num295z1" style:num-suffix="." text:bullet-char="o">
        <style:list-level-properties text:space-before="5.821cm" text:min-label-width="0.635cm"/>
        <style:text-properties fo:font-family="'Courier New'" style:font-family-generic="modern" style:font-pitch="fixed"/>
      </text:list-level-style-bullet>
      <text:list-level-style-bullet text:level="6" text:style-name="WW8Num295z2" style:num-suffix="." text:bullet-char="">
        <style:list-level-properties text:space-before="7.091cm" text:min-label-width="0.635cm"/>
        <style:text-properties style:font-name="Wingdings"/>
      </text:list-level-style-bullet>
      <text:list-level-style-bullet text:level="7" text:style-name="WW8Num295z0" style:num-suffix="." text:bullet-char="">
        <style:list-level-properties text:space-before="8.361cm" text:min-label-width="0.635cm"/>
        <style:text-properties style:font-name="Symbol"/>
      </text:list-level-style-bullet>
      <text:list-level-style-bullet text:level="8" text:style-name="WW8Num295z1" style:num-suffix="." text:bullet-char="o">
        <style:list-level-properties text:space-before="9.631cm" text:min-label-width="0.635cm"/>
        <style:text-properties fo:font-family="'Courier New'" style:font-family-generic="modern" style:font-pitch="fixed"/>
      </text:list-level-style-bullet>
      <text:list-level-style-bullet text:level="9" text:style-name="WW8Num295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0.499cm" text:min-label-width="0.635cm"/>
        <style:text-properties style:font-name="Symbol"/>
      </text:list-level-style-bullet>
      <text:list-level-style-bullet text:level="2" text:style-name="WW8Num285z1" style:num-suffix="." text:bullet-char="o">
        <style:list-level-properties text:space-before="1.769cm" text:min-label-width="0.635cm"/>
        <style:text-properties fo:font-family="'Courier New'" style:font-family-generic="modern" style:font-pitch="fixed"/>
      </text:list-level-style-bullet>
      <text:list-level-style-bullet text:level="3" text:style-name="WW8Num285z2" style:num-suffix="." text:bullet-char="">
        <style:list-level-properties text:space-before="3.039cm" text:min-label-width="0.635cm"/>
        <style:text-properties style:font-name="Wingdings"/>
      </text:list-level-style-bullet>
      <text:list-level-style-bullet text:level="4" text:style-name="WW8Num285z0" style:num-suffix="." text:bullet-char="">
        <style:list-level-properties text:space-before="4.309cm" text:min-label-width="0.635cm"/>
        <style:text-properties style:font-name="Symbol"/>
      </text:list-level-style-bullet>
      <text:list-level-style-bullet text:level="5" text:style-name="WW8Num285z1" style:num-suffix="." text:bullet-char="o">
        <style:list-level-properties text:space-before="5.579cm" text:min-label-width="0.635cm"/>
        <style:text-properties fo:font-family="'Courier New'" style:font-family-generic="modern" style:font-pitch="fixed"/>
      </text:list-level-style-bullet>
      <text:list-level-style-bullet text:level="6" text:style-name="WW8Num285z2" style:num-suffix="." text:bullet-char="">
        <style:list-level-properties text:space-before="6.849cm" text:min-label-width="0.635cm"/>
        <style:text-properties style:font-name="Wingdings"/>
      </text:list-level-style-bullet>
      <text:list-level-style-bullet text:level="7" text:style-name="WW8Num285z0" style:num-suffix="." text:bullet-char="">
        <style:list-level-properties text:space-before="8.119cm" text:min-label-width="0.635cm"/>
        <style:text-properties style:font-name="Symbol"/>
      </text:list-level-style-bullet>
      <text:list-level-style-bullet text:level="8" text:style-name="WW8Num285z1" style:num-suffix="." text:bullet-char="o">
        <style:list-level-properties text:space-before="9.389cm" text:min-label-width="0.635cm"/>
        <style:text-properties fo:font-family="'Courier New'" style:font-family-generic="modern" style:font-pitch="fixed"/>
      </text:list-level-style-bullet>
      <text:list-level-style-bullet text:level="9" text:style-name="WW8Num285z2" style:num-suffix="." text:bullet-char="">
        <style:list-level-properties text:space-before="10.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0.741cm" text:min-label-width="0.635cm"/>
        <style:text-properties style:font-name="Symbol"/>
      </text:list-level-style-bullet>
      <text:list-level-style-bullet text:level="2" text:style-name="WW8Num97z1" style:num-suffix="." text:bullet-char="o">
        <style:list-level-properties text:space-before="2.011cm" text:min-label-width="0.635cm"/>
        <style:text-properties fo:font-family="'Courier New'" style:font-family-generic="modern" style:font-pitch="fixed"/>
      </text:list-level-style-bullet>
      <text:list-level-style-bullet text:level="3" text:style-name="WW8Num97z2" style:num-suffix="." text:bullet-char="">
        <style:list-level-properties text:space-before="3.281cm" text:min-label-width="0.635cm"/>
        <style:text-properties style:font-name="Wingdings"/>
      </text:list-level-style-bullet>
      <text:list-level-style-bullet text:level="4" text:style-name="WW8Num97z0" style:num-suffix="." text:bullet-char="">
        <style:list-level-properties text:space-before="4.551cm" text:min-label-width="0.635cm"/>
        <style:text-properties style:font-name="Symbol"/>
      </text:list-level-style-bullet>
      <text:list-level-style-bullet text:level="5" text:style-name="WW8Num97z1" style:num-suffix="." text:bullet-char="o">
        <style:list-level-properties text:space-before="5.821cm" text:min-label-width="0.635cm"/>
        <style:text-properties fo:font-family="'Courier New'" style:font-family-generic="modern" style:font-pitch="fixed"/>
      </text:list-level-style-bullet>
      <text:list-level-style-bullet text:level="6" text:style-name="WW8Num97z2" style:num-suffix="." text:bullet-char="">
        <style:list-level-properties text:space-before="7.091cm" text:min-label-width="0.635cm"/>
        <style:text-properties style:font-name="Wingdings"/>
      </text:list-level-style-bullet>
      <text:list-level-style-bullet text:level="7" text:style-name="WW8Num97z0" style:num-suffix="." text:bullet-char="">
        <style:list-level-properties text:space-before="8.361cm" text:min-label-width="0.635cm"/>
        <style:text-properties style:font-name="Symbol"/>
      </text:list-level-style-bullet>
      <text:list-level-style-bullet text:level="8" text:style-name="WW8Num97z1" style:num-suffix="." text:bullet-char="o">
        <style:list-level-properties text:space-before="9.631cm" text:min-label-width="0.635cm"/>
        <style:text-properties fo:font-family="'Courier New'" style:font-family-generic="modern" style:font-pitch="fixed"/>
      </text:list-level-style-bullet>
      <text:list-level-style-bullet text:level="9" text:style-name="WW8Num97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fo:font-family="'Courier New'" style:font-family-generic="modern" style:font-pitch="fixed"/>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fo:font-family="'Courier New'" style:font-family-generic="modern" style:font-pitch="fixed"/>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fo:font-family="'Courier New'" style:font-family-generic="modern" style:font-pitch="fixed"/>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fo:font-family="'Courier New'" style:font-family-generic="modern" style:font-pitch="fixed"/>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fo:font-family="'Courier New'" style:font-family-generic="modern" style:font-pitch="fixed"/>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fo:font-family="'Courier New'" style:font-family-generic="modern" style:font-pitch="fixed"/>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0"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0"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fo:font-family="'Courier New'" style:font-family-generic="modern" style:font-pitch="fixed"/>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fo:font-family="'Courier New'" style:font-family-generic="modern" style:font-pitch="fixed"/>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fo:font-family="'Courier New'" style:font-family-generic="modern" style:font-pitch="fixed"/>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bullet text:level="2" text:style-name="WW8Num217z1" style:num-suffix="." text:bullet-char="o">
        <style:list-level-properties text:space-before="1.27cm" text:min-label-width="0.635cm"/>
        <style:text-properties fo:font-family="'Courier New'" style:font-family-generic="modern" style:font-pitch="fixed"/>
      </text:list-level-style-bullet>
      <text:list-level-style-bullet text:level="3" text:style-name="WW8Num217z2" style:num-suffix="." text:bullet-char="">
        <style:list-level-properties text:space-before="2.54cm" text:min-label-width="0.635cm"/>
        <style:text-properties style:font-name="Wingdings"/>
      </text:list-level-style-bullet>
      <text:list-level-style-bullet text:level="4" text:style-name="WW8Num217z0" style:num-suffix="." text:bullet-char="">
        <style:list-level-properties text:space-before="3.81cm" text:min-label-width="0.635cm"/>
        <style:text-properties style:font-name="Symbol"/>
      </text:list-level-style-bullet>
      <text:list-level-style-bullet text:level="5" text:style-name="WW8Num217z1" style:num-suffix="." text:bullet-char="o">
        <style:list-level-properties text:space-before="5.08cm" text:min-label-width="0.635cm"/>
        <style:text-properties fo:font-family="'Courier New'" style:font-family-generic="modern" style:font-pitch="fixed"/>
      </text:list-level-style-bullet>
      <text:list-level-style-bullet text:level="6" text:style-name="WW8Num217z2" style:num-suffix="." text:bullet-char="">
        <style:list-level-properties text:space-before="6.35cm" text:min-label-width="0.635cm"/>
        <style:text-properties style:font-name="Wingdings"/>
      </text:list-level-style-bullet>
      <text:list-level-style-bullet text:level="7" text:style-name="WW8Num217z0" style:num-suffix="." text:bullet-char="">
        <style:list-level-properties text:space-before="7.62cm" text:min-label-width="0.635cm"/>
        <style:text-properties style:font-name="Symbol"/>
      </text:list-level-style-bullet>
      <text:list-level-style-bullet text:level="8" text:style-name="WW8Num217z1" style:num-suffix="." text:bullet-char="o">
        <style:list-level-properties text:space-before="8.89cm" text:min-label-width="0.635cm"/>
        <style:text-properties fo:font-family="'Courier New'" style:font-family-generic="modern" style:font-pitch="fixed"/>
      </text:list-level-style-bullet>
      <text:list-level-style-bullet text:level="9" text:style-name="WW8Num2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635cm"/>
        <style:text-properties style:font-name="Symbol"/>
      </text:list-level-style-bullet>
      <text:list-level-style-bullet text:level="2" text:style-name="WW8Num240z1" style:num-suffix="." text:bullet-char="o">
        <style:list-level-properties text:space-before="1.27cm" text:min-label-width="0.635cm"/>
        <style:text-properties fo:font-family="'Courier New'" style:font-family-generic="modern" style:font-pitch="fixed"/>
      </text:list-level-style-bullet>
      <text:list-level-style-bullet text:level="3" text:style-name="WW8Num240z2" style:num-suffix="." text:bullet-char="">
        <style:list-level-properties text:space-before="2.54cm" text:min-label-width="0.635cm"/>
        <style:text-properties style:font-name="Wingdings"/>
      </text:list-level-style-bullet>
      <text:list-level-style-bullet text:level="4" text:style-name="WW8Num240z0" style:num-suffix="." text:bullet-char="">
        <style:list-level-properties text:space-before="3.81cm" text:min-label-width="0.635cm"/>
        <style:text-properties style:font-name="Symbol"/>
      </text:list-level-style-bullet>
      <text:list-level-style-bullet text:level="5" text:style-name="WW8Num240z1" style:num-suffix="." text:bullet-char="o">
        <style:list-level-properties text:space-before="5.08cm" text:min-label-width="0.635cm"/>
        <style:text-properties fo:font-family="'Courier New'" style:font-family-generic="modern" style:font-pitch="fixed"/>
      </text:list-level-style-bullet>
      <text:list-level-style-bullet text:level="6" text:style-name="WW8Num240z2" style:num-suffix="." text:bullet-char="">
        <style:list-level-properties text:space-before="6.35cm" text:min-label-width="0.635cm"/>
        <style:text-properties style:font-name="Wingdings"/>
      </text:list-level-style-bullet>
      <text:list-level-style-bullet text:level="7" text:style-name="WW8Num240z0" style:num-suffix="." text:bullet-char="">
        <style:list-level-properties text:space-before="7.62cm" text:min-label-width="0.635cm"/>
        <style:text-properties style:font-name="Symbol"/>
      </text:list-level-style-bullet>
      <text:list-level-style-bullet text:level="8" text:style-name="WW8Num240z1" style:num-suffix="." text:bullet-char="o">
        <style:list-level-properties text:space-before="8.89cm" text:min-label-width="0.635cm"/>
        <style:text-properties fo:font-family="'Courier New'" style:font-family-generic="modern" style:font-pitch="fixed"/>
      </text:list-level-style-bullet>
      <text:list-level-style-bullet text:level="9" text:style-name="WW8Num24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bullet text:level="2" text:style-name="WW8Num304z1" style:num-suffix="." text:bullet-char="o">
        <style:list-level-properties text:space-before="1.27cm" text:min-label-width="0.635cm"/>
        <style:text-properties fo:font-family="'Courier New'" style:font-family-generic="modern" style:font-pitch="fixed"/>
      </text:list-level-style-bullet>
      <text:list-level-style-bullet text:level="3" text:style-name="WW8Num304z2" style:num-suffix="." text:bullet-char="">
        <style:list-level-properties text:space-before="2.54cm" text:min-label-width="0.635cm"/>
        <style:text-properties style:font-name="Wingdings"/>
      </text:list-level-style-bullet>
      <text:list-level-style-bullet text:level="4" text:style-name="WW8Num304z0" style:num-suffix="." text:bullet-char="">
        <style:list-level-properties text:space-before="3.81cm" text:min-label-width="0.635cm"/>
        <style:text-properties style:font-name="Symbol"/>
      </text:list-level-style-bullet>
      <text:list-level-style-bullet text:level="5" text:style-name="WW8Num304z1" style:num-suffix="." text:bullet-char="o">
        <style:list-level-properties text:space-before="5.08cm" text:min-label-width="0.635cm"/>
        <style:text-properties fo:font-family="'Courier New'" style:font-family-generic="modern" style:font-pitch="fixed"/>
      </text:list-level-style-bullet>
      <text:list-level-style-bullet text:level="6" text:style-name="WW8Num304z2" style:num-suffix="." text:bullet-char="">
        <style:list-level-properties text:space-before="6.35cm" text:min-label-width="0.635cm"/>
        <style:text-properties style:font-name="Wingdings"/>
      </text:list-level-style-bullet>
      <text:list-level-style-bullet text:level="7" text:style-name="WW8Num304z0" style:num-suffix="." text:bullet-char="">
        <style:list-level-properties text:space-before="7.62cm" text:min-label-width="0.635cm"/>
        <style:text-properties style:font-name="Symbol"/>
      </text:list-level-style-bullet>
      <text:list-level-style-bullet text:level="8" text:style-name="WW8Num304z1" style:num-suffix="." text:bullet-char="o">
        <style:list-level-properties text:space-before="8.89cm" text:min-label-width="0.635cm"/>
        <style:text-properties fo:font-family="'Courier New'" style:font-family-generic="modern" style:font-pitch="fixed"/>
      </text:list-level-style-bullet>
      <text:list-level-style-bullet text:level="9" text:style-name="WW8Num30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space-before="0.635cm" text:min-label-width="0.635cm"/>
        <style:text-properties style:font-name="Symbol"/>
      </text:list-level-style-bullet>
      <text:list-level-style-bullet text:level="2" text:style-name="WW8Num28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3z2" style:num-suffix="." text:bullet-char="">
        <style:list-level-properties text:space-before="3.175cm" text:min-label-width="0.635cm"/>
        <style:text-properties style:font-name="Wingdings"/>
      </text:list-level-style-bullet>
      <text:list-level-style-bullet text:level="4" text:style-name="WW8Num283z0" style:num-suffix="." text:bullet-char="">
        <style:list-level-properties text:space-before="4.445cm" text:min-label-width="0.635cm"/>
        <style:text-properties style:font-name="Symbol"/>
      </text:list-level-style-bullet>
      <text:list-level-style-bullet text:level="5" text:style-name="WW8Num28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3z2" style:num-suffix="." text:bullet-char="">
        <style:list-level-properties text:space-before="6.985cm" text:min-label-width="0.635cm"/>
        <style:text-properties style:font-name="Wingdings"/>
      </text:list-level-style-bullet>
      <text:list-level-style-bullet text:level="7" text:style-name="WW8Num283z0" style:num-suffix="." text:bullet-char="">
        <style:list-level-properties text:space-before="8.255cm" text:min-label-width="0.635cm"/>
        <style:text-properties style:font-name="Symbol"/>
      </text:list-level-style-bullet>
      <text:list-level-style-bullet text:level="8" text:style-name="WW8Num28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bullet text:level="2" text:style-name="WW8Num160z1" style:num-suffix="." text:bullet-char="o">
        <style:list-level-properties text:space-before="1.27cm" text:min-label-width="0.635cm"/>
        <style:text-properties fo:font-family="'Courier New'" style:font-family-generic="modern" style:font-pitch="fixed"/>
      </text:list-level-style-bullet>
      <text:list-level-style-bullet text:level="3" text:style-name="WW8Num160z2" style:num-suffix="." text:bullet-char="">
        <style:list-level-properties text:space-before="2.54cm" text:min-label-width="0.635cm"/>
        <style:text-properties style:font-name="Wingdings"/>
      </text:list-level-style-bullet>
      <text:list-level-style-bullet text:level="4" text:style-name="WW8Num160z0" style:num-suffix="." text:bullet-char="">
        <style:list-level-properties text:space-before="3.81cm" text:min-label-width="0.635cm"/>
        <style:text-properties style:font-name="Symbol"/>
      </text:list-level-style-bullet>
      <text:list-level-style-bullet text:level="5" text:style-name="WW8Num160z1" style:num-suffix="." text:bullet-char="o">
        <style:list-level-properties text:space-before="5.08cm" text:min-label-width="0.635cm"/>
        <style:text-properties fo:font-family="'Courier New'" style:font-family-generic="modern" style:font-pitch="fixed"/>
      </text:list-level-style-bullet>
      <text:list-level-style-bullet text:level="6" text:style-name="WW8Num160z2" style:num-suffix="." text:bullet-char="">
        <style:list-level-properties text:space-before="6.35cm" text:min-label-width="0.635cm"/>
        <style:text-properties style:font-name="Wingdings"/>
      </text:list-level-style-bullet>
      <text:list-level-style-bullet text:level="7" text:style-name="WW8Num160z0" style:num-suffix="." text:bullet-char="">
        <style:list-level-properties text:space-before="7.62cm" text:min-label-width="0.635cm"/>
        <style:text-properties style:font-name="Symbol"/>
      </text:list-level-style-bullet>
      <text:list-level-style-bullet text:level="8" text:style-name="WW8Num160z1" style:num-suffix="." text:bullet-char="o">
        <style:list-level-properties text:space-before="8.89cm" text:min-label-width="0.635cm"/>
        <style:text-properties fo:font-family="'Courier New'" style:font-family-generic="modern" style:font-pitch="fixed"/>
      </text:list-level-style-bullet>
      <text:list-level-style-bullet text:level="9" text:style-name="WW8Num16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bullet text:level="2" text:style-name="WW8Num299z1" style:num-suffix="." text:bullet-char="o">
        <style:list-level-properties text:space-before="1.27cm" text:min-label-width="0.635cm"/>
        <style:text-properties fo:font-family="'Courier New'" style:font-family-generic="modern" style:font-pitch="fixed"/>
      </text:list-level-style-bullet>
      <text:list-level-style-bullet text:level="3" text:style-name="WW8Num299z2" style:num-suffix="." text:bullet-char="">
        <style:list-level-properties text:space-before="2.54cm" text:min-label-width="0.635cm"/>
        <style:text-properties style:font-name="Wingdings"/>
      </text:list-level-style-bullet>
      <text:list-level-style-bullet text:level="4" text:style-name="WW8Num299z0" style:num-suffix="." text:bullet-char="">
        <style:list-level-properties text:space-before="3.81cm" text:min-label-width="0.635cm"/>
        <style:text-properties style:font-name="Symbol"/>
      </text:list-level-style-bullet>
      <text:list-level-style-bullet text:level="5" text:style-name="WW8Num299z1" style:num-suffix="." text:bullet-char="o">
        <style:list-level-properties text:space-before="5.08cm" text:min-label-width="0.635cm"/>
        <style:text-properties fo:font-family="'Courier New'" style:font-family-generic="modern" style:font-pitch="fixed"/>
      </text:list-level-style-bullet>
      <text:list-level-style-bullet text:level="6" text:style-name="WW8Num299z2" style:num-suffix="." text:bullet-char="">
        <style:list-level-properties text:space-before="6.35cm" text:min-label-width="0.635cm"/>
        <style:text-properties style:font-name="Wingdings"/>
      </text:list-level-style-bullet>
      <text:list-level-style-bullet text:level="7" text:style-name="WW8Num299z0" style:num-suffix="." text:bullet-char="">
        <style:list-level-properties text:space-before="7.62cm" text:min-label-width="0.635cm"/>
        <style:text-properties style:font-name="Symbol"/>
      </text:list-level-style-bullet>
      <text:list-level-style-bullet text:level="8" text:style-name="WW8Num299z1" style:num-suffix="." text:bullet-char="o">
        <style:list-level-properties text:space-before="8.89cm" text:min-label-width="0.635cm"/>
        <style:text-properties fo:font-family="'Courier New'" style:font-family-generic="modern" style:font-pitch="fixed"/>
      </text:list-level-style-bullet>
      <text:list-level-style-bullet text:level="9" text:style-name="WW8Num29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bullet text:level="2" text:style-name="WW8Num244z1" style:num-suffix="." text:bullet-char="-">
        <style:list-level-properties text:space-before="1.27cm" text:min-label-width="0.635cm"/>
        <style:text-properties style:font-name="Times New Roman"/>
      </text:list-level-style-bullet>
      <text:list-level-style-bullet text:level="3" text:style-name="WW8Num244z2" style:num-suffix="." text:bullet-char="">
        <style:list-level-properties text:space-before="2.54cm" text:min-label-width="0.635cm"/>
        <style:text-properties style:font-name="Wingdings"/>
      </text:list-level-style-bullet>
      <text:list-level-style-bullet text:level="4" text:style-name="WW8Num244z0" style:num-suffix="." text:bullet-char="">
        <style:list-level-properties text:space-before="3.81cm" text:min-label-width="0.635cm"/>
        <style:text-properties style:font-name="Symbol"/>
      </text:list-level-style-bullet>
      <text:list-level-style-bullet text:level="5" text:style-name="WW8Num244z4" style:num-suffix="." text:bullet-char="o">
        <style:list-level-properties text:space-before="5.08cm" text:min-label-width="0.635cm"/>
        <style:text-properties fo:font-family="'Courier New'" style:font-family-generic="modern" style:font-pitch="fixed"/>
      </text:list-level-style-bullet>
      <text:list-level-style-bullet text:level="6" text:style-name="WW8Num244z2" style:num-suffix="." text:bullet-char="">
        <style:list-level-properties text:space-before="6.35cm" text:min-label-width="0.635cm"/>
        <style:text-properties style:font-name="Wingdings"/>
      </text:list-level-style-bullet>
      <text:list-level-style-bullet text:level="7" text:style-name="WW8Num244z0" style:num-suffix="." text:bullet-char="">
        <style:list-level-properties text:space-before="7.62cm" text:min-label-width="0.635cm"/>
        <style:text-properties style:font-name="Symbol"/>
      </text:list-level-style-bullet>
      <text:list-level-style-bullet text:level="8" text:style-name="WW8Num244z4" style:num-suffix="." text:bullet-char="o">
        <style:list-level-properties text:space-before="8.89cm" text:min-label-width="0.635cm"/>
        <style:text-properties fo:font-family="'Courier New'" style:font-family-generic="modern" style:font-pitch="fixed"/>
      </text:list-level-style-bullet>
      <text:list-level-style-bullet text:level="9" text:style-name="WW8Num2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ff0000" fo:font-weight="bold" style:font-weight-asian="bold" style:font-weight-complex="bold"/>
    </style:style>
    <style:page-layout style:name="pm1">
      <style:page-layout-properties fo:page-width="21.001cm" fo:page-height="29.7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2">
      <style:page-layout-properties fo:page-width="21.001cm" fo:page-height="29.7cm" style:num-format="1" style:print-orientation="portrait" fo:margin-top="2cm" fo:margin-bottom="2.501cm" fo:margin-left="5.001cm" fo:margin-right="2cm" fo:border="none" fo:padding="0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9.699cm" fo:page-height="20.999cm" style:num-format="1" style:print-orientation="landscape"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6">
      <style:page-layout-properties fo:page-width="20.999cm" fo:page-height="29.699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
        <text:p text:style-name="Footer"><text:title>EINSTEIN Theoretical Concepts</text:title><text:tab/><text:page-number text:select-page="current">17</text:page-number></text:p>
      </style:footer>
    </style:master-page>
    <style:master-page style:name="First_20_Page" style:display-name="First Page" style:page-layout-name="pm2" style:next-style-name="Standard">
      <style:header>
        <text:p text:style-name="Footnote"/>
      </style:header>
    </style:master-page>
    <style:master-page style:name="HTML" style:page-layout-name="pm3"/>
    <style:master-page style:name="Footnote" style:page-layout-name="pm4"/>
    <style:master-page style:name="Landscape" style:page-layout-name="pm5">
      <style:footer>
        <text:p text:style-name="P1">enegyXperts.BCN</text:p>
        <text:p text:style-name="Footer"><text:title>EINSTEIN Theoretical Concepts</text:title><text:tab/><text:tab/><text:page-number text:select-page="current">17</text:page-number></text:p>
      </style:footer>
    </style:master-page>
    <style:master-page style:name="Annex" style:page-layout-name="pm6">
      <style:footer>
        <text:p text:style-name="P1">enegyXperts.BCN</text:p>
        <text:p text:style-name="Footer"><text:title>EINSTEIN Theoretical Concepts</text:titl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INSTEIN Theoretical Concepts</dc:title>
    <meta:initial-creator>Jurados' family</meta:initial-creator>
    <meta:creation-date>2005-09-19T17:33:00</meta:creation-date>
    <dc:creator>Hans Schweiger</dc:creator>
    <dc:date>2008-03-25T14:36:40</dc:date>
    <meta:printed-by>Stoyan Danov</meta:printed-by>
    <meta:print-date>2007-11-07T15:46:53</meta:print-date>
    <meta:editing-cycles>537</meta:editing-cycles>
    <meta:editing-duration>P6DT15H39M58S</meta:editing-duration>
    <meta:user-defined meta:name="Info 1"/>
    <meta:user-defined meta:name="Info 2"/>
    <meta:user-defined meta:name="Info 3"/>
    <meta:user-defined meta:name="Info 4"/>
    <meta:document-statistic meta:table-count="3" meta:image-count="10" meta:object-count="18" meta:page-count="17" meta:paragraph-count="346" meta:word-count="3008" meta:character-count="18486"/>
  </office:meta>
</office:document-meta>
</file>

<file path=Object 1/content.xml><?xml version="1.0" encoding="utf-8"?>
<!DOCTYPE math  PUBLIC '-//OpenOffice.org//DTD Modified W3C MathML 1.01//EN'  'math.dtd'>
<math:math xmlns:math="http://www.w3.org/1998/Math/MathML">
  <math:semantics>
    <math:mrow>
      <math:mrow>
        <math:mi math:fontstyle="italic">UA</math:mi>
        <math:mo math:stretchy="false">=</math:mo>
        <math:mrow>
          <math:mo math:stretchy="false">(</math:mo>
          <math:mrow>
            <math:mi>m</math:mi>
            <math:mrow>
              <math:msub>
                <math:mi>c</math:mi>
                <math:mi>p</math:mi>
              </math:msub>
              <math:mo math:stretchy="false">/</math:mo>
              <math:msub>
                <math:mi>t</math:mi>
                <math:mi math:fontstyle="italic">ref</math:mi>
              </math:msub>
            </math:mrow>
          </math:mrow>
          <math:mo math:stretchy="false">)</math:mo>
        </math:mrow>
      </math:mrow>
      <math:mi>ln</math:mi>
      <math:mrow>
        <math:mo math:stretchy="false">[</math:mo>
        <math:mrow>
          <math:mrow>
            <math:mo math:stretchy="false">(</math:mo>
            <math:mrow>
              <math:msub>
                <math:mi>T</math:mi>
                <math:mi>p</math:mi>
              </math:msub>
              <math:mo math:stretchy="false">−</math:mo>
              <math:msub>
                <math:mi>T</math:mi>
                <math:mi math:fontstyle="italic">env</math:mi>
              </math:msub>
            </math:mrow>
            <math:mo math:stretchy="false">)</math:mo>
          </math:mrow>
          <math:mo math:stretchy="false">/</math:mo>
          <math:mrow>
            <math:mo math:stretchy="false">(</math:mo>
            <math:mrow>
              <math:msub>
                <math:mi>T</math:mi>
                <math:mi>f</math:mi>
              </math:msub>
              <math:mo math:stretchy="false">−</math:mo>
              <math:msub>
                <math:mi>T</math:mi>
                <math:mi math:fontstyle="italic">env</math:mi>
              </math:msub>
            </math:mrow>
            <math:mo math:stretchy="false">)</math:mo>
          </math:mrow>
        </math:mrow>
        <math:mo math:stretchy="false">]</math:mo>
      </math:mrow>
    </math:mrow>
    <math:annotation math:encoding="StarMath 5.0">UA = (m c_p/t_ref)ln[(T_p - T_env)/(T_f - T_env)]</math:annotation>
  </math:semantics>
</math:math>
</file>

<file path=Object 10/content.xml><?xml version="1.0" encoding="utf-8"?>
<!DOCTYPE math  PUBLIC '-//OpenOffice.org//DTD Modified W3C MathML 1.01//EN'  'math.dtd'>
<math:math xmlns:math="http://www.w3.org/1998/Math/MathML">
  <math:semantics>
    <math:mrow>
      <math:mrow>
        <math:msub>
          <math:mi>Q</math:mi>
          <math:mrow>
            <math:mi math:fontstyle="italic">UPH</math:mi>
            <math:mi>,</math:mi>
            <math:mi>s</math:mi>
          </math:mrow>
        </math:msub>
        <math:mo math:stretchy="false">=</math:mo>
        <math:msub>
          <math:mi>N</math:mi>
          <math:mi>s</math:mi>
        </math:msub>
      </math:mrow>
      <math:msub>
        <math:mrow>
          <math:mo math:stretchy="false">(</math:mo>
          <math:mrow>
            <math:mi>m</math:mi>
            <math:msub>
              <math:mi>c</math:mi>
              <math:mi>p</math:mi>
            </math:msub>
          </math:mrow>
          <math:mo math:stretchy="false">)</math:mo>
        </math:mrow>
        <math:mi>e</math:mi>
      </math:msub>
      <math:mrow>
        <math:mo math:stretchy="false">(</math:mo>
        <math:mrow>
          <math:msub>
            <math:mi>T</math:mi>
            <math:mi>p</math:mi>
          </math:msub>
          <math:mo math:stretchy="false">−</math:mo>
          <math:msub>
            <math:mi>T</math:mi>
            <math:mi>s</math:mi>
          </math:msub>
        </math:mrow>
        <math:mo math:stretchy="false">)</math:mo>
      </math:mrow>
    </math:mrow>
    <math:annotation math:encoding="StarMath 5.0">Q_{UPH,s} = N_s (m c_p)_e (T_p - T_s)</math:annotation>
  </math:semantics>
</math:math>
</file>

<file path=Object 11/content.xml><?xml version="1.0" encoding="utf-8"?>
<!DOCTYPE math  PUBLIC '-//OpenOffice.org//DTD Modified W3C MathML 1.01//EN'  'math.dtd'>
<math:math xmlns:math="http://www.w3.org/1998/Math/MathML">
  <math:semantics>
    <math:mrow>
      <math:mrow>
        <math:msub>
          <math:mi>Q</math:mi>
          <math:mrow>
            <math:mi math:fontstyle="italic">UPH</math:mi>
            <math:mi>,</math:mi>
            <math:mi>m</math:mi>
          </math:mrow>
        </math:msub>
        <math:mo math:stretchy="false">=</math:mo>
        <math:mrow>
          <math:mo math:stretchy="false">[</math:mo>
          <math:mrow>
            <math:mrow>
              <math:mo math:stretchy="false">(</math:mo>
              <math:mi math:fontstyle="italic">UA</math:mi>
              <math:mo math:stretchy="false">)</math:mo>
            </math:mrow>
            <math:mrow>
              <math:mrow>
                <math:mo math:stretchy="false">(</math:mo>
                <math:mrow>
                  <math:msub>
                    <math:mi>T</math:mi>
                    <math:mi>p</math:mi>
                  </math:msub>
                  <math:mo math:stretchy="false">−</math:mo>
                  <math:msub>
                    <math:mi>T</math:mi>
                    <math:mi math:fontstyle="italic">env</math:mi>
                  </math:msub>
                </math:mrow>
                <math:mo math:stretchy="false">)</math:mo>
              </math:mrow>
              <math:mo math:stretchy="false">+</math:mo>
              <math:msub>
                <math:mover math:accent="true">
                  <math:mi>Q</math:mi>
                  <math:mo math:stretchy="false">˙</math:mo>
                </math:mover>
                <math:mi>L</math:mi>
              </math:msub>
            </math:mrow>
          </math:mrow>
          <math:mo math:stretchy="false">]</math:mo>
        </math:mrow>
      </math:mrow>
      <math:msub>
        <math:mi>t</math:mi>
        <math:mi math:fontstyle="italic">op</math:mi>
      </math:msub>
    </math:mrow>
    <math:annotation math:encoding="StarMath 5.0">Q_{UPH,m} = [(UA)(T_p - T_env) + {dot Q}_L]t_op</math:annotation>
  </math:semantics>
</math:math>
</file>

<file path=Object 12/content.xml><?xml version="1.0" encoding="utf-8"?>
<!DOCTYPE math  PUBLIC '-//OpenOffice.org//DTD Modified W3C MathML 1.01//EN'  'math.dtd'>
<math:math xmlns:math="http://www.w3.org/1998/Math/MathML">
  <math:semantics>
    <math:mrow>
      <math:msub>
        <math:mover math:accent="true">
          <math:mover math:accent="true">
            <math:mi>Q</math:mi>
            <math:mo math:stretchy="false">˙</math:mo>
          </math:mover>
          <math:mo math:stretchy="false">ˉ</math:mo>
        </math:mover>
        <math:mrow>
          <math:mi math:fontstyle="italic">UPH</math:mi>
          <math:mi>,</math:mi>
          <math:mi>c</math:mi>
          <math:mi>,</math:mi>
          <math:mi>m</math:mi>
          <math:mi>,</math:mi>
          <math:mi>s</math:mi>
          <math:mi>,</math:mi>
          <math:mi>w</math:mi>
        </math:mrow>
      </math:msub>
      <math:mo math:stretchy="false">=</math:mo>
      <math:mfrac>
        <math:msub>
          <math:mi>Q</math:mi>
          <math:mrow>
            <math:mi math:fontstyle="italic">UPH</math:mi>
            <math:mi>,</math:mi>
            <math:mi>c</math:mi>
            <math:mi>,</math:mi>
            <math:mi>m</math:mi>
            <math:mi>,</math:mi>
            <math:mi>s</math:mi>
            <math:mi>,</math:mi>
            <math:mi>w</math:mi>
          </math:mrow>
        </math:msub>
        <math:msub>
          <math:mi>t</math:mi>
          <math:mrow>
            <math:mi math:fontstyle="italic">op</math:mi>
            <math:mi>,</math:mi>
            <math:mi math:fontstyle="italic">ind</math:mi>
          </math:mrow>
        </math:msub>
      </math:mfrac>
    </math:mrow>
    <math:annotation math:encoding="StarMath 5.0">{bar {dot {Q}}}_{UPH,c,m,s,w} = Q_{UPH,c,m,s,w} over t_{op,ind}</math:annotation>
  </math:semantics>
</math:math>
</file>

<file path=Object 13/content.xml><?xml version="1.0" encoding="utf-8"?>
<!DOCTYPE math  PUBLIC '-//OpenOffice.org//DTD Modified W3C MathML 1.01//EN'  'math.dtd'>
<math:math xmlns:math="http://www.w3.org/1998/Math/MathML">
  <math:semantics>
    <math:mrow>
      <math:mrow>
        <math:msub>
          <math:mi>Q</math:mi>
          <math:mi math:fontstyle="italic">USH</math:mi>
        </math:msub>
        <math:mo math:stretchy="false">=</math:mo>
        <math:msub>
          <math:mi>q</math:mi>
          <math:mrow>
            <math:mi>m</math:mi>
            <math:mi>,</math:mi>
            <math:mi>o</math:mi>
          </math:mrow>
        </math:msub>
      </math:mrow>
      <math:mrow>
        <math:msub>
          <math:mi>h</math:mi>
          <math:mi>o</math:mi>
        </math:msub>
        <math:mo math:stretchy="false">−</math:mo>
        <math:msub>
          <math:mi>q</math:mi>
          <math:mrow>
            <math:mi>m</math:mi>
            <math:mi>,</math:mi>
            <math:mi math:fontstyle="italic">ret</math:mi>
          </math:mrow>
        </math:msub>
      </math:mrow>
      <math:mrow>
        <math:msub>
          <math:mi>h</math:mi>
          <math:mi math:fontstyle="italic">ret</math:mi>
        </math:msub>
        <math:mo math:stretchy="false">−</math:mo>
        <math:msub>
          <math:mi>q</math:mi>
          <math:mrow>
            <math:mi>m</math:mi>
            <math:mi>,</math:mi>
            <math:mi>i</math:mi>
          </math:mrow>
        </math:msub>
      </math:mrow>
      <math:msub>
        <math:mi>h</math:mi>
        <math:mi>i</math:mi>
      </math:msub>
    </math:mrow>
    <math:annotation math:encoding="StarMath 5.0">Q_USH = q_{m,o} h_o - q_{m,ret} h_ret - q_{m,i} h_i</math:annotation>
  </math:semantics>
</math:math>
</file>

<file path=Object 14/content.xml><?xml version="1.0" encoding="utf-8"?>
<!DOCTYPE math  PUBLIC '-//OpenOffice.org//DTD Modified W3C MathML 1.01//EN'  'math.dtd'>
<math:math xmlns:math="http://www.w3.org/1998/Math/MathML">
  <math:semantics>
    <math:mrow>
      <math:msub>
        <math:mi>E</math:mi>
        <math:mi math:fontstyle="italic">FT</math:mi>
      </math:msub>
      <math:mo math:stretchy="false">=</math:mo>
      <math:mrow>
        <math:msubsup>
          <math:mo math:stretchy="false">∑</math:mo>
          <math:mrow>
            <math:mi>j</math:mi>
            <math:mo math:stretchy="false">=</math:mo>
            <math:mn>1</math:mn>
          </math:mrow>
          <math:mi math:fontstyle="italic">Nequip</math:mi>
        </math:msubsup>
        <math:msub>
          <math:mi>E</math:mi>
          <math:mrow>
            <math:mi math:fontstyle="italic">FT</math:mi>
            <math:mi>,</math:mi>
            <math:mi>j</math:mi>
          </math:mrow>
        </math:msub>
      </math:mrow>
    </math:mrow>
    <math:annotation math:encoding="StarMath 5.0">E_FT = sum_{j=1}^Nequip E_{FT,j}</math:annotation>
  </math:semantics>
</math:math>
</file>

<file path=Object 15/content.xml><?xml version="1.0" encoding="utf-8"?>
<!DOCTYPE math  PUBLIC '-//OpenOffice.org//DTD Modified W3C MathML 1.01//EN'  'math.dtd'>
<math:math xmlns:math="http://www.w3.org/1998/Math/MathML">
  <math:semantics>
    <math:mrow>
      <math:msub>
        <math:mi>E</math:mi>
        <math:mrow>
          <math:mi math:fontstyle="italic">FT</math:mi>
          <math:mi>,</math:mi>
          <math:mi>j</math:mi>
        </math:mrow>
      </math:msub>
      <math:mo math:stretchy="false">=</math:mo>
      <math:mrow>
        <math:msub>
          <math:mi>E</math:mi>
          <math:mrow>
            <math:mi math:fontstyle="italic">fuel</math:mi>
            <math:mi>,</math:mi>
            <math:mi>j</math:mi>
          </math:mrow>
        </math:msub>
        <math:mo math:stretchy="false">−</math:mo>
        <math:msub>
          <math:mi>E</math:mi>
          <math:mrow>
            <math:mi math:fontstyle="italic">elgen</math:mi>
            <math:mi>,</math:mi>
            <math:mi>j</math:mi>
          </math:mrow>
        </math:msub>
      </math:mrow>
    </math:mrow>
    <math:annotation math:encoding="StarMath 5.0">E_{FT,j} = E_{fuel,j} - E_{elgen, j}</math:annotation>
  </math:semantics>
</math:math>
</file>

<file path=Object 16/content.xml><?xml version="1.0" encoding="utf-8"?>
<!DOCTYPE math  PUBLIC '-//OpenOffice.org//DTD Modified W3C MathML 1.01//EN'  'math.dtd'>
<math:math xmlns:math="http://www.w3.org/1998/Math/MathML">
  <math:semantics>
    <math:mrow>
      <math:mrow>
        <math:mrow>
          <math:msubsup>
            <math:mi>Q</math:mi>
            <math:mrow>
              <math:mi math:fontstyle="italic">UPH</math:mi>
              <math:mi>,</math:mi>
              <math:mi>c</math:mi>
            </math:mrow>
            <math:mi math:fontstyle="italic">gross</math:mi>
          </math:msubsup>
          <math:mo math:stretchy="false">=</math:mo>
          <math:mrow>
            <math:msub>
              <math:mi>Q</math:mi>
              <math:mrow>
                <math:mi math:fontstyle="italic">UPH</math:mi>
                <math:mi>,</math:mi>
                <math:mi>c</math:mi>
              </math:mrow>
            </math:msub>
            <math:mo math:stretchy="false">+</math:mo>
            <math:msub>
              <math:mi>Q</math:mi>
              <math:mrow>
                <math:mi math:fontstyle="italic">HX</math:mi>
                <math:mi>,</math:mi>
                <math:mi math:fontstyle="italic">internal</math:mi>
              </math:mrow>
            </math:msub>
          </math:mrow>
        </math:mrow>
        <math:mo math:stretchy="false">=</math:mo>
        <math:msub>
          <math:mi>m</math:mi>
          <math:mi>c</math:mi>
        </math:msub>
      </math:mrow>
      <math:msub>
        <math:mi>c</math:mi>
        <math:mi>p</math:mi>
      </math:msub>
      <math:mrow>
        <math:mo math:stretchy="false">(</math:mo>
        <math:mrow>
          <math:msub>
            <math:mi>T</math:mi>
            <math:mi>p</math:mi>
          </math:msub>
          <math:mo math:stretchy="false">−</math:mo>
          <math:msub>
            <math:mi>T</math:mi>
            <math:mi math:fontstyle="italic">pi</math:mi>
          </math:msub>
        </math:mrow>
        <math:mo math:stretchy="false">)</math:mo>
      </math:mrow>
    </math:mrow>
    <math:annotation math:encoding="StarMath 5.0">Q^gross_{UPH,c} = Q_{UPH,c} + Q_{HX,internal} = m_c c_p (T_p - T_{pi})</math:annotation>
  </math:semantics>
</math:math>
</file>

<file path=Object 2/content.xml><?xml version="1.0" encoding="utf-8"?>
<!DOCTYPE math  PUBLIC '-//OpenOffice.org//DTD Modified W3C MathML 1.01//EN'  'math.dtd'>
<math:math xmlns:math="http://www.w3.org/1998/Math/MathML">
  <math:semantics>
    <math:mrow>
      <math:mrow>
        <math:msub>
          <math:mi>E</math:mi>
          <math:mi math:fontstyle="italic">PE</math:mi>
        </math:msub>
        <math:mo math:stretchy="false">=</math:mo>
        <math:msub>
          <math:mi>f</math:mi>
          <math:mrow>
            <math:mi math:fontstyle="italic">PE</math:mi>
            <math:mi>,</math:mi>
            <math:mi math:fontstyle="italic">el</math:mi>
          </math:mrow>
        </math:msub>
      </math:mrow>
      <math:mrow>
        <math:msub>
          <math:mi>E</math:mi>
          <math:mi math:fontstyle="italic">el</math:mi>
        </math:msub>
        <math:mo math:stretchy="false">+</math:mo>
        <math:mrow>
          <math:msubsup>
            <math:mo math:stretchy="false">∑</math:mo>
            <math:mrow>
              <math:mi>i</math:mi>
              <math:mo math:stretchy="false">=</math:mo>
              <math:mn>1</math:mn>
            </math:mrow>
            <math:mi math:fontstyle="italic">Nfuels</math:mi>
          </math:msubsup>
          <math:msub>
            <math:mi>f</math:mi>
            <math:mrow>
              <math:mi math:fontstyle="italic">PE</math:mi>
              <math:mi>,</math:mi>
              <math:mi>i</math:mi>
            </math:mrow>
          </math:msub>
        </math:mrow>
      </math:mrow>
      <math:msub>
        <math:mi>E</math:mi>
        <math:mrow>
          <math:mi math:fontstyle="italic">fuel</math:mi>
          <math:mi>,</math:mi>
          <math:mi>i</math:mi>
        </math:mrow>
      </math:msub>
    </math:mrow>
    <math:annotation math:encoding="StarMath 5.0">E_PE = f_{PE,el}E_{el} + sum_{i=1}^Nfuels f_{PE,i}E_{fuel,i}</math:annotation>
  </math:semantics>
</math:math>
</file>

<file path=Object 27/content.xml><?xml version="1.0" encoding="utf-8"?>
<!DOCTYPE math  PUBLIC '-//OpenOffice.org//DTD Modified W3C MathML 1.01//EN'  'math.dtd'>
<math:math xmlns:math="http://www.w3.org/1998/Math/MathML">
  <math:semantics>
    <math:mrow>
      <math:mrow>
        <math:munderover>
          <math:mo math:stretchy="false">∫</math:mo>
          <math:mrow>
            <math:mn>0</math:mn>
            <math:mi>:</math:mi>
            <math:mn>00h</math:mn>
          </math:mrow>
          <math:mrow>
            <math:mn>24</math:mn>
            <math:mi>:</math:mi>
            <math:mn>00h</math:mn>
          </math:mrow>
        </math:munderover>
        <math:mi>f</math:mi>
      </math:mrow>
      <math:mrow>
        <math:mo math:stretchy="false">(</math:mo>
        <math:mi>t</math:mi>
        <math:mo math:stretchy="false">)</math:mo>
      </math:mrow>
      <math:mrow>
        <math:mi math:fontstyle="italic">dt</math:mi>
        <math:mo math:stretchy="false">=</math:mo>
        <math:msub>
          <math:mi>t</math:mi>
          <math:mrow>
            <math:mi math:fontstyle="italic">op</math:mi>
            <math:mi>,</math:mi>
            <math:mi math:fontstyle="italic">ind</math:mi>
          </math:mrow>
        </math:msub>
      </math:mrow>
    </math:mrow>
    <math:annotation math:encoding="StarMath 5.0">Int from {0:00h} to {24:00h} f(t) dt = t_{op,ind}</math:annotation>
  </math:semantics>
</math:math>
</file>

<file path=Object 3/content.xml><?xml version="1.0" encoding="utf-8"?>
<!DOCTYPE math  PUBLIC '-//OpenOffice.org//DTD Modified W3C MathML 1.01//EN'  'math.dtd'>
<math:math xmlns:math="http://www.w3.org/1998/Math/MathML">
  <math:semantics>
    <math:msub>
      <math:mo math:stretchy="false">η</math:mo>
      <math:mi math:fontstyle="italic">tch</math:mi>
    </math:msub>
    <math:annotation math:encoding="StarMath 5.0">%eta_tch</math:annotation>
  </math:semantics>
</math:math>
</file>

<file path=Object 36/content.xml><?xml version="1.0" encoding="utf-8"?>
<!DOCTYPE math  PUBLIC '-//OpenOffice.org//DTD Modified W3C MathML 1.01//EN'  'math.dtd'>
<math:math xmlns:math="http://www.w3.org/1998/Math/MathML">
  <math:semantics>
    <math:mrow>
      <math:mrow>
        <math:mrow>
          <math:msub>
            <math:mi>T</math:mi>
            <math:mi>f</math:mi>
          </math:msub>
          <math:mo math:stretchy="false">−</math:mo>
          <math:msub>
            <math:mi>T</math:mi>
            <math:mi math:fontstyle="italic">env</math:mi>
          </math:msub>
        </math:mrow>
        <math:mo math:stretchy="false">=</math:mo>
        <math:mrow>
          <math:mo math:stretchy="false">(</math:mo>
          <math:mrow>
            <math:msub>
              <math:mi>T</math:mi>
              <math:mi>p</math:mi>
            </math:msub>
            <math:mo math:stretchy="false">−</math:mo>
            <math:msub>
              <math:mi>T</math:mi>
              <math:mi math:fontstyle="italic">env</math:mi>
            </math:msub>
          </math:mrow>
          <math:mo math:stretchy="false">)</math:mo>
        </math:mrow>
      </math:mrow>
      <math:msup>
        <math:mi>e</math:mi>
        <math:mrow>
          <math:mo math:stretchy="false">−</math:mo>
          <math:mrow>
            <math:mo math:stretchy="false">(</math:mo>
            <math:mrow>
              <math:mi math:fontstyle="italic">UA</math:mi>
              <math:mrow>
                <math:msub>
                  <math:mi>t</math:mi>
                  <math:mi math:fontstyle="italic">ref</math:mi>
                </math:msub>
                <math:mo math:stretchy="false">/</math:mo>
                <math:mi>m</math:mi>
              </math:mrow>
              <math:msub>
                <math:mi>c</math:mi>
                <math:mi>p</math:mi>
              </math:msub>
            </math:mrow>
            <math:mo math:stretchy="false">)</math:mo>
          </math:mrow>
        </math:mrow>
      </math:msup>
    </math:mrow>
    <math:annotation math:encoding="StarMath 5.0">T_f - T_env = (T_p - T_env) e^-(UA t_ref/m c_p)</math:annotation>
  </math:semantics>
</math:math>
</file>

<file path=Object 4/content.xml><?xml version="1.0" encoding="utf-8"?>
<!DOCTYPE math  PUBLIC '-//OpenOffice.org//DTD Modified W3C MathML 1.01//EN'  'math.dtd'>
<math:math xmlns:math="http://www.w3.org/1998/Math/MathML">
  <math:semantics>
    <math:mrow>
      <math:msub>
        <math:mi>E</math:mi>
        <math:mi math:fontstyle="italic">FC</math:mi>
      </math:msub>
      <math:mo math:stretchy="false">=</math:mo>
      <math:mrow>
        <math:msubsup>
          <math:mo math:stretchy="false">∑</math:mo>
          <math:mrow>
            <math:mi>i</math:mi>
            <math:mo math:stretchy="false">=</math:mo>
            <math:mn>1</math:mn>
          </math:mrow>
          <math:msub>
            <math:mi>N</math:mi>
            <math:mi math:fontstyle="italic">Esources</math:mi>
          </math:msub>
        </math:msubsup>
        <math:msub>
          <math:mi>E</math:mi>
          <math:mrow>
            <math:mi math:fontstyle="italic">FC</math:mi>
            <math:mi>,</math:mi>
            <math:mi>i</math:mi>
          </math:mrow>
        </math:msub>
      </math:mrow>
    </math:mrow>
    <math:annotation math:encoding="StarMath 5.0">E_FC = sum_{i=1}^{N_{Esources}} E_{FC,i}</math:annotation>
  </math:semantics>
</math:math>
</file>

<file path=Object 5/content.xml><?xml version="1.0" encoding="utf-8"?>
<!DOCTYPE math  PUBLIC '-//OpenOffice.org//DTD Modified W3C MathML 1.01//EN'  'math.dtd'>
<math:math xmlns:math="http://www.w3.org/1998/Math/MathML">
  <math:semantics>
    <math:mrow>
      <math:msub>
        <math:mi>Q</math:mi>
        <math:mrow>
          <math:mi math:fontstyle="italic">UPH</math:mi>
          <math:mi>,</math:mi>
          <math:mi math:fontstyle="italic">gross</math:mi>
        </math:mrow>
      </math:msub>
      <math:mo math:stretchy="false">=</math:mo>
      <math:mrow>
        <math:msub>
          <math:mi>Q</math:mi>
          <math:mi math:fontstyle="italic">UPH</math:mi>
        </math:msub>
        <math:mo math:stretchy="false">+</math:mo>
        <math:msub>
          <math:mi>Q</math:mi>
          <math:mrow>
            <math:mi math:fontstyle="italic">HX</math:mi>
            <math:mi>,</math:mi>
            <math:mi math:fontstyle="italic">internal</math:mi>
          </math:mrow>
        </math:msub>
      </math:mrow>
    </math:mrow>
    <math:annotation math:encoding="StarMath 5.0">Q_{UPH,gross} = Q_UPH + Q_{HX,internal}</math:annotation>
  </math:semantics>
</math:math>
</file>

<file path=Object 6/content.xml><?xml version="1.0" encoding="utf-8"?>
<!DOCTYPE math  PUBLIC '-//OpenOffice.org//DTD Modified W3C MathML 1.01//EN'  'math.dtd'>
<math:math xmlns:math="http://www.w3.org/1998/Math/MathML">
  <math:semantics>
    <math:mover math:accent="true">
      <math:mi>Q</math:mi>
      <math:mo math:stretchy="false">˙</math:mo>
    </math:mover>
    <math:annotation math:encoding="StarMath 5.0">dot{Q}</math:annotation>
  </math:semantics>
</math:math>
</file>

<file path=Object 7/content.xml><?xml version="1.0" encoding="utf-8"?>
<!DOCTYPE math  PUBLIC '-//OpenOffice.org//DTD Modified W3C MathML 1.01//EN'  'math.dtd'>
<math:math xmlns:math="http://www.w3.org/1998/Math/MathML">
  <math:semantics>
    <math:mrow>
      <math:msub>
        <math:mi>Q</math:mi>
        <math:mi math:fontstyle="italic">EHD</math:mi>
      </math:msub>
      <math:mo math:stretchy="false">=</math:mo>
      <math:mrow>
        <math:msub>
          <math:mi>Q</math:mi>
          <math:mi math:fontstyle="italic">UPC</math:mi>
        </math:msub>
        <math:mo math:stretchy="false">/</math:mo>
        <math:msub>
          <math:mo math:stretchy="false">η</math:mo>
          <math:mi math:fontstyle="italic">tch</math:mi>
        </math:msub>
      </math:mrow>
    </math:mrow>
    <math:annotation math:encoding="StarMath 5.0">Q_EHD = Q_UPC / %eta_tch</math:annotation>
  </math:semantics>
</math:math>
</file>

<file path=Object 8/content.xml><?xml version="1.0" encoding="utf-8"?>
<!DOCTYPE math  PUBLIC '-//OpenOffice.org//DTD Modified W3C MathML 1.01//EN'  'math.dtd'>
<math:math xmlns:math="http://www.w3.org/1998/Math/MathML">
  <math:semantics>
    <math:mrow>
      <math:mrow>
        <math:msub>
          <math:mover math:accent="true">
            <math:mi>Q</math:mi>
            <math:mo math:stretchy="false">˙</math:mo>
          </math:mover>
          <math:mrow>
            <math:mi math:fontstyle="italic">UPH</math:mi>
            <math:mi>,</math:mi>
            <math:mi>w</math:mi>
          </math:mrow>
        </math:msub>
        <math:mo math:stretchy="false">=</math:mo>
        <math:msub>
          <math:mi>q</math:mi>
          <math:mrow>
            <math:mi>m</math:mi>
            <math:mi>,</math:mi>
            <math:mi>o</math:mi>
          </math:mrow>
        </math:msub>
      </math:mrow>
      <math:mrow>
        <math:mo math:stretchy="false">(</math:mo>
        <math:mrow>
          <math:msub>
            <math:mi>h</math:mi>
            <math:mi math:fontstyle="italic">po</math:mi>
          </math:msub>
          <math:mo math:stretchy="false">−</math:mo>
          <math:msub>
            <math:mi>h</math:mi>
            <math:mi math:fontstyle="italic">min</math:mi>
          </math:msub>
        </math:mrow>
        <math:mo math:stretchy="false">)</math:mo>
      </math:mrow>
    </math:mrow>
    <math:annotation math:encoding="StarMath 5.0">{dot{Q}}_{UPH,w} = q_{m,o} (h_{po} - h_min)</math:annotation>
  </math:semantics>
</math:math>
</file>

<file path=Object 9/content.xml><?xml version="1.0" encoding="utf-8"?>
<!DOCTYPE math  PUBLIC '-//OpenOffice.org//DTD Modified W3C MathML 1.01//EN'  'math.dtd'>
<math:math xmlns:math="http://www.w3.org/1998/Math/MathML">
  <math:semantics>
    <math:mrow>
      <math:mrow>
        <math:msub>
          <math:mi>Q</math:mi>
          <math:mrow>
            <math:mi math:fontstyle="italic">UPH</math:mi>
            <math:mi>,</math:mi>
            <math:mi>c</math:mi>
          </math:mrow>
        </math:msub>
        <math:mo math:stretchy="false">=</math:mo>
        <math:msub>
          <math:mi>m</math:mi>
          <math:mi>c</math:mi>
        </math:msub>
      </math:mrow>
      <math:msub>
        <math:mi>c</math:mi>
        <math:mi>p</math:mi>
      </math:msub>
      <math:mrow>
        <math:mo math:stretchy="false">(</math:mo>
        <math:mrow>
          <math:msub>
            <math:mi>T</math:mi>
            <math:mi>p</math:mi>
          </math:msub>
          <math:mo math:stretchy="false">−</math:mo>
          <math:msub>
            <math:mi>T</math:mi>
            <math:mi math:fontstyle="italic">pir</math:mi>
          </math:msub>
        </math:mrow>
        <math:mo math:stretchy="false">)</math:mo>
      </math:mrow>
    </math:mrow>
    <math:annotation math:encoding="StarMath 5.0">Q_{UPH,c} = m_c c_p (T_p - T_{pir})</math:annotation>
  </math:semantics>
</math:math>
</file>